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.4366in" fo:text-indent="0in" style:auto-text-indent="false"/>
      <style:text-properties style:font-name="Courier New" fo:font-size="10pt" style:font-size-asian="10pt" style:font-size-complex="10pt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.4366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9.1839in"/>
          <style:tab-stop style:position="9.5417in"/>
          <style:tab-stop style:position="10.178in"/>
        </style:tab-stops>
      </style:paragraph-properties>
    </style:style>
    <style:style style:name="P3" style:family="paragraph" style:parent-style-name="Preformatted_20_Text" style:master-page-name="">
      <loext:graphic-properties draw:fill="solid" draw:fill-color="#ffffff" draw:opacity="100%"/>
      <style:paragraph-properties fo:margin-left="0in" fo:margin-right="0.4366in" fo:line-height="0.139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6f83" fo:hyphenate="false"/>
    </style:style>
    <style:style style:name="P4" style:family="paragraph" style:parent-style-name="HTML_20_Preformatted" style:master-page-name="">
      <loext:graphic-properties draw:fill="solid" draw:fill-color="#ffffff" draw:opacity="100%"/>
      <style:paragraph-properties fo:margin-left="0in" fo:margin-right="0.4366in" fo:line-height="0.139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6252in"/>
          <style:tab-stop style:position="3.8752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085e9" fo:hyphenate="false"/>
    </style:style>
    <style:style style:name="P5" style:family="paragraph" style:parent-style-name="Standard" style:master-page-name="">
      <loext:graphic-properties draw:fill="solid" draw:fill-color="#ffffff" draw:opacity="100%"/>
      <style:paragraph-properties fo:margin-left="0in" fo:margin-right="0.4366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</style:tab-stops>
      </style:paragraph-properties>
      <style:text-properties officeooo:paragraph-rsid="00275d3d" fo:hyphenate="false"/>
    </style:style>
    <style:style style:name="P6" style:family="paragraph" style:parent-style-name="HTML_20_Preformatted">
      <loext:graphic-properties draw:fill="solid" draw:fill-color="#ffffff" draw:opacity="100%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HTML_20_Preformatted">
      <loext:graphic-properties draw:fill="solid" draw:fill-color="#ffffff" draw:opacity="100%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0e2e0"/>
    </style:style>
    <style:style style:name="P8" style:family="paragraph" style:parent-style-name="HTML_20_Preformatted">
      <loext:graphic-properties draw:fill="solid" draw:fill-color="#ffffff" draw:opacity="100%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19c45"/>
    </style:style>
    <style:style style:name="P9" style:family="paragraph" style:parent-style-name="HTML_20_Preformatted">
      <loext:graphic-properties draw:fill="solid" draw:fill-color="#ffffff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883d1"/>
    </style:style>
    <style:style style:name="P10" style:family="paragraph" style:parent-style-name="Standard">
      <loext:graphic-properties draw:fill="solid" draw:fill-color="#ffffff" draw:opacity="100%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3126in"/>
          <style:tab-stop style:position="9.5417in"/>
          <style:tab-stop style:position="10.178in"/>
        </style:tab-stops>
      </style:paragraph-properties>
      <style:text-properties officeooo:paragraph-rsid="00275d3d"/>
    </style:style>
    <style:style style:name="P11" style:family="paragraph" style:parent-style-name="HTML_20_Preformatted">
      <loext:graphic-properties draw:fill="solid" draw:fill-color="#ffffff" draw:opacity="100%"/>
      <style:paragraph-properties fo:margin-left="0in" fo:margin-right="1.3299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19c45"/>
    </style:style>
    <style:style style:name="P12" style:family="paragraph" style:parent-style-name="Preformatted_20_Text">
      <loext:graphic-properties draw:fill="solid" draw:fill-color="#ffffff" draw:opacity="100%"/>
      <style:paragraph-properties fo:margin-left="0in" fo:margin-right="1.3299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19c45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19c45"/>
    </style:style>
    <style:style style:name="P14" style:family="paragraph" style:parent-style-name="Standard">
      <loext:graphic-properties draw:fill="solid" draw:fill-color="#ffffff" draw:opacity="100%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style:font-size-asian="10pt" style:language-asian="de" style:country-asian="DE" style:font-weight-asian="bold" style:font-name-complex="Courier New" style:font-size-complex="10pt" style:font-weight-complex="bold"/>
    </style:style>
    <style:style style:name="P15" style:family="paragraph" style:parent-style-name="Standar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margin-left="0in" fo:margin-right="1.3252in" fo:line-height="0.140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fo:color="#000000" style:font-name="Courier New" fo:font-size="6pt" fo:font-weight="bold" style:font-size-asian="6pt" style:language-asian="de" style:country-asian="DE" style:font-weight-asian="bold" style:font-name-complex="Courier New" style:font-size-complex="6pt" style:font-weight-complex="bold"/>
    </style:style>
    <style:style style:name="P17" style:family="paragraph" style:parent-style-name="Standard">
      <loext:graphic-properties draw:fill="solid" draw:fill-color="#ffffff" draw:opacity="100%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c4ed3"/>
    </style:style>
    <style:style style:name="P18" style:family="paragraph" style:parent-style-name="Standard">
      <style:paragraph-properties fo:margin-left="0in" fo:margin-right="1.3252in" fo:text-indent="0in" style:auto-text-indent="false"/>
      <style:text-properties style:font-name="Courier New" fo:font-size="6pt" fo:font-weight="bold" style:font-size-asian="6pt" style:font-weight-asian="bold" style:font-name-complex="Courier New" style:font-size-complex="6pt" style:font-weight-complex="bold"/>
    </style:style>
    <style:style style:name="P19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0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1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b0b82"/>
    </style:style>
    <style:style style:name="P22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4364c"/>
    </style:style>
    <style:style style:name="P23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19c45"/>
    </style:style>
    <style:style style:name="P24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300d2"/>
    </style:style>
    <style:style style:name="P2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883d1" style:font-size-asian="10pt" style:font-size-complex="10pt"/>
    </style:style>
    <style:style style:name="P2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8297d0" style:font-size-asian="10pt" style:font-size-complex="10pt"/>
    </style:style>
    <style:style style:name="P27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6883d1"/>
    </style:style>
    <style:style style:name="P28" style:family="paragraph" style:parent-style-name="Preformatted_20_Text">
      <loext:graphic-properties draw:fill="solid" draw:fill-color="#ffffff" draw:opacity="100%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9" style:family="paragraph" style:parent-style-name="Preformatted_20_Text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0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 fo:keep-with-next="always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1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9dda8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3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a7f82"/>
    </style:style>
    <style:style style:name="P34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17c8"/>
    </style:style>
    <style:style style:name="P35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ea3d"/>
    </style:style>
    <style:style style:name="P36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7e58d"/>
    </style:style>
    <style:style style:name="P37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4364c"/>
    </style:style>
    <style:style style:name="P38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2078d"/>
    </style:style>
    <style:style style:name="P39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officeooo:paragraph-rsid="004a7f82"/>
    </style:style>
    <style:style style:name="P40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c4d0f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c72cd" style:font-size-asian="10pt" style:font-size-complex="10pt"/>
    </style:style>
    <style:style style:name="P42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dcfe2" style:font-size-asian="10pt" style:font-size-complex="10pt"/>
    </style:style>
    <style:style style:name="P43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7a5617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7b18f3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8041a6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6pt" officeooo:paragraph-rsid="006aba03" style:font-size-asian="6pt" style:font-size-complex="6pt"/>
    </style:style>
    <style:style style:name="P47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normal" officeooo:paragraph-rsid="006c72cd" style:font-weight-asian="normal" style:font-weight-complex="normal"/>
    </style:style>
    <style:style style:name="P48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normal" officeooo:paragraph-rsid="0075917c" style:font-weight-asian="normal" style:font-weight-complex="normal"/>
    </style:style>
    <style:style style:name="P49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fo:font-size="6pt" style:font-size-asian="6pt" style:font-size-complex="6pt"/>
    </style:style>
    <style:style style:name="P50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style:text-underline-style="none" fo:font-weight="normal" officeooo:paragraph-rsid="00828170" style:font-size-asian="6pt" style:font-weight-asian="normal" style:font-size-complex="6pt" style:font-weight-complex="normal"/>
    </style:style>
    <style:style style:name="P51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rsid="005e5aa3" officeooo:paragraph-rsid="0070e2e0" fo:background-color="#7ffe00" style:font-size-asian="10pt" style:font-weight-asian="bold" style:font-name-complex="Courier New" style:font-size-complex="10pt"/>
    </style:style>
    <style:style style:name="P52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rsid="005e5aa3" officeooo:paragraph-rsid="00715fab" fo:background-color="#7ffe00" style:font-size-asian="10pt" style:font-weight-asian="bold" style:font-name-complex="Courier New" style:font-size-complex="10pt"/>
    </style:style>
    <style:style style:name="P53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9dda8"/>
    </style:style>
    <style:style style:name="P54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a7f82"/>
    </style:style>
    <style:style style:name="P55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c4ed3"/>
    </style:style>
    <style:style style:name="P56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ea3d"/>
    </style:style>
    <style:style style:name="P57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085e9"/>
    </style:style>
    <style:style style:name="P58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aba03"/>
    </style:style>
    <style:style style:name="P59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883d1" style:font-size-asian="10pt" style:font-size-complex="10pt"/>
    </style:style>
    <style:style style:name="P60" style:family="paragraph" style:parent-style-name="HTML_20_Preformatted">
      <loext:graphic-properties draw:fill="solid" draw:fill-color="#ffffff"/>
      <style:paragraph-properties fo:margin-left="0in" fo:margin-right="1.3252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6883d1"/>
    </style:style>
    <style:style style:name="P61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c4d0f"/>
    </style:style>
    <style:style style:name="P62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c72cd"/>
    </style:style>
    <style:style style:name="P63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dcfe2"/>
    </style:style>
    <style:style style:name="P64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0e2e0"/>
    </style:style>
    <style:style style:name="P65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2078d"/>
    </style:style>
    <style:style style:name="P66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5917c"/>
    </style:style>
    <style:style style:name="P67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b18f3"/>
    </style:style>
    <style:style style:name="P68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041a6"/>
    </style:style>
    <style:style style:name="P69" style:family="paragraph" style:parent-style-name="Text_20_body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28170"/>
    </style:style>
    <style:style style:name="P70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4364c"/>
    </style:style>
    <style:style style:name="P71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c4d0f"/>
    </style:style>
    <style:style style:name="P72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15fab"/>
    </style:style>
    <style:style style:name="P73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2078d"/>
    </style:style>
    <style:style style:name="P74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5917c"/>
    </style:style>
    <style:style style:name="P75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6afdd"/>
    </style:style>
    <style:style style:name="P76" style:family="paragraph" style:parent-style-name="Standar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704a01" style:font-size-asian="10pt" style:font-size-complex="10pt"/>
    </style:style>
    <style:style style:name="P77" style:family="paragraph" style:parent-style-name="Standard">
      <loext:graphic-properties draw:fill="solid" draw:fill-color="#ffffff"/>
      <style:paragraph-properties fo:margin-left="0in" fo:margin-right="1.3252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704a01"/>
    </style:style>
    <style:style style:name="P78" style:family="paragraph" style:parent-style-name="Preformatted_20_Text">
      <style:text-properties officeooo:paragraph-rsid="00275d3d"/>
    </style:style>
    <style:style style:name="P79" style:family="paragraph" style:parent-style-name="Preformatted_20_Text">
      <style:text-properties style:font-name="Courier New"/>
    </style:style>
    <style:style style:name="P80" style:family="paragraph" style:parent-style-name="Preformatted_20_Text">
      <style:text-properties style:font-name="Courier New" fo:font-size="6pt" style:font-size-asian="6pt" style:font-size-complex="6pt"/>
    </style:style>
    <style:style style:name="P81" style:family="paragraph" style:parent-style-name="Preformatted_20_Text">
      <style:text-properties officeooo:paragraph-rsid="004b9d37"/>
    </style:style>
    <style:style style:name="P82" style:family="paragraph" style:parent-style-name="Preformatted_20_Text">
      <loext:graphic-properties draw:fill="solid" draw:fill-color="#ffffff" draw:opacity="100%"/>
      <style:paragraph-properties fo:line-height="0.139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6f83"/>
    </style:style>
    <style:style style:name="P83" style:family="paragraph" style:parent-style-name="Preformatted_20_Text">
      <style:text-properties officeooo:paragraph-rsid="004e17c8"/>
    </style:style>
    <style:style style:name="P84" style:family="paragraph" style:parent-style-name="Preformatted_20_Text">
      <style:text-properties officeooo:paragraph-rsid="005654d1"/>
    </style:style>
    <style:style style:name="P85" style:family="paragraph" style:parent-style-name="Preformatted_20_Text">
      <style:text-properties officeooo:paragraph-rsid="00578824"/>
    </style:style>
    <style:style style:name="P86" style:family="paragraph" style:parent-style-name="Preformatted_20_Text">
      <style:text-properties officeooo:paragraph-rsid="005837dc"/>
    </style:style>
    <style:style style:name="P87" style:family="paragraph" style:parent-style-name="Preformatted_20_Text">
      <style:text-properties officeooo:paragraph-rsid="0058a31d"/>
    </style:style>
    <style:style style:name="P88" style:family="paragraph" style:parent-style-name="Preformatted_20_Text">
      <style:text-properties officeooo:paragraph-rsid="005a8bf7"/>
    </style:style>
    <style:style style:name="P89" style:family="paragraph" style:parent-style-name="Preformatted_20_Text">
      <style:text-properties style:text-line-through-style="solid" style:text-line-through-type="single" style:font-name="Courier New" fo:font-size="6pt" fo:font-weight="normal" style:font-size-asian="6pt" style:font-weight-asian="normal" style:font-size-complex="6pt" style:font-weight-complex="normal"/>
    </style:style>
    <style:style style:name="P90" style:family="paragraph" style:parent-style-name="Preformatted_20_Text">
      <style:text-properties style:text-line-through-style="solid" style:text-line-through-type="single" style:font-name="Courier New" fo:font-size="6pt" fo:font-weight="normal" fo:background-color="transparent" style:font-size-asian="6pt" style:font-weight-asian="normal" style:font-size-complex="6pt" style:font-weight-complex="normal"/>
    </style:style>
    <style:style style:name="P91" style:family="paragraph" style:parent-style-name="Preformatted_20_Text">
      <style:text-properties officeooo:paragraph-rsid="008297d0"/>
    </style:style>
    <style:style style:name="P92" style:family="paragraph" style:parent-style-name="Preformatted_20_Text">
      <style:text-properties officeooo:paragraph-rsid="008300d2"/>
    </style:style>
    <style:style style:name="P93" style:family="paragraph" style:parent-style-name="Preformatted_20_Text">
      <style:text-properties officeooo:paragraph-rsid="0083c296"/>
    </style:style>
    <style:style style:name="P94" style:family="paragraph" style:parent-style-name="HTML_20_Preformatted">
      <style:paragraph-properties fo:margin-left="0in" fo:margin-right="1.328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275d3d"/>
    </style:style>
    <style:style style:name="P95" style:family="paragraph" style:parent-style-name="Standard">
      <loext:graphic-properties draw:fill="solid" draw:fill-color="#ffffff" draw:opacity="100%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275d3d"/>
    </style:style>
    <style:style style:name="P96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6883d1"/>
    </style:style>
    <style:style style:name="P97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73e8b1" fo:background-color="transparent"/>
    </style:style>
    <style:style style:name="P98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rsid="0073e8b1" officeooo:paragraph-rsid="0073e8b1" fo:background-color="#bababa"/>
    </style:style>
    <style:style style:name="P99" style:family="paragraph" style:parent-style-name="Preformatted_20_Text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style:text-underline-style="solid" style:text-underline-width="auto" style:text-underline-color="font-color" fo:font-weight="bold" officeooo:paragraph-rsid="006c4d0f" fo:background-color="transparent" style:font-size-asian="6pt" style:font-weight-asian="bold" style:font-size-complex="6pt" style:font-weight-complex="bold"/>
    </style:style>
    <style:style style:name="P100" style:family="paragraph" style:parent-style-name="Preformatted_20_Text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fo:font-weight="normal" officeooo:rsid="006c4d0f" officeooo:paragraph-rsid="006c4d0f" fo:background-color="transparent" style:font-size-asian="6pt" style:font-weight-asian="normal" style:font-size-complex="6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style:text-underline-style="none" fo:font-weight="normal" officeooo:rsid="0073e8b1" officeooo:paragraph-rsid="0073e8b1" fo:background-color="transparent" style:font-size-asian="6pt" style:font-weight-asian="normal" style:font-size-complex="6pt" style:font-weight-complex="normal"/>
    </style:style>
    <style:style style:name="P102" style:family="paragraph" style:parent-style-name="Standard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fo:font-weight="normal" officeooo:paragraph-rsid="006c4d0f" fo:background-color="transparent" style:font-size-asian="6pt" style:font-weight-asian="normal" style:font-size-complex="6pt" style:font-weight-complex="normal"/>
    </style:style>
    <style:style style:name="P103" style:family="paragraph" style:parent-style-name="Standard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style:text-underline-style="solid" style:text-underline-width="auto" style:text-underline-color="font-color" fo:font-weight="bold" officeooo:paragraph-rsid="0073e8b1" fo:background-color="transparent" style:font-size-asian="6pt" style:font-weight-asian="bold" style:font-size-complex="6pt" style:font-weight-complex="bold"/>
    </style:style>
    <style:style style:name="P104" style:family="paragraph" style:parent-style-name="Standard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" fo:font-size="6pt" style:text-underline-style="none" fo:font-weight="normal" officeooo:paragraph-rsid="0073e8b1" style:font-size-asian="6pt" style:font-weight-asian="normal" style:font-size-complex="6pt" style:font-weight-complex="normal"/>
    </style:style>
    <style:style style:name="P105" style:family="paragraph" style:parent-style-name="Standard">
      <loext:graphic-properties draw:fill="solid" draw:fill-color="#ffffff"/>
      <style:paragraph-properties fo:margin-left="0in" fo:margin-right="1.328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6883d1"/>
    </style:style>
    <style:style style:name="P10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P10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normal" officeooo:rsid="008041a6" officeooo:paragraph-rsid="008041a6" fo:background-color="transparent" style:font-size-asian="10pt" style:font-weight-asian="normal" style:font-name-complex="Courier New" style:font-size-complex="10pt" style:font-weight-complex="normal"/>
    </style:style>
    <style:style style:name="P10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solid" style:text-underline-width="auto" style:text-underline-color="font-color" fo:font-weight="bold" fo:background-color="#ffffff" style:font-size-asian="10pt" style:font-weight-asian="bold" style:font-name-complex="Courier New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Courier New" fo:font-weight="normal" style:font-weight-asian="normal" style:font-weight-complex="normal"/>
    </style:style>
    <style:style style:name="P11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normal" officeooo:paragraph-rsid="0045c4a1" style:font-weight-asian="normal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officeooo:rsid="005e5aa3" officeooo:paragraph-rsid="005e5aa3" fo:background-color="#ffffff" style:font-size-asian="10pt" style:font-weight-asian="bold" style:font-name-complex="Courier New" style:font-size-complex="10pt"/>
    </style:style>
    <style:style style:name="P112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officeooo:rsid="005e5aa3" officeooo:paragraph-rsid="0067e58d" fo:background-color="#7ffe00" style:font-size-asian="10pt" style:font-weight-asian="bold" style:font-name-complex="Courier New" style:font-size-complex="10pt"/>
    </style:style>
    <style:style style:name="P113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officeooo:rsid="005e5aa3" officeooo:paragraph-rsid="00715fab" fo:background-color="#7ffe00" style:font-size-asian="10pt" style:font-weight-asian="bold" style:font-name-complex="Courier New" style:font-size-complex="10pt"/>
    </style:style>
    <style:style style:name="P114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bold" officeooo:rsid="0061969b" officeooo:paragraph-rsid="005e5aa3" fo:background-color="#ff0000" style:font-size-asian="10pt" style:font-weight-asian="bold" style:font-name-complex="Courier New" style:font-size-complex="10pt"/>
    </style:style>
    <style:style style:name="P115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rsid="005e5aa3" officeooo:paragraph-rsid="006883d1" fo:background-color="#7ffe00" style:font-size-asian="10pt" style:font-weight-asian="bold" style:font-name-complex="Courier New" style:font-size-complex="10pt"/>
    </style:style>
    <style:style style:name="P116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rsid="005e5aa3" officeooo:paragraph-rsid="006883d1" fo:background-color="#7ffe00" style:font-size-asian="10pt" style:font-weight-asian="bold" style:font-name-complex="Courier New" style:font-size-complex="10pt"/>
    </style:style>
    <style:style style:name="P117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c72cd"/>
    </style:style>
    <style:style style:name="P118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text-underline-style="solid" style:text-underline-width="auto" style:text-underline-color="font-color" fo:font-weight="bold" officeooo:paragraph-rsid="008041a6" fo:background-color="transparent" style:font-weight-asian="bold" style:font-weight-complex="bold"/>
    </style:style>
    <style:style style:name="P119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5f5636" officeooo:paragraph-rsid="005f5636" fo:background-color="#ff0000"/>
    </style:style>
    <style:style style:name="P120" style:family="paragraph" style:parent-style-name="Standard" style:master-page-name="">
      <loext:graphic-properties draw:fill="solid" draw:fill-color="#ffffff" draw:opacity="100%"/>
      <style:paragraph-properties fo:margin-left="0in" fo:margin-right="0.5618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</style:tab-stops>
      </style:paragraph-properties>
      <style:text-properties officeooo:paragraph-rsid="00275d3d" fo:hyphenate="false"/>
    </style:style>
    <style:style style:name="P121" style:family="paragraph" style:parent-style-name="Standard" style:master-page-name="">
      <loext:graphic-properties draw:fill="none"/>
      <style:paragraph-properties fo:margin-left="0in" fo:margin-right="0.5618in" fo:line-height="0.139in" fo:hyphenation-ladder-count="no-limit" fo:text-indent="0in" style:auto-text-indent="false" style:page-number="auto" fo:background-color="transparen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300d2" fo:hyphenate="false"/>
    </style:style>
    <style:style style:name="P122" style:family="paragraph" style:parent-style-name="Preformatted_20_Text" style:master-page-name="">
      <loext:graphic-properties draw:fill="solid" draw:fill-color="#ffffff" draw:opacity="100%"/>
      <style:paragraph-properties fo:margin-left="0in" fo:margin-right="0.5618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300d2" fo:hyphenate="false"/>
    </style:style>
    <style:style style:name="P123" style:family="paragraph" style:parent-style-name="Preformatted_20_Text">
      <style:paragraph-properties fo:margin-top="0in" fo:margin-bottom="0in" loext:contextual-spacing="false" fo:line-height="100%"/>
      <style:text-properties style:font-name="Courier New"/>
    </style:style>
    <style:style style:name="P124" style:family="paragraph" style:parent-style-name="Preformatted_20_Text">
      <style:paragraph-properties fo:margin-top="0in" fo:margin-bottom="0in" loext:contextual-spacing="false"/>
      <style:text-properties style:font-name="Courier New" fo:font-weight="normal" style:font-weight-asian="normal" style:font-weight-complex="normal"/>
    </style:style>
    <style:style style:name="P125" style:family="paragraph" style:parent-style-name="Preformatted_20_Text">
      <style:paragraph-properties fo:margin-top="0in" fo:margin-bottom="0in" loext:contextual-spacing="false" fo:line-height="100%"/>
      <style:text-properties style:font-name="Courier New" fo:font-weight="normal" style:font-weight-asian="normal" style:font-weight-complex="normal"/>
    </style:style>
    <style:style style:name="P126" style:family="paragraph" style:parent-style-name="Preformatted_20_Text">
      <style:paragraph-properties fo:margin-top="0in" fo:margin-bottom="0in" loext:contextual-spacing="false"/>
      <style:text-properties style:font-name="Courier New" fo:font-weight="normal" fo:background-color="transparent" style:font-weight-asian="normal" style:font-weight-complex="normal"/>
    </style:style>
    <style:style style:name="P127" style:family="paragraph" style:parent-style-name="Preformatted_20_Text">
      <style:paragraph-properties fo:margin-top="0in" fo:margin-bottom="0in" loext:contextual-spacing="false"/>
      <style:text-properties style:font-name="Courier New" fo:font-size="6pt" style:font-size-asian="6pt" style:font-size-complex="6pt"/>
    </style:style>
    <style:style style:name="P128" style:family="paragraph" style:parent-style-name="Preformatted_20_Text">
      <style:paragraph-properties fo:margin-top="0in" fo:margin-bottom="0in" loext:contextual-spacing="false" fo:line-height="100%"/>
      <style:text-properties style:font-name="Courier New" fo:font-size="6pt" style:font-size-asian="6pt" style:font-size-complex="6pt"/>
    </style:style>
    <style:style style:name="P129" style:family="paragraph" style:parent-style-name="Preformatted_20_Text">
      <style:paragraph-properties fo:margin-top="0in" fo:margin-bottom="0in" loext:contextual-spacing="false" fo:line-height="100%"/>
      <style:text-properties style:font-name="Courier New" fo:font-size="6pt" fo:font-weight="bold" style:font-size-asian="6pt" style:font-weight-asian="bold" style:font-size-complex="6pt" style:font-weight-complex="bold"/>
    </style:style>
    <style:style style:name="P130" style:family="paragraph" style:parent-style-name="Preformatted_20_Text">
      <style:paragraph-properties fo:margin-top="0in" fo:margin-bottom="0in" loext:contextual-spacing="false"/>
      <style:text-properties style:font-name="Courier New" fo:font-size="6pt" fo:font-weight="normal" style:font-size-asian="6pt" style:font-weight-asian="normal" style:font-size-complex="6pt" style:font-weight-complex="normal"/>
    </style:style>
    <style:style style:name="P131" style:family="paragraph" style:parent-style-name="Preformatted_20_Text">
      <style:paragraph-properties fo:margin-top="0in" fo:margin-bottom="0in" loext:contextual-spacing="false" fo:line-height="100%"/>
      <style:text-properties style:font-name="Courier New" fo:font-size="6pt" fo:font-weight="normal" style:font-size-asian="6pt" style:font-weight-asian="normal" style:font-size-complex="6pt" style:font-weight-complex="normal"/>
    </style:style>
    <style:style style:name="P132" style:family="paragraph" style:parent-style-name="Preformatted_20_Text">
      <style:paragraph-properties fo:margin-top="0in" fo:margin-bottom="0in" loext:contextual-spacing="false"/>
      <style:text-properties style:font-name="Courier New" fo:font-size="6pt" fo:font-weight="normal" officeooo:paragraph-rsid="0070e2e0" fo:background-color="transparent" style:font-size-asian="6pt" style:font-weight-asian="normal" style:font-size-complex="6pt" style:font-weight-complex="normal"/>
    </style:style>
    <style:style style:name="P133" style:family="paragraph" style:parent-style-name="Preformatted_20_Text">
      <style:paragraph-properties fo:margin-top="0in" fo:margin-bottom="0in" loext:contextual-spacing="false" fo:line-height="100%"/>
      <style:text-properties style:font-name="Courier New" fo:font-size="6pt" style:text-underline-style="none" fo:font-weight="normal" style:font-size-asian="6pt" style:font-weight-asian="normal" style:font-size-complex="6pt" style:font-weight-complex="normal"/>
    </style:style>
    <style:style style:name="P134" style:family="paragraph" style:parent-style-name="Preformatted_20_Text">
      <style:paragraph-properties fo:margin-top="0in" fo:margin-bottom="0in" loext:contextual-spacing="false" fo:line-height="100%"/>
      <style:text-properties style:font-name="Courier New" fo:font-size="6pt" style:text-underline-style="none" fo:font-weight="bold" style:font-size-asian="6pt" style:font-weight-asian="bold" style:font-size-complex="6pt" style:font-weight-complex="bold"/>
    </style:style>
    <style:style style:name="P135" style:family="paragraph" style:parent-style-name="Preformatted_20_Text">
      <style:paragraph-properties fo:margin-top="0in" fo:margin-bottom="0in" loext:contextual-spacing="false"/>
      <style:text-properties style:font-name="Courier New" officeooo:paragraph-rsid="0075917c"/>
    </style:style>
    <style:style style:name="P136" style:family="paragraph" style:parent-style-name="Preformatted_20_Text">
      <style:paragraph-properties fo:margin-top="0in" fo:margin-bottom="0in" loext:contextual-spacing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Preformatted_20_Text">
      <style:paragraph-properties fo:margin-top="0in" fo:margin-bottom="0in" loext:contextual-spacing="false"/>
      <style:text-properties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paragraph-properties fo:margin-top="0in" fo:margin-bottom="0in" loext:contextual-spacing="false"/>
      <style:text-properties style:font-name="Courier New" fo:font-size="10pt" style:font-size-asian="10pt" style:font-size-complex="10pt"/>
    </style:style>
    <style:style style:name="P1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officeooo:paragraph-rsid="00275d3d"/>
    </style:style>
    <style:style style:name="P140" style:family="paragraph" style:parent-style-name="Preformatted_20_Text">
      <style:paragraph-properties fo:margin-top="0in" fo:margin-bottom="0in" loext:contextual-spacing="false" fo:line-height="100%"/>
      <style:text-properties style:text-line-through-style="solid" style:text-line-through-type="single" style:font-name="Courier New" fo:font-weight="normal" fo:background-color="#00ffff" style:font-weight-asian="normal" style:font-weight-complex="normal"/>
    </style:style>
    <style:style style:name="P141" style:family="paragraph" style:parent-style-name="Preformatted_20_Text">
      <style:paragraph-properties fo:margin-top="0in" fo:margin-bottom="0in" loext:contextual-spacing="false"/>
      <style:text-properties style:text-line-through-style="solid" style:text-line-through-type="single" style:font-name="Courier New" fo:font-size="6pt" fo:font-weight="normal" style:font-size-asian="6pt" style:font-weight-asian="normal" style:font-size-complex="6pt" style:font-weight-complex="normal"/>
    </style:style>
    <style:style style:name="P142" style:family="paragraph" style:parent-style-name="Preformatted_20_Text">
      <style:paragraph-properties fo:margin-top="0in" fo:margin-bottom="0in" loext:contextual-spacing="false" fo:line-height="100%"/>
      <style:text-properties style:text-line-through-style="solid" style:text-line-through-type="single" style:font-name="Courier New" fo:font-size="6pt" fo:font-weight="normal" style:font-size-asian="6pt" style:font-weight-asian="normal" style:font-size-complex="6pt" style:font-weight-complex="normal"/>
    </style:style>
    <style:style style:name="P143" style:family="paragraph" style:parent-style-name="Preformatted_20_Text">
      <style:paragraph-properties fo:margin-top="0in" fo:margin-bottom="0in" loext:contextual-spacing="false"/>
      <style:text-properties style:text-line-through-style="solid" style:text-line-through-type="single" style:font-name="Courier New" fo:font-size="6pt" fo:font-weight="normal" fo:background-color="transparent" style:font-size-asian="6pt" style:font-weight-asian="normal" style:font-size-complex="6pt" style:font-weight-complex="normal"/>
    </style:style>
    <style:style style:name="P144" style:family="paragraph" style:parent-style-name="Preformatted_20_Text">
      <style:paragraph-properties fo:margin-top="0in" fo:margin-bottom="0in" loext:contextual-spacing="false"/>
      <style:text-properties style:text-line-through-style="solid" style:text-line-through-type="single" style:font-name="Courier New" fo:font-size="6pt" style:font-size-asian="6pt" style:font-size-complex="6pt"/>
    </style:style>
    <style:style style:name="P145" style:family="paragraph" style:parent-style-name="Preformatted_20_Text">
      <style:paragraph-properties fo:margin-top="0in" fo:margin-bottom="0in" loext:contextual-spacing="false" fo:line-height="100%"/>
      <style:text-properties style:text-line-through-style="solid" style:text-line-through-type="single" style:font-name="Courier New" fo:font-size="6pt" style:font-size-asian="6pt" style:font-size-complex="6pt"/>
    </style:style>
    <style:style style:name="P146" style:family="paragraph" style:parent-style-name="Preformatted_20_Text">
      <style:paragraph-properties fo:margin-top="0in" fo:margin-bottom="0in" loext:contextual-spacing="false"/>
      <style:text-properties style:text-line-through-style="solid" style:text-line-through-type="single" style:font-name="Courier New" fo:font-size="6pt" style:text-underline-style="none" fo:font-weight="normal" style:font-size-asian="6pt" style:font-weight-asian="normal" style:font-size-complex="6pt" style:font-weight-complex="normal"/>
    </style:style>
    <style:style style:name="P147" style:family="paragraph" style:parent-style-name="Preformatted_20_Text">
      <style:paragraph-properties fo:margin-top="0in" fo:margin-bottom="0in" loext:contextual-spacing="false"/>
      <style:text-properties fo:color="#000000" style:text-line-through-style="solid" style:text-line-through-type="single" style:font-name="Courier New" fo:font-size="6pt" fo:font-weight="normal" style:font-size-asian="6pt" style:font-weight-asian="normal" style:font-size-complex="6pt" style:font-weight-complex="normal"/>
    </style:style>
    <style:style style:name="P148" style:family="paragraph" style:parent-style-name="Standard">
      <style:paragraph-properties fo:margin-top="0in" fo:margin-bottom="0in" loext:contextual-spacing="false"/>
      <style:text-properties style:font-name="Courier New" officeooo:paragraph-rsid="007f8046"/>
    </style:style>
    <style:style style:name="P149" style:family="paragraph" style:parent-style-name="Preformatted_20_Text">
      <loext:graphic-properties draw:fill="solid" draw:fill-color="#ffffff" draw:opacity="100%"/>
      <style:paragraph-properties fo:margin-left="0in" fo:margin-right="0.1866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17c8"/>
    </style:style>
    <style:style style:name="P150" style:family="paragraph" style:parent-style-name="Preformatted_20_Text">
      <loext:graphic-properties draw:fill="solid" draw:fill-color="#ffffff" draw:opacity="100%"/>
      <style:paragraph-properties fo:margin-left="0in" fo:margin-right="0.1866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6f83"/>
    </style:style>
    <style:style style:name="P15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883d1" style:font-size-asian="10pt" style:font-size-complex="10pt"/>
    </style:style>
    <style:style style:name="P152" style:family="paragraph" style:parent-style-name="Standard" style:master-page-name="">
      <loext:graphic-properties draw:fill="solid" draw:fill-color="#ffffff" draw:opacity="100%"/>
      <style:paragraph-properties fo:margin-left="0in" fo:margin-right="0.8752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3126in"/>
          <style:tab-stop style:position="9.5417in"/>
          <style:tab-stop style:position="10.178in"/>
        </style:tab-stops>
      </style:paragraph-properties>
      <style:text-properties officeooo:paragraph-rsid="00275d3d" fo:hyphenate="false"/>
    </style:style>
    <style:style style:name="P153" style:family="paragraph" style:parent-style-name="Standard" style:master-page-name="">
      <loext:graphic-properties draw:fill="solid" draw:fill-color="#ffffff" draw:opacity="100%"/>
      <style:paragraph-properties fo:margin-left="0in" fo:margin-right="0.3752in" fo:hyphenation-ladder-count="no-limit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275d3d" fo:hyphenate="false"/>
    </style:style>
    <style:style style:name="P154" style:family="paragraph" style:parent-style-name="HTML_20_Preformatted">
      <style:paragraph-properties fo:line-height="0.1402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officeooo:paragraph-rsid="008300d2"/>
    </style:style>
    <style:style style:name="P155" style:family="paragraph" style:parent-style-name="HTML_20_Preformatted">
      <loext:graphic-properties draw:fill="solid" draw:fill-color="#ffffff"/>
      <style:paragraph-properties fo:margin-left="0in" fo:margin-right="1.1307in" fo:text-indent="0in" style:auto-text-indent="false" fo:background-color="#ffffff"/>
      <style:text-properties fo:color="#ff0000" style:font-name="Courier New1" fo:font-size="10pt" fo:language="en" fo:country="US" officeooo:paragraph-rsid="006f144b" style:font-size-asian="10pt" style:font-size-complex="10pt"/>
    </style:style>
    <style:style style:name="P156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c72cd" style:font-size-asian="10pt" style:font-size-complex="10pt"/>
    </style:style>
    <style:style style:name="P157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6883d1" style:font-size-asian="10pt" style:font-size-complex="10pt"/>
    </style:style>
    <style:style style:name="P158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text-underline-style="none" officeooo:paragraph-rsid="0076afdd" style:font-size-asian="10pt" style:font-size-complex="10pt"/>
    </style:style>
    <style:style style:name="P159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officeooo:paragraph-rsid="006c72cd" style:font-size-asian="10pt" style:font-size-complex="10pt"/>
    </style:style>
    <style:style style:name="P160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6c72cd"/>
    </style:style>
    <style:style style:name="P161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rsid="005e5aa3" officeooo:paragraph-rsid="006c72cd" fo:background-color="#7ffe00" style:font-size-asian="10pt" style:font-weight-asian="bold" style:font-name-complex="Courier New" style:font-size-complex="10pt"/>
    </style:style>
    <style:style style:name="P162" style:family="paragraph" style:parent-style-name="Heading_20_2">
      <loext:graphic-properties draw:fill="solid" draw:fill-color="#ffffff" draw:opacity="100%"/>
      <style:paragraph-properties fo:margin-left="0in" fo:margin-right="0.1866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6f83"/>
    </style:style>
    <style:style style:name="P163" style:family="paragraph" style:parent-style-name="Heading_20_2">
      <loext:graphic-properties draw:fill="solid" draw:fill-color="#ffffff" draw:opacity="100%"/>
      <style:paragraph-properties fo:margin-left="0in" fo:margin-right="0.1866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300d2"/>
    </style:style>
    <style:style style:name="P164" style:family="paragraph" style:parent-style-name="Heading_20_2">
      <loext:graphic-properties draw:fill="solid" draw:fill-color="#ffffff" draw:opacity="100%"/>
      <style:paragraph-properties fo:margin-top="0in" fo:margin-bottom="0in" loext:contextual-spacing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6abdf"/>
    </style:style>
    <style:style style:name="P165" style:family="paragraph" style:parent-style-name="Heading_20_2">
      <loext:graphic-properties draw:fill="solid" draw:fill-color="#ffffff" draw:opacity="100%"/>
      <style:paragraph-properties fo:margin-top="0in" fo:margin-bottom="0in" loext:contextual-spacing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3c296"/>
    </style:style>
    <style:style style:name="P166" style:family="paragraph" style:parent-style-name="Heading_20_2">
      <loext:graphic-properties draw:fill="solid" draw:fill-color="#ffffff" draw:opacity="100%"/>
      <style:paragraph-properties fo:margin-top="0in" fo:margin-bottom="0in" loext:contextual-spacing="false" fo:line-height="0.139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4e6f83"/>
    </style:style>
    <style:style style:name="P167" style:family="paragraph" style:parent-style-name="Heading_20_2">
      <style:paragraph-properties fo:margin-top="0in" fo:margin-bottom="0in" loext:contextual-spacing="false"/>
      <style:text-properties officeooo:paragraph-rsid="005a8bf7"/>
    </style:style>
    <style:style style:name="P168" style:family="paragraph" style:parent-style-name="Heading_20_2">
      <loext:graphic-properties draw:fill="solid" draw:fill-color="#ffffff" draw:opacity="100%"/>
      <style:paragraph-properties fo:margin-top="0in" fo:margin-bottom="0in" loext:contextual-spacing="false" fo:background-color="#ffffff"/>
      <style:text-properties officeooo:paragraph-rsid="0058a31d"/>
    </style:style>
    <style:style style:name="P169" style:family="paragraph" style:parent-style-name="Heading_20_1">
      <style:paragraph-properties fo:margin-top="0in" fo:margin-bottom="0in" loext:contextual-spacing="false"/>
      <style:text-properties officeooo:paragraph-rsid="00578824"/>
    </style:style>
    <style:style style:name="P170" style:family="paragraph" style:parent-style-name="Heading_20_4">
      <style:paragraph-properties fo:margin-left="0in" fo:margin-right="1.3118in" fo:margin-top="0in" fo:margin-bottom="0in" loext:contextual-spacing="false" fo:text-indent="0in" style:auto-text-indent="false"/>
      <style:text-properties officeooo:paragraph-rsid="00879162"/>
    </style:style>
    <style:style style:name="P171" style:family="paragraph" style:parent-style-name="HTML_20_Preformatted" style:master-page-name="MP0">
      <loext:graphic-properties draw:fill="solid" draw:fill-color="#ffffff" draw:opacity="100%"/>
      <style:paragraph-properties fo:margin-left="0in" fo:margin-right="1.3299in" fo:text-indent="0in" style:auto-text-indent="false" style:page-number="auto" fo:break-before="pag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72" style:family="paragraph" style:parent-style-name="HTML_20_Preformatted" style:master-page-name="">
      <loext:graphic-properties draw:fill="solid" draw:fill-color="#ffffff" draw:opacity="100%"/>
      <style:paragraph-properties fo:margin-left="0in" fo:margin-right="1.3252in" fo:line-height="0.139in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73" style:family="paragraph" style:parent-style-name="HTML_20_Preformatted">
      <loext:graphic-properties draw:fill="solid" draw:fill-color="#ffffff" draw:opacity="100%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79162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0pt" fo:font-weight="normal" officeooo:paragraph-rsid="00879162" fo:background-color="transparent" style:font-size-asian="10pt" style:font-weight-asian="normal" style:font-size-complex="10pt" style:font-weight-complex="normal"/>
    </style:style>
    <style:style style:name="P176" style:family="paragraph" style:parent-style-name="Standard" style:master-page-name="">
      <loext:graphic-properties draw:fill="solid" draw:fill-color="#ffffff"/>
      <style:paragraph-properties fo:margin-left="0in" fo:margin-right="1.328in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6883d1"/>
    </style:style>
    <style:style style:name="P177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73e8b1"/>
    </style:style>
    <style:style style:name="T1" style:family="text">
      <style:text-properties fo:color="#000000" style:font-name="Courier New" fo:font-size="10pt" fo:background-color="#d4ea6b" loext:char-shading-value="0" style:font-size-asian="10pt" style:language-asian="de" style:country-asian="DE" style:font-name-complex="Courier New" style:font-size-complex="10pt"/>
    </style:style>
    <style:style style:name="T2" style:family="text">
      <style:text-properties fo:color="#000000" style:font-name="Courier New" fo:font-size="10pt" officeooo:rsid="0049dda8" fo:background-color="#d4ea6b" loext:char-shading-value="0" style:font-size-asian="10pt" style:language-asian="de" style:country-asian="DE" style:font-name-complex="Courier New" style:font-size-complex="10pt"/>
    </style:style>
    <style:style style:name="T3" style:family="text">
      <style:text-properties fo:color="#000000" style:font-name="Courier New" fo:font-size="10pt" fo:font-weight="bold" fo:background-color="#c0c0c0" loext:char-shading-value="0" style:font-size-asian="10pt" style:font-weight-asian="bold" style:font-size-complex="10pt"/>
    </style:style>
    <style:style style:name="T4" style:family="text">
      <style:text-properties fo:color="#000000" style:font-name="Courier New" fo:font-size="10pt" fo:font-weight="bold" fo:background-color="#c0c0c0" loext:char-shading-value="0" style:font-size-asian="10pt" style:language-asian="de" style:country-asian="DE" style:font-weight-asian="bold" style:font-name-complex="Courier New" style:font-size-complex="10pt"/>
    </style:style>
    <style:style style:name="T5" style:family="text">
      <style:text-properties fo:color="#000000" style:font-name="Courier New" fo:font-size="10pt" fo:font-weight="bold" fo:background-color="#c0c0c0" loext:char-shading-value="0" style:font-size-asian="10pt" style:language-asian="de" style:country-asian="DE" style:font-weight-asian="bold" style:font-size-complex="10pt" style:font-weight-complex="bold"/>
    </style:style>
    <style:style style:name="T6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Courier New" fo:font-size="10pt" fo:font-weight="bold" style:font-size-asian="10pt" style:language-asian="de" style:country-asian="DE" style:font-weight-asian="bold" style:font-size-complex="10pt"/>
    </style:style>
    <style:style style:name="T8" style:family="text">
      <style:text-properties fo:color="#000000" style:font-name="Courier New" fo:font-size="10pt" fo:font-weight="bold" style:font-size-asian="10pt" style:language-asian="de" style:country-asian="DE" style:font-weight-asian="bold" style:font-size-complex="10pt" style:font-weight-complex="bold"/>
    </style:style>
    <style:style style:name="T9" style:family="text">
      <style:text-properties fo:color="#000000" style:font-name="Courier New" fo:font-size="10pt" fo:font-weight="bold" officeooo:rsid="00879162" style:font-size-asian="10pt" style:language-asian="de" style:country-asian="DE" style:font-weight-asian="bold" style:font-size-complex="10pt"/>
    </style:style>
    <style:style style:name="T10" style:family="text">
      <style:text-properties fo:color="#000000" style:font-name="Courier New" fo:font-size="10pt" fo:font-weight="bold" fo:background-color="#d4ea6b" loext:char-shading-value="0" style:font-size-asian="10pt" style:language-asian="de" style:country-asian="DE" style:font-weight-asian="bold" style:font-name-complex="Courier New" style:font-size-complex="10pt"/>
    </style:style>
    <style:style style:name="T11" style:family="text">
      <style:text-properties fo:color="#000000" style:font-name="Courier New" fo:font-size="10pt" fo:font-weight="bold" fo:background-color="#d4ea6b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12" style:family="text">
      <style:text-properties fo:color="#000000" style:font-name="Courier New" fo:font-size="10pt" fo:font-weight="bold" officeooo:rsid="0045c4a1" fo:background-color="#d4ea6b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13" style:family="text">
      <style:text-properties fo:color="#000000" style:font-name="Courier New" fo:font-size="10pt" fo:font-weight="bold" officeooo:rsid="0049dda8" fo:background-color="#d4ea6b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14" style:family="text">
      <style:text-properties fo:color="#000000" style:font-name="Courier New" fo:font-size="10pt" fo:font-weight="bold" officeooo:rsid="004a7f82" fo:background-color="#d4ea6b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15" style:family="text">
      <style:text-properties fo:color="#000000" style:font-name="Courier New" fo:font-size="10pt" fo:font-weight="bold" officeooo:rsid="0062a553" fo:background-color="#d4ea6b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16" style:family="text">
      <style:text-properties fo:color="#000000" style:font-name="Courier New" fo:font-size="10pt" fo:font-weight="bold" officeooo:rsid="004c4ed3" fo:background-color="#d4ea6b" loext:char-shading-value="0" style:font-size-asian="10pt" style:language-asian="de" style:country-asian="DE" style:font-weight-asian="bold" style:font-name-complex="Courier New" style:font-size-complex="10pt"/>
    </style:style>
    <style:style style:name="T17" style:family="text">
      <style:text-properties fo:color="#000000" style:font-name="Courier New" fo:font-size="10pt" fo:font-weight="bold" officeooo:rsid="0062a553" fo:background-color="#d4ea6b" loext:char-shading-value="0" style:font-size-asian="10pt" style:language-asian="de" style:country-asian="DE" style:font-weight-asian="bold" style:font-name-complex="Courier New" style:font-size-complex="10pt"/>
    </style:style>
    <style:style style:name="T18" style:family="text">
      <style:text-properties fo:color="#000000" style:font-name="Courier New" fo:font-size="10pt" fo:font-weight="bold" officeooo:rsid="006aba03" fo:background-color="#d4ea6b" loext:char-shading-value="0" style:font-size-asian="10pt" style:language-asian="de" style:country-asian="DE" style:font-weight-asian="bold" style:font-name-complex="Courier New" style:font-size-complex="10pt"/>
    </style:style>
    <style:style style:name="T19" style:family="text">
      <style:text-properties fo:color="#000000" style:font-name="Courier New" fo:font-size="10pt" fo:font-weight="bold" fo:background-color="#d4ea6b" loext:char-shading-value="0" style:font-size-asian="10pt" style:language-asian="de" style:country-asian="DE" style:font-weight-asian="bold" style:font-size-complex="10pt"/>
    </style:style>
    <style:style style:name="T20" style:family="text">
      <style:text-properties fo:color="#000000" style:font-name="Courier New" fo:font-size="10pt" fo:font-weight="bold" fo:background-color="#d4ea6b" loext:char-shading-value="0" style:font-size-asian="10pt" style:language-asian="de" style:country-asian="DE" style:font-weight-asian="bold" style:font-size-complex="10pt" style:font-weight-complex="bold"/>
    </style:style>
    <style:style style:name="T21" style:family="text">
      <style:text-properties fo:color="#000000" style:font-name="Courier New" fo:font-size="10pt" fo:font-weight="bold" officeooo:rsid="006883d1" fo:background-color="#d4ea6b" loext:char-shading-value="0" style:font-size-asian="10pt" style:language-asian="de" style:country-asian="DE" style:font-weight-asian="bold" style:font-size-complex="10pt" style:font-weight-complex="bold"/>
    </style:style>
    <style:style style:name="T22" style:family="text">
      <style:text-properties fo:color="#000000" style:font-name="Courier New" fo:font-size="10pt" fo:font-weight="bold" officeooo:rsid="006883d1" fo:background-color="#d4ea6b" loext:char-shading-value="0" style:font-size-asian="10pt" style:language-asian="de" style:country-asian="DE" style:font-weight-asian="bold" style:font-size-complex="10pt"/>
    </style:style>
    <style:style style:name="T23" style:family="text">
      <style:text-properties fo:color="#000000" style:font-name="Courier New" fo:font-size="10pt" fo:font-weight="bold" fo:background-color="#cccccc" loext:char-shading-value="0" style:font-size-asian="10pt" style:language-asian="de" style:country-asian="DE" style:font-weight-asian="bold" style:font-name-complex="Courier New" style:font-size-complex="10pt"/>
    </style:style>
    <style:style style:name="T24" style:family="text">
      <style:text-properties fo:color="#000000" style:font-name="Courier New" fo:font-size="10pt" fo:font-weight="bold" fo:background-color="#cccccc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25" style:family="text">
      <style:text-properties fo:color="#000000" style:font-name="Courier New" fo:font-size="10pt" fo:font-weight="bold" officeooo:rsid="00274eb5" fo:background-color="#ffff00" loext:char-shading-value="0" style:font-size-asian="10pt" style:language-asian="de" style:country-asian="DE" style:font-weight-asian="bold" style:font-name-complex="Courier New" style:font-size-complex="10pt"/>
    </style:style>
    <style:style style:name="T26" style:family="text">
      <style:text-properties fo:color="#000000" style:font-name="Courier New" fo:font-size="10pt" fo:font-weight="bold" officeooo:rsid="00274eb5" fo:background-color="#ffff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27" style:family="text">
      <style:text-properties fo:color="#000000" style:font-name="Courier New" fo:font-size="10pt" fo:font-weight="bold" officeooo:rsid="00215403" fo:background-color="#ffff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28" style:family="text">
      <style:text-properties fo:color="#000000" style:font-name="Courier New" fo:font-size="10pt" fo:font-weight="bold" officeooo:rsid="00215403" fo:background-color="#ffff00" loext:char-shading-value="0" style:font-size-asian="10pt" style:language-asian="de" style:country-asian="DE" style:font-weight-asian="bold" style:font-name-complex="Courier New" style:font-size-complex="10pt"/>
    </style:style>
    <style:style style:name="T29" style:family="text">
      <style:text-properties fo:color="#000000" style:font-name="Courier New" fo:font-size="10pt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0" style:family="text">
      <style:text-properties fo:color="#000000" style:font-name="Courier New" fo:font-size="10pt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" style:family="text">
      <style:text-properties fo:color="#000000" style:font-name="Courier New" fo:font-size="10pt" fo:font-weight="bold" officeooo:rsid="00a12708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" style:family="text">
      <style:text-properties fo:color="#000000" style:font-name="Courier New" fo:font-size="10pt" fo:font-weight="bold" officeooo:rsid="007a5617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3" style:family="text">
      <style:text-properties fo:color="#000000" style:font-name="Courier New" fo:font-size="10pt" fo:font-weight="bold" officeooo:rsid="007b18f3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4" style:family="text">
      <style:text-properties fo:color="#000000" style:font-name="Courier New" fo:font-size="10pt" fo:font-weight="bold" officeooo:rsid="00819c4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" style:family="text">
      <style:text-properties fo:color="#000000" style:font-name="Courier New" fo:font-size="10pt" fo:font-weight="bold" officeooo:rsid="0076afd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" style:family="text">
      <style:text-properties fo:color="#000000" style:font-name="Courier New" fo:font-size="10pt" fo:font-weight="bold" officeooo:rsid="00215403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37" style:family="text">
      <style:text-properties fo:color="#000000" style:font-name="Courier New" fo:font-size="10pt" fo:font-weight="bold" officeooo:rsid="0021a844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38" style:family="text">
      <style:text-properties fo:color="#000000" style:font-name="Courier New" fo:font-size="10pt" fo:font-weight="bold" officeooo:rsid="00215403" fo:background-color="#fff2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39" style:family="text">
      <style:text-properties fo:color="#000000" style:font-name="Courier New" fo:font-size="10pt" fo:font-weight="bold" officeooo:rsid="0021a844" fo:background-color="#fff2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40" style:family="text">
      <style:text-properties fo:color="#000000" style:font-name="Courier New" fo:font-size="10pt" fo:font-weight="bold" officeooo:rsid="00275d3d" fo:background-color="#fff2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41" style:family="text">
      <style:text-properties fo:color="#000000" style:font-name="Courier New" fo:font-size="10pt" fo:font-weight="bold" officeooo:rsid="0064364c" fo:background-color="#fff2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42" style:family="text">
      <style:text-properties fo:color="#000000" style:font-name="Courier New" fo:font-size="10pt" fo:font-weight="bold" officeooo:rsid="00275d3d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3" style:family="text">
      <style:text-properties fo:color="#000000" style:font-name="Courier New" fo:font-size="10pt" fo:font-weight="bold" officeooo:rsid="0062a553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4" style:family="text">
      <style:text-properties fo:color="#000000" style:font-name="Courier New" fo:font-size="10pt" fo:font-weight="bold" officeooo:rsid="00637027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5" style:family="text">
      <style:text-properties fo:color="#000000" style:font-name="Courier New" fo:font-size="10pt" fo:font-weight="bold" officeooo:rsid="0064364c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6" style:family="text">
      <style:text-properties fo:color="#000000" style:font-name="Courier New" fo:font-size="10pt" fo:font-weight="bold" officeooo:rsid="006883d1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7" style:family="text">
      <style:text-properties fo:color="#000000" style:font-name="Courier New" fo:font-size="10pt" fo:font-weight="bold" officeooo:rsid="006aba03" fo:background-color="#fff200" loext:char-shading-value="0" style:font-size-asian="10pt" style:language-asian="de" style:country-asian="DE" style:font-weight-asian="bold" style:font-name-complex="Courier New" style:font-size-complex="10pt"/>
    </style:style>
    <style:style style:name="T48" style:family="text">
      <style:text-properties fo:color="#000000" style:font-name="Courier New" fo:font-size="10pt" fo:font-weight="bold" fo:background-color="#ff0000" loext:char-shading-value="0" style:font-size-asian="10pt" style:language-asian="de" style:country-asian="DE" style:font-weight-asian="bold" style:font-size-complex="10pt"/>
    </style:style>
    <style:style style:name="T49" style:family="text">
      <style:text-properties fo:color="#000000" style:font-name="Courier New" fo:font-size="10pt" fo:font-weight="bold" fo:background-color="#ff0000" loext:char-shading-value="0" style:font-size-asian="10pt" style:language-asian="de" style:country-asian="DE" style:font-weight-asian="bold" style:font-size-complex="10pt" style:font-weight-complex="bold"/>
    </style:style>
    <style:style style:name="T50" style:family="text">
      <style:text-properties fo:color="#000000" style:font-name="Courier New" fo:font-size="10pt" fo:font-weight="bold" fo:background-color="#d0d0d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1" style:family="text">
      <style:text-properties fo:color="#000000" style:font-name="Courier New" fo:font-size="10pt" fo:font-weight="bold" fo:background-color="#fe7f00" loext:char-shading-value="0" style:font-size-asian="10pt" style:language-asian="de" style:country-asian="DE" style:font-weight-asian="bold" style:font-name-complex="Courier New" style:font-size-complex="10pt"/>
    </style:style>
    <style:style style:name="T52" style:family="text">
      <style:text-properties fo:color="#000000" style:font-name="Courier New" fo:font-size="10pt" fo:font-weight="bold" fo:background-color="#fe7f00" loext:char-shading-value="0" style:font-size-asian="10pt" style:language-asian="de" style:country-asian="DE" style:font-weight-asian="bold" style:font-size-complex="10pt"/>
    </style:style>
    <style:style style:name="T53" style:family="text">
      <style:text-properties fo:color="#000000" style:font-name="Courier New" fo:font-size="10pt" style:text-underline-style="solid" style:text-underline-width="auto" style:text-underline-color="font-color" fo:font-weight="bold" officeooo:rsid="0045c4a1" fo:background-color="#ffffff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4" style:family="text">
      <style:text-properties fo:color="#000000" style:font-name="Courier New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de" style:country-asian="DE" style:font-weight-asian="bold" style:font-name-complex="Courier New" style:font-size-complex="10pt" style:font-weight-complex="bold"/>
    </style:style>
    <style:style style:name="T55" style:family="text">
      <style:text-properties fo:color="#000000" style:font-name="Courier New" fo:font-size="10pt" style:text-underline-style="solid" style:text-underline-width="auto" style:text-underline-color="font-color" fo:font-weight="bold" officeooo:rsid="004b9d37" style:text-underline-mode="continuous" style:text-overline-mode="continuous" style:text-line-through-mode="continuous" style:font-size-asian="10pt" style:language-asian="de" style:country-asian="DE" style:font-weight-asian="bold" style:font-name-complex="Courier New" style:font-size-complex="10pt" style:font-weight-complex="bold"/>
    </style:style>
    <style:style style:name="T56" style:family="text">
      <style:text-properties fo:color="#000000" style:font-name="Courier New" fo:font-size="10pt" style:text-underline-style="solid" style:text-underline-width="auto" style:text-underline-color="font-color" fo:font-weight="bold" officeooo:rsid="004b9d37" style:text-underline-mode="continuous" style:text-overline-mode="continuous" style:text-line-through-mode="continuous" fo:background-color="#00ffff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7" style:family="text">
      <style:text-properties fo:color="#000000" style:font-name="Courier New"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/>
    </style:style>
    <style:style style:name="T58" style:family="text">
      <style:text-properties fo:color="#000000" style:font-name="Courier New" fo:font-size="10pt" style:text-underline-style="solid" style:text-underline-width="auto" style:text-underline-color="font-color" fo:font-weight="bold" officeooo:rsid="0049dda8" style:font-size-asian="10pt" style:language-asian="de" style:country-asian="DE" style:font-weight-asian="bold" style:font-size-complex="10pt"/>
    </style:style>
    <style:style style:name="T59" style:family="text">
      <style:text-properties fo:color="#000000" style:font-name="Courier New"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 style:font-weight-complex="bold"/>
    </style:style>
    <style:style style:name="T60" style:family="text">
      <style:text-properties fo:color="#000000" style:font-name="Courier New" fo:font-size="10pt" style:text-underline-style="solid" style:text-underline-width="auto" style:text-underline-color="font-color" fo:font-weight="bold" officeooo:rsid="0049dda8" style:font-size-asian="10pt" style:language-asian="de" style:country-asian="DE" style:font-weight-asian="bold" style:font-size-complex="10pt" style:font-weight-complex="bold"/>
    </style:style>
    <style:style style:name="T61" style:family="text">
      <style:text-properties fo:color="#000000" style:font-name="Courier New" fo:font-size="10pt" style:text-underline-style="solid" style:text-underline-width="auto" style:text-underline-color="font-color" fo:font-weight="bold" officeooo:rsid="004c4ed3" style:font-size-asian="10pt" style:language-asian="de" style:country-asian="DE" style:font-weight-asian="bold" style:font-size-complex="10pt" style:font-weight-complex="bold"/>
    </style:style>
    <style:style style:name="T62" style:family="text">
      <style:text-properties fo:color="#000000" style:font-name="Courier New" fo:font-size="10pt" style:text-underline-style="solid" style:text-underline-width="auto" style:text-underline-color="font-color" fo:font-weight="bold" officeooo:rsid="004e17c8" style:font-size-asian="10pt" style:language-asian="de" style:country-asian="DE" style:font-weight-asian="bold" style:font-size-complex="10pt" style:font-weight-complex="bold"/>
    </style:style>
    <style:style style:name="T63" style:family="text">
      <style:text-properties fo:color="#000000" style:font-name="Courier New" fo:font-size="10pt" style:text-underline-style="solid" style:text-underline-width="auto" style:text-underline-color="font-color" fo:font-weight="bold" style:font-size-asian="10pt" style:language-asian="de" style:country-asian="DE" style:font-weight-asian="bold" style:font-name-complex="Courier New" style:font-size-complex="10pt" style:font-weight-complex="bold"/>
    </style:style>
    <style:style style:name="T64" style:family="text">
      <style:text-properties fo:color="#000000" style:font-name="Courier New" fo:font-size="10pt" style:text-underline-style="solid" style:text-underline-width="auto" style:text-underline-color="font-color" fo:font-weight="bold" officeooo:rsid="0049dda8" fo:background-color="#00ffff" loext:char-shading-value="0" style:font-size-asian="10pt" style:language-asian="de" style:country-asian="DE" style:font-weight-asian="bold" style:font-size-complex="10pt"/>
    </style:style>
    <style:style style:name="T65" style:family="text">
      <style:text-properties fo:color="#000000" style:font-name="Courier New" fo:font-size="10pt" style:text-underline-style="solid" style:text-underline-width="auto" style:text-underline-color="font-color" fo:font-weight="bold" officeooo:rsid="004e17c8" fo:background-color="#00ffff" loext:char-shading-value="0" style:font-size-asian="10pt" style:language-asian="de" style:country-asian="DE" style:font-weight-asian="bold" style:font-size-complex="10pt"/>
    </style:style>
    <style:style style:name="T66" style:family="text">
      <style:text-properties fo:color="#000000" style:font-name="Courier New" fo:font-size="10pt" style:text-underline-style="solid" style:text-underline-width="auto" style:text-underline-color="font-color" fo:font-weight="bold" officeooo:rsid="005e5aa3" fo:background-color="transparent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67" style:family="text">
      <style:text-properties fo:color="#000000" style:font-name="Courier New" fo:font-size="10pt" style:text-underline-style="solid" style:text-underline-width="auto" style:text-underline-color="font-color" fo:font-weight="bold" officeooo:rsid="0064364c" fo:background-color="transparent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68" style:family="text">
      <style:text-properties fo:color="#000000" style:font-name="Courier New" fo:font-size="10pt" style:text-underline-style="solid" style:text-underline-width="auto" style:text-underline-color="font-color" fo:font-weight="bold" officeooo:rsid="005f5636" fo:background-color="transparent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69" style:family="text">
      <style:text-properties fo:color="#000000" style:font-name="Courier New" fo:font-size="10pt" style:text-underline-style="solid" style:text-underline-width="auto" style:text-underline-color="font-color" fo:font-weight="bol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70" style:family="text">
      <style:text-properties fo:color="#000000" style:font-name="Courier New" fo:font-size="10pt" style:text-underline-style="solid" style:text-underline-width="auto" style:text-underline-color="font-color" fo:font-weight="bold" officeooo:rsid="00819c45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71" style:family="text">
      <style:text-properties fo:color="#000000" style:font-name="Courier New" fo:font-size="10pt" style:font-size-asian="10pt" style:language-asian="de" style:country-asian="DE" style:font-size-complex="10pt"/>
    </style:style>
    <style:style style:name="T72" style:family="text">
      <style:text-properties fo:color="#000000" style:font-name="Courier New" fo:font-size="10pt" style:font-size-asian="10pt" style:language-asian="de" style:country-asian="DE" style:font-name-complex="Courier New" style:font-size-complex="10pt"/>
    </style:style>
    <style:style style:name="T73" style:family="text">
      <style:text-properties fo:color="#000000" style:font-name="Courier New" fo:font-size="10pt" style:font-size-asian="10pt" style:font-size-complex="10pt"/>
    </style:style>
    <style:style style:name="T74" style:family="text">
      <style:text-properties fo:color="#000000" style:font-name="Courier New" fo:font-size="10pt" fo:font-weight="normal" style:font-size-asian="10pt" style:language-asian="de" style:country-asian="DE" style:font-weight-asian="normal" style:font-size-complex="10pt" style:font-weight-complex="normal"/>
    </style:style>
    <style:style style:name="T75" style:family="text">
      <style:text-properties fo:color="#000000" style:font-name="Courier New" fo:font-size="10pt" fo:font-weight="normal" officeooo:rsid="00819c45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76" style:family="text">
      <style:text-properties fo:color="#000000" style:font-name="Courier New" fo:font-size="10pt" fo:font-style="normal" style:text-underline-style="none" fo:font-weight="bold" officeooo:rsid="006c4d0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77" style:family="text">
      <style:text-properties fo:color="#000000" style:font-name="Courier New" fo:font-size="10pt" fo:font-style="normal" style:text-underline-style="none" fo:font-weight="bold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78" style:family="text">
      <style:text-properties fo:color="#000000" style:font-name="Courier New" fo:font-size="10pt" fo:font-style="normal" style:text-underline-style="none" fo:font-weight="bold" officeooo:rsid="003166cc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79" style:family="text">
      <style:text-properties fo:color="#000000" style:font-name="Courier New" fo:font-size="10pt" fo:font-style="normal" style:text-underline-style="none" fo:font-weight="bold" officeooo:rsid="00322484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0" style:family="text">
      <style:text-properties fo:color="#000000" style:font-name="Courier New" fo:font-size="10pt" fo:font-style="normal" style:text-underline-style="none" fo:font-weight="bold" officeooo:rsid="006d973f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1" style:family="text">
      <style:text-properties fo:color="#000000" style:font-name="Courier New" fo:font-size="10pt" fo:font-style="normal" style:text-underline-style="none" fo:font-weight="bold" officeooo:rsid="00adb1c1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2" style:family="text">
      <style:text-properties fo:color="#000000" style:font-name="Courier New" fo:font-size="10pt" fo:font-style="normal" style:text-underline-style="none" fo:font-weight="bold" officeooo:rsid="00819c45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3" style:family="text">
      <style:text-properties fo:color="#000000" style:font-name="Courier New" fo:font-size="10pt" fo:font-style="normal" fo:font-weight="bold" officeooo:rsid="0035fa2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4" style:family="text">
      <style:text-properties fo:color="#000000" style:font-name="Courier New" fo:font-size="10pt" fo:font-style="normal" fo:font-weight="bold" officeooo:rsid="005a5171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5" style:family="text">
      <style:text-properties fo:color="#000000" style:font-name="Courier New" fo:font-size="10pt" fo:font-style="normal" fo:font-weight="bold" officeooo:rsid="006dcfe2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6" style:family="text">
      <style:text-properties fo:color="#000000" style:font-name="Courier New" fo:font-size="10pt" fo:font-style="normal" fo:font-weight="bold" officeooo:rsid="00868050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7" style:family="text">
      <style:text-properties fo:color="#000000" style:font-name="Courier New" fo:font-size="10pt" fo:font-style="normal" fo:font-weight="bold" officeooo:rsid="01414efd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8" style:family="text">
      <style:text-properties fo:color="#000000" style:font-name="Courier New" fo:font-size="10pt" fo:font-style="normal" fo:font-weight="bold" officeooo:rsid="014104a5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9" style:family="text">
      <style:text-properties fo:color="#000000" style:font-name="Courier New" fo:font-size="10pt" fo:font-style="normal" fo:font-weight="bold" officeooo:rsid="006f144b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0" style:family="text">
      <style:text-properties fo:color="#000000" style:font-name="Courier New" fo:font-size="10pt" fo:font-style="normal" fo:font-weight="bold" officeooo:rsid="006c4d0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1" style:family="text">
      <style:text-properties fo:color="#000000" style:font-name="Courier New" fo:font-size="10pt" fo:font-style="normal" fo:font-weight="bold" officeooo:rsid="01cf58df" fo:background-color="#a5a5a5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2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6c4d0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3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1cfce3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4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6dcfe2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5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5917c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6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877d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7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b18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8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8041a6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99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5e5aa3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0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6c4d0f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1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61969b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2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5917c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3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877df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4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a5617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5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7b18f3" fo:background-color="transparent" loext:char-shading-value="0" style:font-size-asian="10pt" style:language-asian="de" style:country-asian="DE" style:font-style-asian="normal" style:font-weight-asian="bold" style:font-name-complex="Courier New" style:font-size-complex="10pt" style:font-style-complex="normal" style:font-weight-complex="bold"/>
    </style:style>
    <style:style style:name="T106" style:family="text">
      <style:text-properties fo:color="#000000" style:font-name="Courier New" fo:font-size="10pt" style:text-underline-style="none" fo:font-weight="bold" fo:background-color="#c0c0c0" loext:char-shading-value="0" style:font-size-asian="10pt" style:language-asian="de" style:country-asian="DE" style:font-weight-asian="bold" style:font-size-complex="10pt"/>
    </style:style>
    <style:style style:name="T107" style:family="text">
      <style:text-properties fo:color="#000000" style:font-name="Courier New" fo:font-size="10pt" style:text-underline-style="none" fo:font-weight="bold" officeooo:rsid="00819c45" fo:background-color="#c0c0c0" loext:char-shading-value="0" style:font-size-asian="10pt" style:language-asian="de" style:country-asian="DE" style:font-weight-asian="bold" style:font-size-complex="10pt"/>
    </style:style>
    <style:style style:name="T108" style:family="text">
      <style:text-properties fo:color="#000000" style:font-name="Courier New" fo:font-size="10pt" style:text-underline-style="none" fo:font-weight="bold" officeooo:rsid="00a0c27c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09" style:family="text">
      <style:text-properties fo:color="#000000" style:font-name="Courier New" fo:font-size="10pt" style:text-underline-style="none" fo:font-weight="bold" officeooo:rsid="00819c45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10" style:family="text">
      <style:text-properties fo:color="#000000" style:font-name="Courier New" fo:font-size="10pt" style:text-underline-style="none" fo:font-weight="bold" officeooo:rsid="005a3972" fo:background-color="#d4ea6b" loext:char-shading-value="0" style:font-size-asian="10pt" style:language-asian="de" style:country-asian="DE" style:font-weight-asian="bold" style:font-size-complex="10pt"/>
    </style:style>
    <style:style style:name="T111" style:family="text">
      <style:text-properties fo:color="#000000" style:font-name="Courier New" fo:font-size="10pt" style:text-underline-style="none" fo:font-weight="bold" officeooo:rsid="00868050" fo:background-color="#d4ea6b" loext:char-shading-value="0" style:font-size-asian="10pt" style:language-asian="de" style:country-asian="DE" style:font-weight-asian="bold" style:font-size-complex="10pt"/>
    </style:style>
    <style:style style:name="T112" style:family="text">
      <style:text-properties fo:color="#000000" style:font-name="Courier New" fo:font-size="10pt" style:text-underline-style="none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13" style:family="text">
      <style:text-properties fo:color="#000000" style:font-name="Courier New" fo:font-size="10pt" style:text-underline-style="none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14" style:family="text">
      <style:text-properties fo:color="#000000" style:font-name="Courier New" fo:font-size="10pt" style:text-underline-style="none" fo:font-weight="bold" officeooo:rsid="00819c4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15" style:family="text">
      <style:text-properties fo:color="#000000" style:font-name="Courier New" fo:font-size="6pt" fo:background-color="#cccccc" loext:char-shading-value="0" style:font-size-asian="6pt" style:language-asian="de" style:country-asian="DE" style:font-name-complex="Courier New" style:font-size-complex="6pt"/>
    </style:style>
    <style:style style:name="T116" style:family="text">
      <style:text-properties fo:color="#000000" style:font-name="Courier New" fo:font-size="6pt" officeooo:rsid="0046abdf" fo:background-color="#cccccc" loext:char-shading-value="0" style:font-size-asian="6pt" style:language-asian="de" style:country-asian="DE" style:font-name-complex="Courier New" style:font-size-complex="6pt"/>
    </style:style>
    <style:style style:name="T117" style:family="text">
      <style:text-properties fo:color="#000000" style:font-name="Courier New" fo:font-size="6pt" fo:background-color="#cccccc" loext:char-shading-value="0" style:font-size-asian="6pt" style:language-asian="de" style:country-asian="DE" style:font-size-complex="6pt"/>
    </style:style>
    <style:style style:name="T118" style:family="text">
      <style:text-properties fo:color="#000000" style:font-name="Courier New" fo:font-size="6pt" fo:background-color="#cccccc" loext:char-shading-value="0" style:font-size-asian="6pt" style:font-size-complex="6pt"/>
    </style:style>
    <style:style style:name="T119" style:family="text">
      <style:text-properties fo:color="#000000" style:font-name="Courier New" fo:font-size="6pt" fo:background-color="#d4ea6b" loext:char-shading-value="0" style:font-size-asian="6pt" style:language-asian="de" style:country-asian="DE" style:font-name-complex="Courier New" style:font-size-complex="6pt"/>
    </style:style>
    <style:style style:name="T120" style:family="text">
      <style:text-properties fo:color="#000000" style:font-name="Courier New" fo:font-size="6pt" fo:background-color="#d4ea6b" loext:char-shading-value="0" style:font-size-asian="6pt" style:language-asian="de" style:country-asian="DE" style:font-size-complex="6pt"/>
    </style:style>
    <style:style style:name="T121" style:family="text">
      <style:text-properties fo:color="#000000" style:font-name="Courier New" fo:font-size="6pt" fo:font-weight="bold" officeooo:rsid="00215403" fo:background-color="#ffff00" loext:char-shading-value="0" style:font-size-asian="6pt" style:language-asian="de" style:country-asian="DE" style:font-weight-asian="bold" style:font-name-complex="Courier New" style:font-size-complex="6pt"/>
    </style:style>
    <style:style style:name="T122" style:family="text">
      <style:text-properties fo:color="#000000" style:font-name="Courier New" fo:font-size="6pt" fo:font-weight="bold" officeooo:rsid="00274eb5" fo:background-color="#fff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23" style:family="text">
      <style:text-properties fo:color="#000000" style:font-name="Courier New" fo:font-size="6pt" fo:font-weight="bold" officeooo:rsid="00215403" fo:background-color="#fff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24" style:family="text">
      <style:text-properties fo:color="#000000" style:font-name="Courier New" fo:font-size="6pt" fo:font-weight="bold" officeooo:rsid="00274eb5" fo:background-color="#ffff00" loext:char-shading-value="0" style:font-size-asian="6pt" style:language-asian="de" style:country-asian="DE" style:font-weight-asian="bold" style:font-name-complex="Courier New" style:font-size-complex="6pt"/>
    </style:style>
    <style:style style:name="T125" style:family="text">
      <style:text-properties fo:color="#000000" style:font-name="Courier New" fo:font-size="6pt" fo:font-weight="bold" officeooo:rsid="01414efd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26" style:family="text">
      <style:text-properties fo:color="#000000" style:font-name="Courier New" fo:font-size="6pt" fo:font-weight="bold" officeooo:rsid="014104a5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27" style:family="text">
      <style:text-properties fo:color="#000000" style:font-name="Courier New" fo:font-size="6pt" fo:font-weight="bold" officeooo:rsid="006f144b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28" style:family="text">
      <style:text-properties fo:color="#000000" style:font-name="Courier New" fo:font-size="6pt" fo:font-weight="bold" officeooo:rsid="00a12708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29" style:family="text">
      <style:text-properties fo:color="#000000" style:font-name="Courier New" fo:font-size="6pt" fo:font-weight="bold" officeooo:rsid="00215403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130" style:family="text">
      <style:text-properties fo:color="#000000" style:font-name="Courier New" fo:font-size="6pt" fo:font-weight="bold" officeooo:rsid="00274eb5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131" style:family="text">
      <style:text-properties fo:color="#000000" style:font-name="Courier New" fo:font-size="6pt" fo:font-weight="bold" officeooo:rsid="0021a844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132" style:family="text">
      <style:text-properties fo:color="#000000" style:font-name="Courier New" fo:font-size="6pt" fo:font-weight="bold" officeooo:rsid="00275d3d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133" style:family="text">
      <style:text-properties fo:color="#000000" style:font-name="Courier New" fo:font-size="6pt" fo:font-weight="bold" officeooo:rsid="00215403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4" style:family="text">
      <style:text-properties fo:color="#000000" style:font-name="Courier New" fo:font-size="6pt" fo:font-weight="bold" officeooo:rsid="00274eb5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5" style:family="text">
      <style:text-properties fo:color="#000000" style:font-name="Courier New" fo:font-size="6pt" fo:font-weight="bold" officeooo:rsid="0021a844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6" style:family="text">
      <style:text-properties fo:color="#000000" style:font-name="Courier New" fo:font-size="6pt" fo:font-weight="bold" officeooo:rsid="00275d3d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7" style:family="text">
      <style:text-properties fo:color="#000000" style:font-name="Courier New" fo:font-size="6pt" fo:font-weight="bold" officeooo:rsid="005a8bf7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8" style:family="text">
      <style:text-properties fo:color="#000000" style:font-name="Courier New" fo:font-size="6pt" fo:font-weight="bold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39" style:family="text">
      <style:text-properties fo:color="#000000" style:font-name="Courier New" fo:font-size="6pt" fo:font-weight="bold" officeooo:rsid="004e6f83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0" style:family="text">
      <style:text-properties fo:color="#000000" style:font-name="Courier New" fo:font-size="6pt" fo:font-weight="bold" officeooo:rsid="00275d3d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1" style:family="text">
      <style:text-properties fo:color="#000000" style:font-name="Courier New" fo:font-size="6pt" fo:font-weight="bold" officeooo:rsid="005654d1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2" style:family="text">
      <style:text-properties fo:color="#000000" style:font-name="Courier New" fo:font-size="6pt" fo:font-weight="bold" officeooo:rsid="005837dc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3" style:family="text">
      <style:text-properties fo:color="#000000" style:font-name="Courier New" fo:font-size="6pt" fo:font-weight="bold" officeooo:rsid="0058a31d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4" style:family="text">
      <style:text-properties fo:color="#000000" style:font-name="Courier New" fo:font-size="6pt" fo:font-weight="bold" officeooo:rsid="005a8bf7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5" style:family="text">
      <style:text-properties fo:color="#000000" style:font-name="Courier New" fo:font-size="6pt" fo:font-weight="bold" officeooo:rsid="006aba03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6" style:family="text">
      <style:text-properties fo:color="#000000" style:font-name="Courier New" fo:font-size="6pt" fo:font-weight="bold" officeooo:rsid="00509a05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7" style:family="text">
      <style:text-properties fo:color="#000000" style:font-name="Courier New" fo:font-size="6pt" fo:font-weight="bold" officeooo:rsid="008300d2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8" style:family="text">
      <style:text-properties fo:color="#000000" style:font-name="Courier New" fo:font-size="6pt" fo:font-weight="bold" officeooo:rsid="0085295a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49" style:family="text">
      <style:text-properties fo:color="#000000" style:font-name="Courier New" fo:font-size="6pt" fo:font-weight="bold" officeooo:rsid="005654d1" fo:background-color="#ff00ff" loext:char-shading-value="0" style:font-size-asian="6pt" style:font-weight-asian="bold" style:font-size-complex="6pt" style:font-weight-complex="bold"/>
    </style:style>
    <style:style style:name="T150" style:family="text">
      <style:text-properties fo:color="#000000" style:font-name="Courier New" fo:font-size="6pt" fo:font-weight="bold" officeooo:rsid="004e17c8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1" style:family="text">
      <style:text-properties fo:color="#000000" style:font-name="Courier New" fo:font-size="6pt" fo:font-weight="bold" officeooo:rsid="005654d1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2" style:family="text">
      <style:text-properties fo:color="#000000" style:font-name="Courier New" fo:font-size="6pt" fo:font-weight="bold" officeooo:rsid="004b9d37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3" style:family="text">
      <style:text-properties fo:color="#000000" style:font-name="Courier New" fo:font-size="6pt" fo:font-weight="bold" officeooo:rsid="00578824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4" style:family="text">
      <style:text-properties fo:color="#000000" style:font-name="Courier New" fo:font-size="6pt" fo:font-weight="bold" officeooo:rsid="005a8bf7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5" style:family="text">
      <style:text-properties fo:color="#000000" style:font-name="Courier New" fo:font-size="6pt" fo:font-weight="bold" officeooo:rsid="0083a929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6" style:family="text">
      <style:text-properties fo:color="#000000" style:font-name="Courier New" fo:font-size="6pt" fo:font-weight="bold" officeooo:rsid="0083c296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7" style:family="text">
      <style:text-properties fo:color="#000000" style:font-name="Courier New" fo:font-size="6pt" fo:font-weight="bold" fo:background-color="#d4ea6b" loext:char-shading-value="0" style:font-size-asian="6pt" style:language-asian="de" style:country-asian="DE" style:font-weight-asian="bold" style:font-name-complex="Courier New" style:font-size-complex="6pt"/>
    </style:style>
    <style:style style:name="T158" style:family="text">
      <style:text-properties fo:color="#000000" style:font-name="Courier New" fo:font-size="6pt" fo:font-weight="bold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59" style:family="text">
      <style:text-properties fo:color="#000000" style:font-name="Courier New" fo:font-size="6pt" fo:font-weight="bold" officeooo:rsid="0046abdf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60" style:family="text">
      <style:text-properties fo:color="#000000" style:font-name="Courier New" fo:font-size="6pt" fo:font-weight="bold" officeooo:rsid="004eea3d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61" style:family="text">
      <style:text-properties fo:color="#000000" style:font-name="Courier New" fo:font-size="6pt" fo:font-weight="bold" officeooo:rsid="006ad1a0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62" style:family="text">
      <style:text-properties fo:color="#000000" style:font-name="Courier New" fo:font-size="6pt" fo:font-weight="bold" fo:background-color="#d4ea6b" loext:char-shading-value="0" style:font-size-asian="6pt" style:language-asian="de" style:country-asian="DE" style:font-weight-asian="bold" style:font-size-complex="6pt" style:font-weight-complex="bold"/>
    </style:style>
    <style:style style:name="T163" style:family="text">
      <style:text-properties fo:color="#000000" style:font-name="Courier New" fo:font-size="6pt" fo:font-weight="bold" officeooo:rsid="0035fa23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64" style:family="text">
      <style:text-properties fo:color="#000000" style:font-name="Courier New" fo:font-size="6pt" fo:font-weight="bold" officeooo:rsid="006dcfe2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65" style:family="text">
      <style:text-properties fo:color="#000000" style:font-name="Courier New" fo:font-size="6pt" fo:font-weight="bold" officeooo:rsid="005a5171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66" style:family="text">
      <style:text-properties fo:color="#000000" style:font-name="Courier New" fo:font-size="6pt" fo:font-weight="bold" officeooo:rsid="0035fa23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167" style:family="text">
      <style:text-properties fo:color="#000000" style:font-name="Courier New" fo:font-size="6pt" fo:font-weight="bold" officeooo:rsid="009ff322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168" style:family="text">
      <style:text-properties fo:color="#000000" style:font-name="Courier New" fo:font-size="6pt" fo:font-weight="bold" officeooo:rsid="005a5171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169" style:family="text">
      <style:text-properties fo:color="#000000" style:font-name="Courier New" fo:font-size="6pt" fo:font-weight="bold" fo:background-color="#fe7f00" loext:char-shading-value="0" style:font-size-asian="6pt" style:language-asian="de" style:country-asian="DE" style:font-weight-asian="bold" style:font-name-complex="Courier New" style:font-size-complex="6pt"/>
    </style:style>
    <style:style style:name="T170" style:family="text">
      <style:text-properties fo:color="#000000" style:font-name="Courier New" fo:font-size="6pt" fo:font-weight="bold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1" style:family="text">
      <style:text-properties fo:color="#000000" style:font-name="Courier New" fo:font-size="6pt" fo:font-weight="bold" officeooo:rsid="004e17c8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2" style:family="text">
      <style:text-properties fo:color="#000000" style:font-name="Courier New" fo:font-size="6pt" fo:font-weight="bold" officeooo:rsid="005654d1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3" style:family="text">
      <style:text-properties fo:color="#000000" style:font-name="Courier New" fo:font-size="6pt" fo:font-weight="bold" officeooo:rsid="00509a05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4" style:family="text">
      <style:text-properties fo:color="#000000" style:font-name="Courier New" fo:font-size="6pt" fo:font-weight="bold" officeooo:rsid="004b9d37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5" style:family="text">
      <style:text-properties fo:color="#000000" style:font-name="Courier New" fo:font-size="6pt" fo:font-weight="bold" officeooo:rsid="004e6f83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6" style:family="text">
      <style:text-properties fo:color="#000000" style:font-name="Courier New" fo:font-size="6pt" fo:font-weight="bold" officeooo:rsid="005a8bf7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7" style:family="text">
      <style:text-properties fo:color="#000000" style:font-name="Courier New" fo:font-size="6pt" fo:font-weight="bold" officeooo:rsid="008300d2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78" style:family="text">
      <style:text-properties fo:color="#000000" style:font-name="Courier New" fo:font-size="6pt" fo:font-weight="bold" fo:background-color="#fe7f00" loext:char-shading-value="0" style:font-size-asian="6pt" style:language-asian="de" style:country-asian="DE" style:font-weight-asian="bold" style:font-size-complex="6pt" style:font-weight-complex="bold"/>
    </style:style>
    <style:style style:name="T179" style:family="text">
      <style:text-properties fo:color="#000000" style:font-name="Courier New" fo:font-size="6pt" fo:font-weight="bold" officeooo:rsid="00509a05" fo:background-color="#fe7f00" loext:char-shading-value="0" style:font-size-asian="6pt" style:language-asian="de" style:country-asian="DE" style:font-weight-asian="bold" style:font-size-complex="6pt" style:font-weight-complex="bold"/>
    </style:style>
    <style:style style:name="T180" style:family="text">
      <style:text-properties fo:color="#000000" style:font-name="Courier New" fo:font-size="6pt" fo:font-weight="bold" fo:background-color="#cccccc" loext:char-shading-value="0" style:font-size-asian="6pt" style:language-asian="de" style:country-asian="DE" style:font-weight-asian="bold" style:font-size-complex="6pt" style:font-weight-complex="bold"/>
    </style:style>
    <style:style style:name="T181" style:family="text">
      <style:text-properties fo:color="#000000" style:font-name="Courier New" fo:font-size="6pt" fo:font-weight="bold" fo:background-color="#cccccc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82" style:family="text">
      <style:text-properties fo:color="#000000" style:font-name="Courier New" fo:font-size="6pt" fo:font-weight="bold" fo:background-color="#dddddd" loext:char-shading-value="0" style:font-size-asian="6pt" style:language-asian="de" style:country-asian="DE" style:font-weight-asian="bold" style:font-name-complex="Courier New" style:font-size-complex="6pt"/>
    </style:style>
    <style:style style:name="T183" style:family="text">
      <style:text-properties fo:color="#000000" style:font-name="Courier New" fo:font-size="6pt" fo:font-weight="bold" fo:background-color="#dddddd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84" style:family="text">
      <style:text-properties fo:color="#000000" style:font-name="Courier New" fo:font-size="6pt" fo:font-weight="bold" style:font-size-asian="6pt" style:language-asian="de" style:country-asian="DE" style:font-weight-asian="bold" style:font-size-complex="6pt"/>
    </style:style>
    <style:style style:name="T185" style:family="text">
      <style:text-properties fo:color="#000000" style:font-name="Courier New" fo:font-size="6pt" fo:font-weight="bold" style:font-size-asian="6pt" style:language-asian="de" style:country-asian="DE" style:font-weight-asian="bold" style:font-size-complex="6pt" style:font-weight-complex="bold"/>
    </style:style>
    <style:style style:name="T186" style:family="text">
      <style:text-properties fo:color="#000000" style:font-name="Courier New" fo:font-size="6pt" fo:font-weight="bold" officeooo:rsid="006aba03" style:font-size-asian="6pt" style:language-asian="de" style:country-asian="DE" style:font-weight-asian="bold" style:font-size-complex="6pt" style:font-weight-complex="bold"/>
    </style:style>
    <style:style style:name="T187" style:family="text">
      <style:text-properties fo:color="#000000" style:font-name="Courier New" fo:font-size="6pt" fo:font-weight="bold" style:font-size-asian="6pt" style:font-weight-asian="bold" style:font-size-complex="6pt"/>
    </style:style>
    <style:style style:name="T188" style:family="text">
      <style:text-properties fo:color="#000000" style:font-name="Courier New" fo:font-size="6pt" fo:font-weight="bold" style:font-size-asian="6pt" style:font-weight-asian="bold" style:font-size-complex="6pt" style:font-weight-complex="bold"/>
    </style:style>
    <style:style style:name="T189" style:family="text">
      <style:text-properties fo:color="#000000" style:font-name="Courier New" fo:font-size="6pt" fo:font-weight="bold" fo:background-color="#d0d0d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90" style:family="text">
      <style:text-properties fo:color="#000000" style:font-name="Courier New" fo:font-size="6pt" fo:font-weight="bold" fo:background-color="#c0c0c0" loext:char-shading-value="0" style:font-size-asian="6pt" style:font-weight-asian="bold" style:font-size-complex="6pt"/>
    </style:style>
    <style:style style:name="T191" style:family="text">
      <style:text-properties fo:color="#000000" style:font-name="Courier New" fo:font-size="6pt" fo:font-weight="bold" fo:background-color="#c0c0c0" loext:char-shading-value="0" style:font-size-asian="6pt" style:language-asian="de" style:country-asian="DE" style:font-weight-asian="bold" style:font-size-complex="6pt" style:font-weight-complex="bold"/>
    </style:style>
    <style:style style:name="T192" style:family="text">
      <style:text-properties fo:color="#000000" style:font-name="Courier New" fo:font-size="6pt" fo:font-weight="bold" fo:background-color="#c0c0c0" loext:char-shading-value="0" style:font-size-asian="6pt" style:language-asian="de" style:country-asian="DE" style:font-weight-asian="bold" style:font-name-complex="Courier New" style:font-size-complex="6pt"/>
    </style:style>
    <style:style style:name="T193" style:family="text">
      <style:text-properties fo:color="#000000" style:font-name="Courier New" fo:font-size="6pt" fo:font-weight="bold" fo:background-color="#c0c0c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194" style:family="text">
      <style:text-properties fo:color="#000000" style:font-name="Courier New" fo:font-size="6pt" fo:font-weight="bold" fo:background-color="#c0c0c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95" style:family="text">
      <style:text-properties fo:color="#000000" style:font-name="Courier New" fo:font-size="6pt" fo:font-weight="bold" officeooo:rsid="0041548f" fo:background-color="#c0c0c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96" style:family="text">
      <style:text-properties fo:color="#000000" style:font-name="Courier New" fo:font-size="6pt" fo:font-weight="bold" officeooo:rsid="0032b7fc" fo:background-color="#c0c0c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97" style:family="text">
      <style:text-properties fo:color="#000000" style:font-name="Courier New" fo:font-size="6pt" fo:font-weight="bold" officeooo:rsid="003ed595" fo:background-color="#c0c0c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198" style:family="text">
      <style:text-properties fo:color="#000000" style:font-name="Courier New" fo:font-size="6pt" fo:font-weight="bold" fo:background-color="#bababa" loext:char-shading-value="0" style:font-size-asian="6pt" style:language-asian="de" style:country-asian="DE" style:font-weight-asian="bold" style:font-size-complex="6pt" style:font-weight-complex="bold"/>
    </style:style>
    <style:style style:name="T199" style:family="text">
      <style:text-properties fo:color="#000000" style:font-name="Courier New" fo:font-size="6pt" fo:font-weight="bold" fo:background-color="#bababa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200" style:family="text">
      <style:text-properties fo:color="#000000" style:font-name="Courier New" fo:font-size="6pt" fo:font-weight="bold" officeooo:rsid="00215403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201" style:family="text">
      <style:text-properties fo:color="#000000" style:font-name="Courier New" fo:font-size="6pt" fo:font-weight="bold" officeooo:rsid="006aba03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202" style:family="text">
      <style:text-properties fo:color="#000000" style:font-name="Courier New" fo:font-size="6pt" fo:font-weight="bold" officeooo:rsid="0021a844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203" style:family="text">
      <style:text-properties fo:color="#000000" style:font-name="Courier New" fo:font-size="6pt" fo:font-weight="bold" officeooo:rsid="00275d3d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204" style:family="text">
      <style:text-properties fo:color="#000000" style:font-name="Courier New" fo:font-size="6pt" fo:font-weight="bold" officeooo:rsid="014104a5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205" style:family="text">
      <style:text-properties fo:color="#000000" style:font-name="Courier New" fo:font-size="6pt" fo:font-weight="bold" officeooo:rsid="006f144b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206" style:family="text">
      <style:text-properties fo:color="#000000" style:font-name="Courier New" fo:font-size="6pt" fo:font-weight="bold" officeooo:rsid="01f7c076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207" style:family="text">
      <style:text-properties fo:color="#000000" style:font-name="Courier New" fo:font-size="6pt" fo:font-weight="bold" officeooo:rsid="00468a9a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208" style:family="text">
      <style:text-properties fo:color="#000000" style:font-name="Courier New" fo:font-size="6pt" fo:font-weight="bold" officeooo:rsid="01da7981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209" style:family="text">
      <style:text-properties fo:color="#000000" style:font-name="Courier New" fo:font-size="6pt" fo:background-color="#fe7f00" loext:char-shading-value="0" style:font-size-asian="6pt" style:language-asian="de" style:country-asian="DE" style:font-name-complex="Courier New" style:font-size-complex="6pt"/>
    </style:style>
    <style:style style:name="T210" style:family="text">
      <style:text-properties fo:color="#000000" style:font-name="Courier New" fo:font-size="6pt" officeooo:rsid="004e6f83" fo:background-color="#fe7f00" loext:char-shading-value="0" style:font-size-asian="6pt" style:language-asian="de" style:country-asian="DE" style:font-name-complex="Courier New" style:font-size-complex="6pt"/>
    </style:style>
    <style:style style:name="T211" style:family="text">
      <style:text-properties fo:color="#000000" style:font-name="Courier New" fo:font-size="6pt" officeooo:rsid="004b9d37" fo:background-color="#fe7f00" loext:char-shading-value="0" style:font-size-asian="6pt" style:language-asian="de" style:country-asian="DE" style:font-name-complex="Courier New" style:font-size-complex="6pt"/>
    </style:style>
    <style:style style:name="T212" style:family="text">
      <style:text-properties fo:color="#000000" style:font-name="Courier New" fo:font-size="6pt" officeooo:rsid="006958e0" fo:background-color="#fe7f00" loext:char-shading-value="0" style:font-size-asian="6pt" style:language-asian="de" style:country-asian="DE" style:font-name-complex="Courier New" style:font-size-complex="6pt"/>
    </style:style>
    <style:style style:name="T213" style:family="text">
      <style:text-properties fo:color="#000000" style:font-name="Courier New" fo:font-size="6pt" officeooo:rsid="005085e9" fo:background-color="#fe7f00" loext:char-shading-value="0" style:font-size-asian="6pt" style:language-asian="de" style:country-asian="DE" style:font-name-complex="Courier New" style:font-size-complex="6pt"/>
    </style:style>
    <style:style style:name="T214" style:family="text">
      <style:text-properties fo:color="#000000" style:font-name="Courier New" fo:font-size="6pt" officeooo:rsid="00509a05" fo:background-color="#fe7f00" loext:char-shading-value="0" style:font-size-asian="6pt" style:language-asian="de" style:country-asian="DE" style:font-name-complex="Courier New" style:font-size-complex="6pt"/>
    </style:style>
    <style:style style:name="T215" style:family="text">
      <style:text-properties fo:color="#000000" style:font-name="Courier New" fo:font-size="6pt" fo:background-color="#fe7f00" loext:char-shading-value="0" style:font-size-asian="6pt" style:language-asian="de" style:country-asian="DE" style:font-size-complex="6pt"/>
    </style:style>
    <style:style style:name="T216" style:family="text">
      <style:text-properties fo:color="#000000" style:font-name="Courier New" fo:font-size="6pt" officeooo:rsid="004e6f83" fo:background-color="#fe7f00" loext:char-shading-value="0" style:font-size-asian="6pt" style:language-asian="de" style:country-asian="DE" style:font-size-complex="6pt"/>
    </style:style>
    <style:style style:name="T217" style:family="text">
      <style:text-properties fo:color="#000000" style:font-name="Courier New" fo:font-size="6pt" style:text-underline-style="solid" style:text-underline-width="auto" style:text-underline-color="font-color" fo:font-weight="bold" style:font-size-asian="6pt" style:language-asian="de" style:country-asian="DE" style:font-weight-asian="bold" style:font-size-complex="6pt" style:font-weight-complex="bold"/>
    </style:style>
    <style:style style:name="T218" style:family="text">
      <style:text-properties fo:color="#000000" style:font-name="Courier New" fo:font-size="6pt" style:text-underline-style="solid" style:text-underline-width="auto" style:text-underline-color="font-color" fo:font-weight="bold" officeooo:rsid="005085e9" style:font-size-asian="6pt" style:language-asian="de" style:country-asian="DE" style:font-weight-asian="bold" style:font-size-complex="6pt" style:font-weight-complex="bold"/>
    </style:style>
    <style:style style:name="T219" style:family="text">
      <style:text-properties fo:color="#000000" style:font-name="Courier New" fo:font-size="6pt" style:text-underline-style="solid" style:text-underline-width="auto" style:text-underline-color="font-color" fo:font-weight="bold" officeooo:rsid="004e6f83" style:font-size-asian="6pt" style:language-asian="de" style:country-asian="DE" style:font-weight-asian="bold" style:font-size-complex="6pt" style:font-weight-complex="bold"/>
    </style:style>
    <style:style style:name="T220" style:family="text">
      <style:text-properties fo:color="#000000" style:font-name="Courier New" fo:font-size="6pt" style:text-underline-style="solid" style:text-underline-width="auto" style:text-underline-color="font-color" fo:font-weight="bold" officeooo:rsid="004eea3d" style:font-size-asian="6pt" style:language-asian="de" style:country-asian="DE" style:font-weight-asian="bold" style:font-size-complex="6pt" style:font-weight-complex="bold"/>
    </style:style>
    <style:style style:name="T221" style:family="text">
      <style:text-properties fo:color="#000000" style:font-name="Courier New" fo:font-size="6pt" style:text-underline-style="solid" style:text-underline-width="auto" style:text-underline-color="font-color" fo:font-weight="bold" officeooo:rsid="004e6f83" fo:background-color="#00ffff" loext:char-shading-value="0" style:font-size-asian="6pt" style:language-asian="de" style:country-asian="DE" style:font-weight-asian="bold" style:font-size-complex="6pt" style:font-weight-complex="bold"/>
    </style:style>
    <style:style style:name="T222" style:family="text">
      <style:text-properties fo:color="#000000" style:font-name="Courier New" fo:font-size="6pt" fo:font-weight="normal" officeooo:rsid="004eea3d" style:font-size-asian="6pt" style:language-asian="de" style:country-asian="DE" style:font-weight-asian="normal" style:font-size-complex="6pt" style:font-weight-complex="normal"/>
    </style:style>
    <style:style style:name="T223" style:family="text">
      <style:text-properties fo:color="#000000" style:font-name="Courier New" fo:font-size="6pt" fo:font-weight="normal" officeooo:rsid="0041548f" fo:background-color="#c0c0c0" loext:char-shading-value="0" style:font-size-asian="6pt" style:language-asian="de" style:country-asian="DE" style:font-weight-asian="normal" style:font-name-complex="Courier New2" style:font-size-complex="6pt" style:font-weight-complex="normal"/>
    </style:style>
    <style:style style:name="T224" style:family="text">
      <style:text-properties fo:color="#000000" style:font-name="Courier New" fo:font-size="6pt" style:font-size-asian="6pt" style:font-size-complex="6pt"/>
    </style:style>
    <style:style style:name="T225" style:family="text">
      <style:text-properties fo:color="#000000" style:font-name="Courier New" fo:font-size="6pt" style:font-size-asian="6pt" style:language-asian="de" style:country-asian="DE" style:font-name-complex="Courier New" style:font-size-complex="6pt"/>
    </style:style>
    <style:style style:name="T226" style:family="text">
      <style:text-properties fo:color="#000000" style:font-name="Courier New" fo:font-size="6pt" style:text-underline-style="none" fo:font-weight="bold" style:font-size-asian="6pt" style:language-asian="de" style:country-asian="DE" style:font-weight-asian="bold" style:font-size-complex="6pt" style:font-weight-complex="bold"/>
    </style:style>
    <style:style style:name="T227" style:family="text">
      <style:text-properties fo:color="#000000" style:font-name="Courier New" fo:font-size="6pt" style:text-underline-style="none" fo:font-weight="normal" style:font-size-asian="6pt" style:language-asian="de" style:country-asian="DE" style:font-weight-asian="normal" style:font-size-complex="6pt" style:font-weight-complex="normal"/>
    </style:style>
    <style:style style:name="T228" style:family="text">
      <style:text-properties fo:color="#000000" style:font-name="Courier New" fo:font-size="6pt" fo:background-color="#d0d0d0" loext:char-shading-value="0" style:font-size-asian="6pt" style:language-asian="de" style:country-asian="DE" style:font-name-complex="Courier New" style:font-size-complex="6pt"/>
    </style:style>
    <style:style style:name="T229" style:family="text">
      <style:text-properties fo:color="#000000" style:font-name="Courier New" fo:font-size="6pt" fo:background-color="#ffffff" loext:char-shading-value="0" style:font-size-asian="6pt" style:font-size-complex="6pt"/>
    </style:style>
    <style:style style:name="T230" style:family="text">
      <style:text-properties fo:color="#000000" style:font-name="Courier New" fo:font-size="6pt" fo:background-color="#e3e300" loext:char-shading-value="0" style:font-size-asian="6pt" style:language-asian="de" style:country-asian="DE" style:font-name-complex="Courier New" style:font-size-complex="6pt"/>
    </style:style>
    <style:style style:name="T231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704a01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232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14104a5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233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70e2e0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234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5e5aa3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235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704a01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236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adb1c1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237" style:family="text">
      <style:text-properties fo:color="#000000" style:font-name="Courier New" fo:font-size="6pt" fo:font-style="normal" style:text-underline-style="solid" style:text-underline-width="auto" style:text-underline-color="font-color" fo:font-weight="bold" officeooo:rsid="006039a5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238" style:family="text">
      <style:text-properties fo:color="#000000" style:font-name="Courier New" fo:font-size="12pt" fo:font-weight="bold" fo:background-color="transparent" loext:char-shading-value="0" style:font-size-asian="12pt" style:language-asian="de" style:country-asian="DE" style:font-weight-asian="bold" style:font-size-complex="12pt"/>
    </style:style>
    <style:style style:name="T239" style:family="text">
      <style:text-properties fo:color="#000000" style:font-name="Courier New" fo:font-size="12pt" fo:font-weight="bold" officeooo:rsid="0070e2e0" fo:background-color="transparent" loext:char-shading-value="0" style:font-size-asian="12pt" style:language-asian="de" style:country-asian="DE" style:font-weight-asian="bold" style:font-size-complex="12pt"/>
    </style:style>
    <style:style style:name="T240" style:family="text">
      <style:text-properties fo:color="#000000" style:font-name="Courier New" fo:font-size="12pt" fo:font-weight="bold" officeooo:rsid="0085295a" fo:background-color="transparent" loext:char-shading-value="0" style:font-size-asian="12pt" style:language-asian="de" style:country-asian="DE" style:font-weight-asian="bold" style:font-size-complex="12pt"/>
    </style:style>
    <style:style style:name="T241" style:family="text">
      <style:text-properties fo:color="#000000" style:font-name="Courier New" fo:font-size="12pt" fo:font-weight="bold" officeooo:rsid="00879162" fo:background-color="transparent" loext:char-shading-value="0" style:font-size-asian="12pt" style:language-asian="de" style:country-asian="DE" style:font-weight-asian="bold" style:font-size-complex="12pt"/>
    </style:style>
    <style:style style:name="T242" style:family="text">
      <style:text-properties fo:color="#000000" style:font-name="Courier New" fo:font-size="12pt" style:text-underline-style="solid" style:text-underline-width="auto" style:text-underline-color="font-color" fo:font-weight="bold" fo:background-color="transparent" loext:char-shading-value="0" style:font-size-asian="12pt" style:language-asian="de" style:country-asian="DE" style:font-weight-asian="bold" style:font-size-complex="12pt"/>
    </style:style>
    <style:style style:name="T243" style:family="text">
      <style:text-properties fo:color="#000000" style:font-name="Courier New" fo:font-size="12pt" style:text-underline-style="solid" style:text-underline-width="auto" style:text-underline-color="font-color" fo:font-weight="bold" officeooo:rsid="0085295a" fo:background-color="transparent" loext:char-shading-value="0" style:font-size-asian="12pt" style:language-asian="de" style:country-asian="DE" style:font-weight-asian="bold" style:font-size-complex="12pt"/>
    </style:style>
    <style:style style:name="T244" style:family="text">
      <style:text-properties fo:color="#000000" style:font-name="Courier New" fo:font-size="12pt" style:text-underline-style="solid" style:text-underline-width="auto" style:text-underline-color="font-color" fo:font-weight="bold" officeooo:rsid="00879162" fo:background-color="transparent" loext:char-shading-value="0" style:font-size-asian="12pt" style:language-asian="de" style:country-asian="DE" style:font-weight-asian="bold" style:font-size-complex="12pt"/>
    </style:style>
    <style:style style:name="T245" style:family="text">
      <style:text-properties fo:color="#000000" style:font-name="Courier New" fo:font-weight="bold" fo:background-color="#c0c0c0" loext:char-shading-value="0" style:language-asian="de" style:country-asian="DE" style:font-weight-asian="bold" style:font-name-complex="Courier New2"/>
    </style:style>
    <style:style style:name="T246" style:family="text">
      <style:text-properties fo:color="#000000" style:font-name="Courier New" fo:font-weight="bold" officeooo:rsid="00a59d4d" fo:background-color="#c0c0c0" loext:char-shading-value="0" style:language-asian="de" style:country-asian="DE" style:font-weight-asian="bold" style:font-name-complex="Courier New2"/>
    </style:style>
    <style:style style:name="T247" style:family="text">
      <style:text-properties fo:color="#000000" style:font-name="Courier New" fo:font-weight="bold" officeooo:rsid="0041548f" fo:background-color="#c0c0c0" loext:char-shading-value="0" style:language-asian="de" style:country-asian="DE" style:font-weight-asian="bold" style:font-name-complex="Courier New2"/>
    </style:style>
    <style:style style:name="T248" style:family="text">
      <style:text-properties fo:color="#000000" style:font-name="Courier New" fo:font-weight="bold" officeooo:rsid="003ed595" fo:background-color="#c0c0c0" loext:char-shading-value="0" style:language-asian="de" style:country-asian="DE" style:font-weight-asian="bold" style:font-name-complex="Courier New2"/>
    </style:style>
    <style:style style:name="T249" style:family="text">
      <style:text-properties fo:color="#000000" style:font-name="Courier New" fo:font-weight="bold" officeooo:rsid="0044efd8" fo:background-color="#c0c0c0" loext:char-shading-value="0" style:language-asian="de" style:country-asian="DE" style:font-weight-asian="bold" style:font-name-complex="Courier New2"/>
    </style:style>
    <style:style style:name="T250" style:family="text">
      <style:text-properties fo:color="#000000" style:font-name="Courier New" fo:font-weight="bold" officeooo:rsid="006d143d" fo:background-color="#c0c0c0" loext:char-shading-value="0" style:language-asian="de" style:country-asian="DE" style:font-weight-asian="bold" style:font-name-complex="Courier New2"/>
    </style:style>
    <style:style style:name="T251" style:family="text">
      <style:text-properties fo:color="#000000" style:font-name="Courier New" fo:font-weight="bold" officeooo:rsid="004880b9" fo:background-color="#c0c0c0" loext:char-shading-value="0" style:language-asian="de" style:country-asian="DE" style:font-weight-asian="bold" style:font-name-complex="Courier New2"/>
    </style:style>
    <style:style style:name="T252" style:family="text">
      <style:text-properties fo:color="#000000" style:font-name="Courier New" fo:font-weight="bold" fo:background-color="#d4ea6b" loext:char-shading-value="0" style:language-asian="de" style:country-asian="DE" style:font-weight-asian="bold" style:font-name-complex="Courier New2"/>
    </style:style>
    <style:style style:name="T253" style:family="text">
      <style:text-properties fo:color="#000000" style:font-name="Courier New" fo:font-weight="bold" officeooo:rsid="0035fa23" fo:background-color="#d4ea6b" loext:char-shading-value="0" style:language-asian="de" style:country-asian="DE" style:font-weight-asian="bold" style:font-name-complex="Courier New2"/>
    </style:style>
    <style:style style:name="T254" style:family="text">
      <style:text-properties fo:color="#000000" style:font-name="Courier New" fo:font-weight="bold" officeooo:rsid="004b88cf" fo:background-color="#d4ea6b" loext:char-shading-value="0" style:language-asian="de" style:country-asian="DE" style:font-weight-asian="bold" style:font-name-complex="Courier New2"/>
    </style:style>
    <style:style style:name="T255" style:family="text">
      <style:text-properties fo:color="#000000" style:font-name="Courier New" fo:font-weight="bold" officeooo:rsid="00a0c27c" fo:background-color="#d4ea6b" loext:char-shading-value="0" style:language-asian="de" style:country-asian="DE" style:font-weight-asian="bold" style:font-name-complex="Courier New2"/>
    </style:style>
    <style:style style:name="T256" style:family="text">
      <style:text-properties fo:color="#000000" style:font-name="Courier New" fo:font-weight="bold" officeooo:rsid="00468a9a" fo:background-color="#d4ea6b" loext:char-shading-value="0" style:language-asian="de" style:country-asian="DE" style:font-weight-asian="bold" style:font-name-complex="Courier New2"/>
    </style:style>
    <style:style style:name="T257" style:family="text">
      <style:text-properties fo:color="#000000" style:font-name="Courier New" fo:font-weight="bold" officeooo:rsid="007a5617" fo:background-color="#d4ea6b" loext:char-shading-value="0" style:language-asian="de" style:country-asian="DE" style:font-weight-asian="bold" style:font-name-complex="Courier New2"/>
    </style:style>
    <style:style style:name="T258" style:family="text">
      <style:text-properties fo:color="#000000" style:font-name="Courier New" fo:font-weight="bold" officeooo:rsid="007b18f3" fo:background-color="#d4ea6b" loext:char-shading-value="0" style:language-asian="de" style:country-asian="DE" style:font-weight-asian="bold" style:font-name-complex="Courier New2"/>
    </style:style>
    <style:style style:name="T259" style:family="text">
      <style:text-properties fo:color="#000000" style:font-name="Courier New" fo:font-weight="bold" officeooo:rsid="008041a6" fo:background-color="#d4ea6b" loext:char-shading-value="0" style:language-asian="de" style:country-asian="DE" style:font-weight-asian="bold" style:font-name-complex="Courier New2"/>
    </style:style>
    <style:style style:name="T260" style:family="text">
      <style:text-properties fo:color="#000000" style:font-name="Courier New" fo:font-weight="bold" officeooo:rsid="01dc4880" fo:background-color="#d4ea6b" loext:char-shading-value="0" style:language-asian="de" style:country-asian="DE" style:font-weight-asian="bold" style:font-name-complex="Courier New2"/>
    </style:style>
    <style:style style:name="T261" style:family="text">
      <style:text-properties fo:color="#000000" style:font-name="Courier New" fo:font-weight="bold" officeooo:rsid="0075917c" fo:background-color="#d4ea6b" loext:char-shading-value="0" style:language-asian="de" style:country-asian="DE" style:font-weight-asian="bold" style:font-name-complex="Courier New2"/>
    </style:style>
    <style:style style:name="T262" style:family="text">
      <style:text-properties fo:color="#000000" style:font-name="Courier New" fo:font-weight="bold" officeooo:rsid="00868050" fo:background-color="#d4ea6b" loext:char-shading-value="0" style:language-asian="de" style:country-asian="DE" style:font-weight-asian="bold" style:font-name-complex="Courier New2"/>
    </style:style>
    <style:style style:name="T263" style:family="text">
      <style:text-properties fo:color="#000000" style:font-name="Courier New" fo:font-weight="bold" officeooo:rsid="0086f401" fo:background-color="#d4ea6b" loext:char-shading-value="0" style:language-asian="de" style:country-asian="DE" style:font-weight-asian="bold" style:font-name-complex="Courier New2"/>
    </style:style>
    <style:style style:name="T264" style:family="text">
      <style:text-properties fo:color="#000000" style:font-name="Courier New" fo:font-weight="bold" officeooo:rsid="0044efd8" style:language-asian="de" style:country-asian="DE" style:font-weight-asian="bold" style:font-name-complex="Courier New2"/>
    </style:style>
    <style:style style:name="T265" style:family="text">
      <style:text-properties fo:color="#000000" style:font-name="Courier New" fo:font-weight="bold" officeooo:rsid="006c4d0f" style:language-asian="de" style:country-asian="DE" style:font-weight-asian="bold" style:font-name-complex="Courier New2"/>
    </style:style>
    <style:style style:name="T266" style:family="text">
      <style:text-properties fo:color="#000000" style:font-name="Courier New" fo:font-weight="bold" officeooo:rsid="0073e8b1" style:language-asian="de" style:country-asian="DE" style:font-weight-asian="bold" style:font-name-complex="Courier New2"/>
    </style:style>
    <style:style style:name="T267" style:family="text">
      <style:text-properties fo:color="#000000" style:font-name="Courier New" fo:font-weight="bold" officeooo:rsid="0073e8b1" fo:background-color="transparent" loext:char-shading-value="0" style:language-asian="de" style:country-asian="DE" style:font-weight-asian="bold" style:font-name-complex="Courier New2"/>
    </style:style>
    <style:style style:name="T268" style:family="text">
      <style:text-properties fo:color="#000000" style:font-name="Courier New" fo:font-weight="bold" officeooo:rsid="006c4d0f" fo:background-color="transparent" loext:char-shading-value="0" style:language-asian="de" style:country-asian="DE" style:font-weight-asian="bold" style:font-name-complex="Courier New2"/>
    </style:style>
    <style:style style:name="T269" style:family="text">
      <style:text-properties fo:color="#000000" style:font-name="Courier New" fo:font-style="normal" fo:font-weight="bold" officeooo:rsid="01cf58df" fo:background-color="#a5a5a5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0" style:family="text">
      <style:text-properties fo:color="#000000" style:font-name="Courier New" fo:font-style="normal" fo:font-weight="normal" officeooo:rsid="006c4d0f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71" style:family="text">
      <style:text-properties fo:color="#000000" style:font-name="Courier New" fo:font-style="normal" fo:font-weight="normal" officeooo:rsid="006dcfe2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72" style:family="text">
      <style:text-properties fo:color="#000000" style:font-name="Courier New" fo:font-style="normal" fo:font-weight="normal" officeooo:rsid="007b18f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73" style:family="text">
      <style:text-properties fo:color="#000000" style:font-name="Courier New" fo:font-style="normal" fo:font-weight="normal" officeooo:rsid="008041a6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74" style:family="text">
      <style:text-properties fo:color="#000000" style:font-name="Courier New" fo:font-style="normal" style:text-underline-style="solid" style:text-underline-width="auto" style:text-underline-color="font-color" fo:font-weight="bold" officeooo:rsid="006c4d0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5" style:family="text">
      <style:text-properties fo:color="#000000" style:font-name="Courier New" fo:font-style="normal" style:text-underline-style="solid" style:text-underline-width="auto" style:text-underline-color="font-color" fo:font-weight="bold" officeooo:rsid="006dcfe2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6" style:family="text">
      <style:text-properties fo:color="#000000" style:font-name="Courier New" fo:font-style="normal" style:text-underline-style="solid" style:text-underline-width="auto" style:text-underline-color="font-color" fo:font-weight="bold" officeooo:rsid="0075917c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7" style:family="text">
      <style:text-properties fo:color="#000000" style:font-name="Courier New" fo:font-style="normal" style:text-underline-style="solid" style:text-underline-width="auto" style:text-underline-color="font-color" fo:font-weight="bold" officeooo:rsid="007877d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8" style:family="text">
      <style:text-properties fo:color="#000000" style:font-name="Courier New" fo:font-style="normal" style:text-underline-style="solid" style:text-underline-width="auto" style:text-underline-color="font-color" fo:font-weight="bold" officeooo:rsid="007a561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79" style:family="text">
      <style:text-properties fo:color="#000000" style:font-name="Courier New" fo:font-style="normal" style:text-underline-style="solid" style:text-underline-width="auto" style:text-underline-color="font-color" fo:font-weight="bold" officeooo:rsid="007b18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0" style:family="text">
      <style:text-properties fo:color="#000000" style:font-name="Courier New" fo:font-style="normal" style:text-underline-style="solid" style:text-underline-width="auto" style:text-underline-color="font-color" fo:font-weight="bold" officeooo:rsid="008041a6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" style:family="text">
      <style:text-properties fo:color="#000000" style:font-name="Courier New" fo:font-style="normal" style:text-underline-style="solid" style:text-underline-width="auto" style:text-underline-color="font-color" fo:font-weight="bold" officeooo:rsid="005e5aa3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2" style:family="text">
      <style:text-properties fo:color="#000000" style:font-name="Courier New" fo:font-style="normal" style:text-underline-style="solid" style:text-underline-width="auto" style:text-underline-color="font-color" fo:font-weight="bold" officeooo:rsid="007877df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3" style:family="text">
      <style:text-properties fo:color="#000000" style:font-name="Courier New" fo:font-style="normal" style:text-underline-style="solid" style:text-underline-width="auto" style:text-underline-color="font-color" fo:font-weight="bold" officeooo:rsid="0061969b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4" style:family="text">
      <style:text-properties fo:color="#000000" style:font-name="Courier New" fo:font-style="normal" style:text-underline-style="solid" style:text-underline-width="auto" style:text-underline-color="font-color" fo:font-weight="bold" officeooo:rsid="007a5617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5" style:family="text">
      <style:text-properties fo:color="#000000" style:font-name="Courier New" fo:font-style="normal" style:text-underline-style="solid" style:text-underline-width="auto" style:text-underline-color="font-color" fo:font-weight="bold" officeooo:rsid="0075917c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6" style:family="text">
      <style:text-properties fo:color="#000000" style:font-name="Courier New" fo:font-style="normal" style:text-underline-style="solid" style:text-underline-width="auto" style:text-underline-color="font-color" fo:font-weight="bold" officeooo:rsid="007b18f3" fo:background-color="transparent" loext:char-shading-value="0" style:language-asian="de" style:country-asian="DE" style:font-style-asian="normal" style:font-weight-asian="bold" style:font-name-complex="Courier New" style:font-style-complex="normal" style:font-weight-complex="bold"/>
    </style:style>
    <style:style style:name="T287" style:family="text">
      <style:text-properties fo:color="#000000" style:font-name="Courier New" style:text-underline-style="solid" style:text-underline-width="auto" style:text-underline-color="font-color" fo:font-weight="bold" fo:background-color="transparent" loext:char-shading-value="0" style:language-asian="de" style:country-asian="DE" style:font-weight-asian="bold"/>
    </style:style>
    <style:style style:name="T288" style:family="text">
      <style:text-properties fo:color="#000000" style:font-name="Courier New" style:text-underline-style="solid" style:text-underline-width="auto" style:text-underline-color="font-color" fo:font-weight="bold" officeooo:rsid="0085295a" fo:background-color="transparent" loext:char-shading-value="0" style:language-asian="de" style:country-asian="DE" style:font-weight-asian="bold"/>
    </style:style>
    <style:style style:name="T289" style:family="text">
      <style:text-properties fo:color="#000000" style:font-name="Courier New" style:text-underline-style="solid" style:text-underline-width="auto" style:text-underline-color="font-color" fo:font-weight="bold" officeooo:rsid="00879162" fo:background-color="transparent" loext:char-shading-value="0" style:language-asian="de" style:country-asian="DE" style:font-weight-asian="bold"/>
    </style:style>
    <style:style style:name="T290" style:family="text">
      <style:text-properties fo:color="#000000" style:font-name="Courier New" fo:font-size="14pt" style:text-underline-style="solid" style:text-underline-width="auto" style:text-underline-color="font-color" fo:font-weight="bold" fo:background-color="transparent" loext:char-shading-value="0" style:font-size-asian="14pt" style:language-asian="de" style:country-asian="DE" style:font-weight-asian="bold" style:font-size-complex="14pt"/>
    </style:style>
    <style:style style:name="T291" style:family="text">
      <style:text-properties fo:color="#000000" style:font-name="Courier New" fo:font-size="14pt" style:text-underline-style="solid" style:text-underline-width="auto" style:text-underline-color="font-color" fo:font-weight="bold" officeooo:rsid="0085295a" fo:background-color="transparent" loext:char-shading-value="0" style:font-size-asian="14pt" style:language-asian="de" style:country-asian="DE" style:font-weight-asian="bold" style:font-size-complex="14pt"/>
    </style:style>
    <style:style style:name="T292" style:family="text">
      <style:text-properties fo:color="#000000" style:font-name="Courier New" fo:font-size="14pt" style:text-underline-style="solid" style:text-underline-width="auto" style:text-underline-color="font-color" fo:font-weight="bold" officeooo:rsid="00879162" fo:background-color="transparent" loext:char-shading-value="0" style:font-size-asian="14pt" style:language-asian="de" style:country-asian="DE" style:font-weight-asian="bold" style:font-size-complex="14pt"/>
    </style:style>
    <style:style style:name="T293" style:family="text">
      <style:text-properties fo:color="#000000"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name-complex="Courier New" style:font-size-complex="10pt" style:font-weight-complex="bold"/>
    </style:style>
    <style:style style:name="T294" style:family="text">
      <style:text-properties fo:color="#000000" fo:font-size="10pt" style:text-underline-style="solid" style:text-underline-width="auto" style:text-underline-color="font-color" fo:font-weight="bold" officeooo:rsid="0045c4a1" fo:background-color="#ffffff" loext:char-shading-value="0" style:font-size-asian="10pt" style:font-weight-asian="bold" style:font-name-complex="Courier New" style:font-size-complex="10pt" style:font-weight-complex="bold"/>
    </style:style>
    <style:style style:name="T295" style:family="text">
      <style:text-properties fo:color="#000000" fo:font-size="10pt" style:text-underline-style="solid" style:text-underline-width="auto" style:text-underline-color="font-color" fo:font-weight="bold" officeooo:rsid="005e5aa3" fo:background-color="transparent" loext:char-shading-value="0" style:font-size-asian="10pt" style:font-weight-asian="bold" style:font-name-complex="Courier New" style:font-size-complex="10pt" style:font-weight-complex="bold"/>
    </style:style>
    <style:style style:name="T296" style:family="text">
      <style:text-properties fo:color="#000000" fo:font-size="10pt" style:text-underline-style="solid" style:text-underline-width="auto" style:text-underline-color="font-color" fo:font-weight="bold" officeooo:rsid="007f8046" fo:background-color="transparent" loext:char-shading-value="0" style:font-size-asian="10pt" style:font-weight-asian="bold" style:font-name-complex="Courier New" style:font-size-complex="10pt" style:font-weight-complex="bold"/>
    </style:style>
    <style:style style:name="T297" style:family="text">
      <style:text-properties fo:color="#000000" fo:font-size="10pt" style:text-underline-style="solid" style:text-underline-width="auto" style:text-underline-color="font-color" fo:font-weight="bold" officeooo:rsid="005f5636" fo:background-color="transparent" loext:char-shading-value="0" style:font-size-asian="10pt" style:font-weight-asian="bold" style:font-name-complex="Courier New" style:font-size-complex="10pt" style:font-weight-complex="bold"/>
    </style:style>
    <style:style style:name="T298" style:family="text">
      <style:text-properties fo:color="#000000" fo:font-size="10pt" officeooo:rsid="005e5aa3" style:font-size-asian="10pt" style:font-name-complex="Courier New" style:font-size-complex="10pt"/>
    </style:style>
    <style:style style:name="T299" style:family="text">
      <style:text-properties fo:color="#000000" fo:font-size="10pt" officeooo:rsid="007f8046" style:font-size-asian="10pt" style:font-name-complex="Courier New" style:font-size-complex="10pt"/>
    </style:style>
    <style:style style:name="T300" style:family="text">
      <style:text-properties fo:color="#000000" fo:font-size="10pt" officeooo:rsid="005f5636" style:font-size-asian="10pt" style:font-name-complex="Courier New" style:font-size-complex="10pt"/>
    </style:style>
    <style:style style:name="T301" style:family="text">
      <style:text-properties fo:color="#000000" fo:font-size="10pt" officeooo:rsid="008041a6" style:font-size-asian="10pt" style:font-name-complex="Courier New" style:font-size-complex="10pt"/>
    </style:style>
    <style:style style:name="T302" style:family="text">
      <style:text-properties fo:color="#000000" style:text-line-through-style="solid" style:text-line-through-type="single" style:font-name="Courier New" fo:font-size="10pt" style:text-underline-style="solid" style:text-underline-width="auto" style:text-underline-color="font-color" fo:font-weight="bold" style:text-underline-mode="continuous" style:text-overline-mode="continuous" style:text-line-through-mode="continuous" fo:background-color="#00ffff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303" style:family="text">
      <style:text-properties fo:color="#000000" style:text-line-through-style="solid" style:text-line-through-type="single" style:font-name="Courier New" fo:font-size="10pt" style:text-underline-style="solid" style:text-underline-width="auto" style:text-underline-color="font-color" fo:font-weight="bold" officeooo:rsid="0049dda8" fo:background-color="#00ffff" loext:char-shading-value="0" style:font-size-asian="10pt" style:language-asian="de" style:country-asian="DE" style:font-weight-asian="bold" style:font-size-complex="10pt" style:font-weight-complex="bold"/>
    </style:style>
    <style:style style:name="T304" style:family="text">
      <style:text-properties fo:color="#000000" style:text-line-through-style="solid" style:text-line-through-type="single" style:font-name="Courier New" fo:font-size="10pt" style:text-underline-style="solid" style:text-underline-width="auto" style:text-underline-color="font-color" fo:background-color="#00ffff" loext:char-shading-value="0" style:font-size-asian="10pt" style:language-asian="de" style:country-asian="DE" style:font-name-complex="Courier New" style:font-size-complex="10pt"/>
    </style:style>
    <style:style style:name="T305" style:family="text">
      <style:text-properties fo:color="#000000" style:text-line-through-style="solid" style:text-line-through-type="single" style:font-name="Courier New" fo:font-size="10pt" fo:background-color="#00ffff" loext:char-shading-value="0" style:font-size-asian="10pt" style:language-asian="de" style:country-asian="DE" style:font-name-complex="Courier New" style:font-size-complex="10pt"/>
    </style:style>
    <style:style style:name="T306" style:family="text">
      <style:text-properties fo:color="#000000" style:text-line-through-style="solid" style:text-line-through-type="single" style:font-name="Courier New" fo:font-size="10pt" fo:font-weight="normal" officeooo:rsid="0049dda8" fo:background-color="#00ffff" loext:char-shading-value="0" style:font-size-asian="10pt" style:language-asian="de" style:country-asian="DE" style:font-weight-asian="normal" style:font-size-complex="10pt" style:font-weight-complex="normal"/>
    </style:style>
    <style:style style:name="T307" style:family="text">
      <style:text-properties fo:color="#000000" style:text-line-through-style="solid" style:text-line-through-type="single" style:font-name="Courier New" fo:font-size="6pt" fo:font-weight="bold" fo:background-color="#dddddd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08" style:family="text">
      <style:text-properties fo:color="#000000" style:text-line-through-style="solid" style:text-line-through-type="single" style:font-name="Courier New" fo:font-size="6pt" fo:font-weight="bold" fo:background-color="#cccccc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09" style:family="text">
      <style:text-properties fo:color="#000000" style:text-line-through-style="solid" style:text-line-through-type="single" style:font-name="Courier New" fo:font-size="6pt" fo:font-weight="bold" fo:background-color="#d4ea6b" loext:char-shading-value="0" style:font-size-asian="6pt" style:language-asian="de" style:country-asian="DE" style:font-weight-asian="bold" style:font-name-complex="Courier New" style:font-size-complex="6pt"/>
    </style:style>
    <style:style style:name="T310" style:family="text">
      <style:text-properties fo:color="#000000" style:text-line-through-style="solid" style:text-line-through-type="single" style:font-name="Courier New" fo:font-size="6pt" fo:font-weight="bold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1" style:family="text">
      <style:text-properties fo:color="#000000" style:text-line-through-style="solid" style:text-line-through-type="single" style:font-name="Courier New" fo:font-size="6pt" fo:font-weight="bold" officeooo:rsid="004b9d37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2" style:family="text">
      <style:text-properties fo:color="#000000" style:text-line-through-style="solid" style:text-line-through-type="single" style:font-name="Courier New" fo:font-size="6pt" fo:font-weight="bold" officeooo:rsid="006883d1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3" style:family="text">
      <style:text-properties fo:color="#000000" style:text-line-through-style="solid" style:text-line-through-type="single" style:font-name="Courier New" fo:font-size="6pt" fo:font-weight="bold" officeooo:rsid="005085e9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4" style:family="text">
      <style:text-properties fo:color="#000000" style:text-line-through-style="solid" style:text-line-through-type="single" style:font-name="Courier New" fo:font-size="6pt" fo:font-weight="bold" officeooo:rsid="00692491" fo:background-color="#d4ea6b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5" style:family="text">
      <style:text-properties fo:color="#000000" style:text-line-through-style="solid" style:text-line-through-type="single" style:font-name="Courier New" fo:font-size="6pt" fo:font-weight="bold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316" style:family="text">
      <style:text-properties fo:color="#000000" style:text-line-through-style="solid" style:text-line-through-type="single" style:font-name="Courier New" fo:font-size="6pt" fo:font-weight="bold" officeooo:rsid="004b88cf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317" style:family="text">
      <style:text-properties fo:color="#000000" style:text-line-through-style="solid" style:text-line-through-type="single" style:font-name="Courier New" fo:font-size="6pt" fo:font-weight="bold" officeooo:rsid="00274eb5" fo:background-color="#fff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8" style:family="text">
      <style:text-properties fo:color="#000000" style:text-line-through-style="solid" style:text-line-through-type="single" style:font-name="Courier New" fo:font-size="6pt" fo:font-weight="bold" officeooo:rsid="00215403" fo:background-color="#fff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19" style:family="text">
      <style:text-properties fo:color="#000000" style:text-line-through-style="solid" style:text-line-through-type="single" style:font-name="Courier New" fo:font-size="6pt" fo:font-weight="bold" officeooo:rsid="00215403" fo:background-color="#ffff00" loext:char-shading-value="0" style:font-size-asian="6pt" style:language-asian="de" style:country-asian="DE" style:font-weight-asian="bold" style:font-name-complex="Courier New" style:font-size-complex="6pt"/>
    </style:style>
    <style:style style:name="T320" style:family="text">
      <style:text-properties fo:color="#000000" style:text-line-through-style="solid" style:text-line-through-type="single" style:font-name="Courier New" fo:font-size="6pt" fo:font-weight="bold" officeooo:rsid="00274eb5" fo:background-color="#ffff00" loext:char-shading-value="0" style:font-size-asian="6pt" style:language-asian="de" style:country-asian="DE" style:font-weight-asian="bold" style:font-name-complex="Courier New" style:font-size-complex="6pt"/>
    </style:style>
    <style:style style:name="T321" style:family="text">
      <style:text-properties fo:color="#000000" style:text-line-through-style="solid" style:text-line-through-type="single" style:font-name="Courier New" fo:font-size="6pt" fo:font-weight="bold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322" style:family="text">
      <style:text-properties fo:color="#000000" style:text-line-through-style="solid" style:text-line-through-type="single" style:font-name="Courier New" fo:font-size="6pt" fo:font-weight="bold" officeooo:rsid="01414efd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323" style:family="text">
      <style:text-properties fo:color="#000000" style:text-line-through-style="solid" style:text-line-through-type="single" style:font-name="Courier New" fo:font-size="6pt" fo:font-weight="bold" officeooo:rsid="014104a5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324" style:family="text">
      <style:text-properties fo:color="#000000" style:text-line-through-style="solid" style:text-line-through-type="single" style:font-name="Courier New" fo:font-size="6pt" fo:font-weight="bold" officeooo:rsid="00215403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25" style:family="text">
      <style:text-properties fo:color="#000000" style:text-line-through-style="solid" style:text-line-through-type="single" style:font-name="Courier New" fo:font-size="6pt" fo:font-weight="bold" officeooo:rsid="00274eb5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26" style:family="text">
      <style:text-properties fo:color="#000000" style:text-line-through-style="solid" style:text-line-through-type="single" style:font-name="Courier New" fo:font-size="6pt" fo:font-weight="bold" officeooo:rsid="0021a844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27" style:family="text">
      <style:text-properties fo:color="#000000" style:text-line-through-style="solid" style:text-line-through-type="single" style:font-name="Courier New" fo:font-size="6pt" fo:font-weight="bold" officeooo:rsid="00275d3d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28" style:family="text">
      <style:text-properties fo:color="#000000" style:text-line-through-style="solid" style:text-line-through-type="single" style:font-name="Courier New" fo:font-size="6pt" fo:font-weight="bold" officeooo:rsid="006883d1" fo:background-color="#fff2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29" style:family="text">
      <style:text-properties fo:color="#000000" style:text-line-through-style="solid" style:text-line-through-type="single" style:font-name="Courier New" fo:font-size="6pt" fo:font-weight="bold" officeooo:rsid="00215403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330" style:family="text">
      <style:text-properties fo:color="#000000" style:text-line-through-style="solid" style:text-line-through-type="single" style:font-name="Courier New" fo:font-size="6pt" fo:font-weight="bold" officeooo:rsid="00274eb5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331" style:family="text">
      <style:text-properties fo:color="#000000" style:text-line-through-style="solid" style:text-line-through-type="single" style:font-name="Courier New" fo:font-size="6pt" fo:font-weight="bold" officeooo:rsid="0021a844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332" style:family="text">
      <style:text-properties fo:color="#000000" style:text-line-through-style="solid" style:text-line-through-type="single" style:font-name="Courier New" fo:font-size="6pt" fo:font-weight="bold" officeooo:rsid="00275d3d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333" style:family="text">
      <style:text-properties fo:color="#000000" style:text-line-through-style="solid" style:text-line-through-type="single" style:font-name="Courier New" fo:font-size="6pt" fo:font-weight="bold" officeooo:rsid="00692491" fo:background-color="#fff200" loext:char-shading-value="0" style:font-size-asian="6pt" style:language-asian="de" style:country-asian="DE" style:font-weight-asian="bold" style:font-name-complex="Courier New" style:font-size-complex="6pt"/>
    </style:style>
    <style:style style:name="T334" style:family="text">
      <style:text-properties fo:color="#000000" style:text-line-through-style="solid" style:text-line-through-type="single" style:font-name="Courier New" fo:font-size="6pt" fo:font-weight="bold" fo:background-color="#fe7f00" loext:char-shading-value="0" style:font-size-asian="6pt" style:language-asian="de" style:country-asian="DE" style:font-weight-asian="bold" style:font-name-complex="Courier New" style:font-size-complex="6pt"/>
    </style:style>
    <style:style style:name="T335" style:family="text">
      <style:text-properties fo:color="#000000" style:text-line-through-style="solid" style:text-line-through-type="single" style:font-name="Courier New" fo:font-size="6pt" fo:font-weight="bold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36" style:family="text">
      <style:text-properties fo:color="#000000" style:text-line-through-style="solid" style:text-line-through-type="single" style:font-name="Courier New" fo:font-size="6pt" fo:font-weight="bold" officeooo:rsid="004e6f83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37" style:family="text">
      <style:text-properties fo:color="#000000" style:text-line-through-style="solid" style:text-line-through-type="single" style:font-name="Courier New" fo:font-size="6pt" fo:font-weight="bold" officeooo:rsid="004e17c8" fo:background-color="#fe7f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38" style:family="text">
      <style:text-properties fo:color="#000000" style:text-line-through-style="solid" style:text-line-through-type="single" style:font-name="Courier New" fo:font-size="6pt" fo:font-weight="bold" officeooo:rsid="006aba03" fo:background-color="#fe7f00" loext:char-shading-value="0" style:font-size-asian="6pt" style:language-asian="de" style:country-asian="DE" style:font-weight-asian="bold" style:font-name-complex="Courier New" style:font-size-complex="6pt"/>
    </style:style>
    <style:style style:name="T339" style:family="text">
      <style:text-properties fo:color="#000000" style:text-line-through-style="solid" style:text-line-through-type="single" style:font-name="Courier New" fo:font-size="6pt" fo:font-weight="bold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0" style:family="text">
      <style:text-properties fo:color="#000000" style:text-line-through-style="solid" style:text-line-through-type="single" style:font-name="Courier New" fo:font-size="6pt" fo:font-weight="bold" officeooo:rsid="004e6f83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1" style:family="text">
      <style:text-properties fo:color="#000000" style:text-line-through-style="solid" style:text-line-through-type="single" style:font-name="Courier New" fo:font-size="6pt" fo:font-weight="bold" officeooo:rsid="00509a05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2" style:family="text">
      <style:text-properties fo:color="#000000" style:text-line-through-style="solid" style:text-line-through-type="single" style:font-name="Courier New" fo:font-size="6pt" fo:font-weight="bold" officeooo:rsid="0051808d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3" style:family="text">
      <style:text-properties fo:color="#000000" style:text-line-through-style="solid" style:text-line-through-type="single" style:font-name="Courier New" fo:font-size="6pt" fo:font-weight="bold" officeooo:rsid="008297d0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4" style:family="text">
      <style:text-properties fo:color="#000000" style:text-line-through-style="solid" style:text-line-through-type="single" style:font-name="Courier New" fo:font-size="6pt" fo:font-weight="bold" officeooo:rsid="008300d2" fo:background-color="#e300e3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5" style:family="text">
      <style:text-properties fo:color="#000000" style:text-line-through-style="solid" style:text-line-through-type="single" style:font-name="Courier New" fo:font-size="6pt" fo:font-weight="bold" officeooo:rsid="004e17c8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6" style:family="text">
      <style:text-properties fo:color="#000000" style:text-line-through-style="solid" style:text-line-through-type="single" style:font-name="Courier New" fo:font-size="6pt" fo:font-weight="bold" officeooo:rsid="00533df9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7" style:family="text">
      <style:text-properties fo:color="#000000" style:text-line-through-style="solid" style:text-line-through-type="single" style:font-name="Courier New" fo:font-size="6pt" fo:font-weight="bold" officeooo:rsid="005484d5" fo:background-color="#ff00ff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8" style:family="text">
      <style:text-properties fo:color="#000000" style:text-line-through-style="solid" style:text-line-through-type="single" style:font-name="Courier New" fo:font-size="6pt" fo:font-weight="bold" fo:background-color="#bababa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49" style:family="text">
      <style:text-properties fo:color="#000000" style:text-line-through-style="solid" style:text-line-through-type="single" style:font-name="Courier New" fo:font-size="6pt" fo:font-weight="bold" fo:background-color="#c0c0c0" loext:char-shading-value="0" style:font-size-asian="6pt" style:language-asian="de" style:country-asian="DE" style:font-weight-asian="bold" style:font-name-complex="Courier New" style:font-size-complex="6pt"/>
    </style:style>
    <style:style style:name="T350" style:family="text">
      <style:text-properties fo:color="#000000" style:text-line-through-style="solid" style:text-line-through-type="single" style:font-name="Courier New" fo:font-size="6pt" fo:font-weight="bold" fo:background-color="#c0c0c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51" style:family="text">
      <style:text-properties fo:color="#000000" style:text-line-through-style="solid" style:text-line-through-type="single" style:font-name="Courier New" fo:font-size="6pt" fo:font-weight="bold" officeooo:rsid="00215403" fo:background-color="#ff00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52" style:family="text">
      <style:text-properties fo:color="#000000" style:text-line-through-style="solid" style:text-line-through-type="single" style:font-name="Courier New" fo:font-size="6pt" fo:font-weight="bold" officeooo:rsid="006883d1" fo:background-color="#ff0000" loext:char-shading-value="0" style:font-size-asian="6pt" style:language-asian="de" style:country-asian="DE" style:font-weight-asian="bold" style:font-name-complex="Courier New" style:font-size-complex="6pt" style:font-weight-complex="bold"/>
    </style:style>
    <style:style style:name="T353" style:family="text">
      <style:text-properties fo:color="#000000" style:text-line-through-style="solid" style:text-line-through-type="single" style:font-name="Courier New" fo:font-size="6pt" fo:font-weight="bold" officeooo:rsid="00274eb5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354" style:family="text">
      <style:text-properties fo:color="#000000" style:text-line-through-style="solid" style:text-line-through-type="single" style:font-name="Courier New" fo:font-size="6pt" fo:font-weight="bold" officeooo:rsid="00215403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355" style:family="text">
      <style:text-properties fo:color="#000000" style:text-line-through-style="solid" style:text-line-through-type="single" style:font-name="Courier New" fo:font-size="6pt" fo:font-weight="bold" officeooo:rsid="00692491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356" style:family="text">
      <style:text-properties fo:color="#000000" style:text-line-through-style="solid" style:text-line-through-type="single" style:font-name="Courier New" fo:font-size="6pt" fo:font-weight="bold" officeooo:rsid="006aba03" fo:background-color="#ff0000" loext:char-shading-value="0" style:font-size-asian="6pt" style:language-asian="de" style:country-asian="DE" style:font-weight-asian="bold" style:font-name-complex="Courier New" style:font-size-complex="6pt"/>
    </style:style>
    <style:style style:name="T357" style:family="text">
      <style:text-properties fo:color="#000000" style:text-line-through-style="solid" style:text-line-through-type="single" style:font-name="Courier New" fo:font-size="6pt" fo:font-weight="bold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358" style:family="text">
      <style:text-properties fo:color="#000000" style:text-line-through-style="solid" style:text-line-through-type="single" style:font-name="Courier New" fo:font-size="6pt" fo:font-weight="bold" officeooo:rsid="014104a5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359" style:family="text">
      <style:text-properties fo:color="#000000" style:text-line-through-style="solid" style:text-line-through-type="single" style:font-name="Courier New" fo:font-size="6pt" fo:font-weight="bold" style:font-size-asian="6pt" style:language-asian="de" style:country-asian="DE" style:font-weight-asian="bold" style:font-name-complex="Courier New" style:font-size-complex="6pt"/>
    </style:style>
    <style:style style:name="T360" style:family="text">
      <style:text-properties fo:color="#000000" style:text-line-through-style="solid" style:text-line-through-type="single" style:font-name="Courier New" fo:font-size="6pt" fo:font-weight="bold" officeooo:rsid="005e5aa3" style:font-size-asian="6pt" style:language-asian="de" style:country-asian="DE" style:font-weight-asian="bold" style:font-name-complex="Courier New" style:font-size-complex="6pt"/>
    </style:style>
    <style:style style:name="T361" style:family="text">
      <style:text-properties fo:color="#000000" style:text-line-through-style="solid" style:text-line-through-type="single" style:font-name="Courier New" fo:font-size="6pt" fo:font-weight="bold" officeooo:rsid="0061969b" style:font-size-asian="6pt" style:language-asian="de" style:country-asian="DE" style:font-weight-asian="bold" style:font-name-complex="Courier New" style:font-size-complex="6pt"/>
    </style:style>
    <style:style style:name="T362" style:family="text">
      <style:text-properties fo:color="#000000" style:text-line-through-style="solid" style:text-line-through-type="single" style:font-name="Courier New" fo:font-size="6pt" fo:font-weight="bold" style:font-size-asian="6pt" style:language-asian="de" style:country-asian="DE" style:font-weight-asian="bold" style:font-name-complex="Courier New2" style:font-size-complex="6pt"/>
    </style:style>
    <style:style style:name="T363" style:family="text">
      <style:text-properties fo:color="#000000" style:text-line-through-style="solid" style:text-line-through-type="single" style:font-name="Courier New" fo:font-size="6pt" fo:font-weight="bold" officeooo:rsid="006c4d0f" style:font-size-asian="6pt" style:language-asian="de" style:country-asian="DE" style:font-weight-asian="bold" style:font-name-complex="Courier New2" style:font-size-complex="6pt"/>
    </style:style>
    <style:style style:name="T364" style:family="text">
      <style:text-properties fo:color="#000000" style:text-line-through-style="solid" style:text-line-through-type="single" style:font-name="Courier New" fo:font-size="6pt" fo:background-color="#cccccc" loext:char-shading-value="0" style:font-size-asian="6pt" style:language-asian="de" style:country-asian="DE" style:font-name-complex="Courier New" style:font-size-complex="6pt"/>
    </style:style>
    <style:style style:name="T365" style:family="text">
      <style:text-properties fo:color="#000000" style:text-line-through-style="solid" style:text-line-through-type="single" style:font-name="Courier New" fo:font-size="6pt" fo:background-color="#fe7f00" loext:char-shading-value="0" style:font-size-asian="6pt" style:language-asian="de" style:country-asian="DE" style:font-name-complex="Courier New" style:font-size-complex="6pt"/>
    </style:style>
    <style:style style:name="T366" style:family="text">
      <style:text-properties fo:color="#000000" style:text-line-through-style="solid" style:text-line-through-type="single" style:font-name="Courier New" fo:font-size="6pt" officeooo:rsid="004e6f83" fo:background-color="#fe7f00" loext:char-shading-value="0" style:font-size-asian="6pt" style:language-asian="de" style:country-asian="DE" style:font-name-complex="Courier New" style:font-size-complex="6pt"/>
    </style:style>
    <style:style style:name="T367" style:family="text">
      <style:text-properties fo:color="#000000" style:text-line-through-style="solid" style:text-line-through-type="single" style:font-name="Courier New" fo:font-size="6pt" officeooo:rsid="008297d0" fo:background-color="#fe7f00" loext:char-shading-value="0" style:font-size-asian="6pt" style:language-asian="de" style:country-asian="DE" style:font-name-complex="Courier New" style:font-size-complex="6pt"/>
    </style:style>
    <style:style style:name="T368" style:family="text">
      <style:text-properties fo:color="#000000" style:text-line-through-style="solid" style:text-line-through-type="single" style:font-name="Courier New" fo:font-size="6pt" fo:background-color="#bababa" loext:char-shading-value="0" style:font-size-asian="6pt" style:language-asian="de" style:country-asian="DE" style:font-name-complex="Courier New" style:font-size-complex="6pt"/>
    </style:style>
    <style:style style:name="T369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bold" style:font-size-asian="6pt" style:language-asian="de" style:country-asian="DE" style:font-weight-asian="bold" style:font-size-complex="6pt" style:font-weight-complex="bold"/>
    </style:style>
    <style:style style:name="T370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bold" officeooo:rsid="004b9d37" style:font-size-asian="6pt" style:language-asian="de" style:country-asian="DE" style:font-weight-asian="bold" style:font-size-complex="6pt" style:font-weight-complex="bold"/>
    </style:style>
    <style:style style:name="T371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bold" officeooo:rsid="004c4ed3" style:font-size-asian="6pt" style:language-asian="de" style:country-asian="DE" style:font-weight-asian="bold" style:font-size-complex="6pt" style:font-weight-complex="bold"/>
    </style:style>
    <style:style style:name="T372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bold" fo:background-color="#00ffff" loext:char-shading-value="0" style:font-size-asian="6pt" style:language-asian="de" style:country-asian="DE" style:font-weight-asian="bold" style:font-size-complex="6pt" style:font-weight-complex="bold"/>
    </style:style>
    <style:style style:name="T373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bold" officeooo:rsid="004c4ed3" fo:background-color="#00ffff" loext:char-shading-value="0" style:font-size-asian="6pt" style:language-asian="de" style:country-asian="DE" style:font-weight-asian="bold" style:font-size-complex="6pt" style:font-weight-complex="bold"/>
    </style:style>
    <style:style style:name="T374" style:family="text">
      <style:text-properties fo:color="#000000" style:text-line-through-style="solid" style:text-line-through-type="single" style:font-name="Courier New" fo:font-size="6pt" style:text-underline-style="solid" style:text-underline-width="auto" style:text-underline-color="font-color" fo:font-weight="normal" fo:background-color="#00ffff" loext:char-shading-value="0" style:font-size-asian="6pt" style:language-asian="de" style:country-asian="DE" style:font-weight-asian="normal" style:font-size-complex="6pt" style:font-weight-complex="normal"/>
    </style:style>
    <style:style style:name="T375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6c4d0f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76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6dcfe2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77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704a01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78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468a9a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79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1da7981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0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715fab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1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6c72cd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2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5f5636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3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828170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4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715fab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385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5e5aa3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386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6c72cd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387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5f5636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388" style:family="text">
      <style:text-properties fo:color="#000000"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704a01" fo:background-color="#ff00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89" style:family="text">
      <style:text-properties fo:color="#000000" style:text-line-through-style="solid" style:text-line-through-type="single" style:font-name="Courier New" fo:font-size="6pt" fo:font-style="normal" fo:font-weight="normal" officeooo:rsid="006dcfe2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390" style:family="text">
      <style:text-properties fo:color="#000000" style:text-line-through-style="solid" style:text-line-through-type="single" style:font-name="Courier New" fo:font-size="6pt" fo:font-style="normal" fo:font-weight="normal" officeooo:rsid="00828170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391" style:family="text">
      <style:text-properties fo:color="#000000" style:text-line-through-style="solid" style:text-line-through-type="single" style:font-name="Courier New" fo:font-size="6pt" fo:font-style="normal" fo:font-weight="bold" officeooo:rsid="00468a9a" fo:background-color="#d0d0d0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392" style:family="text">
      <style:text-properties fo:color="#000000" style:text-line-through-style="solid" style:text-line-through-type="single" style:font-name="Courier New" fo:font-size="6pt" fo:font-style="normal" fo:font-weight="bold" officeooo:rsid="00468a9a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393" style:family="text">
      <style:text-properties fo:color="#000000" style:text-line-through-style="solid" style:text-line-through-type="single" style:font-name="Courier New" fo:font-size="6pt" fo:font-style="normal" fo:font-weight="bold" officeooo:rsid="00715fab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394" style:family="text">
      <style:text-properties fo:color="#000000" style:text-line-through-style="solid" style:text-line-through-type="single" style:font-name="Courier New" fo:font-size="6pt" fo:font-style="normal" fo:font-weight="bold" officeooo:rsid="004b88cf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395" style:family="text">
      <style:text-properties fo:color="#000000" style:text-line-through-style="solid" style:text-line-through-type="single" style:font-name="Courier New" fo:font-size="6pt" fo:font-style="normal" fo:font-weight="bold" officeooo:rsid="01414efd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96" style:family="text">
      <style:text-properties fo:color="#000000" style:text-line-through-style="solid" style:text-line-through-type="single" style:font-name="Courier New" fo:font-size="6pt" fo:font-style="normal" fo:font-weight="bold" officeooo:rsid="014104a5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97" style:family="text">
      <style:text-properties fo:color="#000000" style:text-line-through-style="solid" style:text-line-through-type="single" style:font-name="Courier New" fo:font-size="6pt" fo:font-style="normal" fo:font-weight="bold" officeooo:rsid="00715fab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98" style:family="text">
      <style:text-properties fo:color="#000000" style:text-line-through-style="solid" style:text-line-through-type="single" style:font-name="Courier New" fo:font-size="6pt" fo:font-style="normal" fo:font-weight="bold" officeooo:rsid="014104a5" fo:background-color="#ff00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399" style:family="text">
      <style:text-properties fo:color="#000000" style:text-line-through-style="solid" style:text-line-through-type="single" style:font-name="Courier New" fo:font-size="6pt" fo:font-style="normal" fo:font-weight="bold" officeooo:rsid="00715fab" fo:background-color="#ff00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00" style:family="text">
      <style:text-properties fo:color="#000000" style:text-line-through-style="solid" style:text-line-through-type="single" style:font-name="Courier New" fo:font-size="6pt" fo:font-style="normal" style:text-underline-style="none" fo:font-weight="normal" officeooo:rsid="00828170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401" style:family="text">
      <style:text-properties fo:color="#000000" style:text-line-through-style="solid" style:text-line-through-type="single" style:font-name="Courier New" fo:font-size="6pt" style:text-underline-style="none" fo:font-weight="bold" officeooo:rsid="008297d0" fo:background-color="#ff00ff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02" style:family="text">
      <style:text-properties fo:color="#000000" style:text-line-through-style="solid" style:text-line-through-type="single" style:font-name="Courier New" fo:font-size="6pt" fo:background-color="#d0d0d0" loext:char-shading-value="0" style:font-size-asian="6pt" style:language-asian="de" style:country-asian="DE" style:font-name-complex="Courier New" style:font-size-complex="6pt"/>
    </style:style>
    <style:style style:name="T403" style:family="text">
      <style:text-properties fo:color="#000000" style:text-line-through-style="solid" style:text-line-through-type="single" style:font-name="Courier New" fo:font-size="6pt" style:font-size-asian="6pt" style:language-asian="de" style:country-asian="DE" style:font-size-complex="6pt"/>
    </style:style>
    <style:style style:name="T404" style:family="text">
      <style:text-properties fo:color="#000000" style:text-line-through-style="solid" style:text-line-through-type="single" fo:font-size="6pt" fo:font-weight="bold" officeooo:rsid="006c4d0f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05" style:family="text">
      <style:text-properties fo:color="#000000" style:text-line-through-style="solid" style:text-line-through-type="single" fo:font-size="6pt" fo:font-weight="bold" officeooo:rsid="00c354e9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06" style:family="text">
      <style:text-properties fo:color="#000000" style:text-line-through-style="solid" style:text-line-through-type="single" fo:font-size="6pt" fo:font-weight="bold" officeooo:rsid="005855bb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07" style:family="text">
      <style:text-properties fo:color="#000000" style:text-line-through-style="solid" style:text-line-through-type="single" fo:font-size="6pt" fo:font-weight="bold" officeooo:rsid="0035fa23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408" style:family="text">
      <style:text-properties fo:color="#000000" style:text-line-through-style="solid" style:text-line-through-type="single" fo:font-size="6pt" fo:font-weight="bold" officeooo:rsid="009ff322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409" style:family="text">
      <style:text-properties fo:color="#000000" style:text-line-through-style="solid" style:text-line-through-type="single" fo:font-size="6pt" fo:font-weight="bold" officeooo:rsid="005a5171" fo:background-color="#d4ea6b" loext:char-shading-value="0" style:font-size-asian="6pt" style:language-asian="de" style:country-asian="DE" style:font-weight-asian="bold" style:font-name-complex="Courier New2" style:font-size-complex="6pt"/>
    </style:style>
    <style:style style:name="T410" style:family="text">
      <style:text-properties fo:color="#000000" style:text-line-through-style="solid" style:text-line-through-type="single" fo:font-size="6pt" fo:font-weight="bold" officeooo:rsid="01414efd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1" style:family="text">
      <style:text-properties fo:color="#000000" style:text-line-through-style="solid" style:text-line-through-type="single" fo:font-size="6pt" fo:font-weight="bold" officeooo:rsid="014104a5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2" style:family="text">
      <style:text-properties fo:color="#000000" style:text-line-through-style="solid" style:text-line-through-type="single" fo:font-size="6pt" fo:font-weight="bold" officeooo:rsid="0070e2e0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3" style:family="text">
      <style:text-properties fo:color="#000000" style:text-line-through-style="solid" style:text-line-through-type="single" fo:font-size="6pt" fo:font-weight="bold" officeooo:rsid="00a12708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4" style:family="text">
      <style:text-properties fo:color="#000000" style:text-line-through-style="solid" style:text-line-through-type="single" fo:font-size="6pt" fo:font-weight="bold" officeooo:rsid="00828170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5" style:family="text">
      <style:text-properties fo:color="#000000" style:text-line-through-style="solid" style:text-line-through-type="single" fo:font-size="6pt" fo:font-weight="bold" officeooo:rsid="014104a5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6" style:family="text">
      <style:text-properties fo:color="#000000" style:text-line-through-style="solid" style:text-line-through-type="single" fo:font-size="6pt" fo:font-weight="bold" officeooo:rsid="0070e2e0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7" style:family="text">
      <style:text-properties fo:color="#000000" style:text-line-through-style="solid" style:text-line-through-type="single" fo:font-size="6pt" fo:font-weight="bold" officeooo:rsid="00828170" fo:background-color="#ff00ff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8" style:family="text">
      <style:text-properties fo:color="#000000" style:text-line-through-style="solid" style:text-line-through-type="single" fo:font-size="6pt" fo:font-weight="bold" officeooo:rsid="008297d0" fo:background-color="#ff00ff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19" style:family="text">
      <style:text-properties fo:color="#000000" style:text-line-through-style="solid" style:text-line-through-type="single" fo:font-size="6pt" fo:font-weight="bold" officeooo:rsid="008297d0" fo:background-color="#fe7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20" style:family="text">
      <style:text-properties fo:color="#000000" fo:font-style="normal" fo:font-weight="bold" officeooo:rsid="006c4d0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21" style:family="text">
      <style:text-properties fo:color="#000000" fo:font-weight="bold" officeooo:rsid="003ed595" fo:background-color="#c0c0c0" loext:char-shading-value="0" style:language-asian="de" style:country-asian="DE" style:font-weight-asian="bold" style:font-name-complex="Courier New2" style:font-weight-complex="bold"/>
    </style:style>
    <style:style style:name="T422" style:family="text">
      <style:text-properties fo:color="#000000" fo:font-weight="bold" officeooo:rsid="00a14261" fo:background-color="#c0c0c0" loext:char-shading-value="0" style:language-asian="de" style:country-asian="DE" style:font-weight-asian="bold" style:font-name-complex="Courier New2" style:font-weight-complex="bold"/>
    </style:style>
    <style:style style:name="T423" style:family="text">
      <style:text-properties fo:color="#000000" fo:font-weight="bold" officeooo:rsid="018b9852" fo:background-color="#cccccc" loext:char-shading-value="0" style:language-asian="de" style:country-asian="DE" style:font-weight-asian="bold" style:font-name-complex="Courier New2" style:font-weight-complex="bold"/>
    </style:style>
    <style:style style:name="T424" style:family="text">
      <style:text-properties fo:color="#000000" fo:font-weight="bold" officeooo:rsid="0234208c" fo:background-color="#cccccc" loext:char-shading-value="0" style:language-asian="de" style:country-asian="DE" style:font-weight-asian="bold" style:font-name-complex="Courier New2" style:font-weight-complex="bold"/>
    </style:style>
    <style:style style:name="T425" style:family="text">
      <style:text-properties fo:color="#000000" fo:font-weight="bold" officeooo:rsid="00a14261" fo:background-color="#cccccc" loext:char-shading-value="0" style:language-asian="de" style:country-asian="DE" style:font-weight-asian="bold" style:font-name-complex="Courier New2" style:font-weight-complex="bold"/>
    </style:style>
    <style:style style:name="T426" style:family="text">
      <style:text-properties fo:color="#000000" fo:font-weight="bold" officeooo:rsid="003ed595" fo:background-color="#cccccc" loext:char-shading-value="0" style:language-asian="de" style:country-asian="DE" style:font-weight-asian="bold" style:font-name-complex="Courier New2" style:font-weight-complex="bold"/>
    </style:style>
    <style:style style:name="T427" style:family="text">
      <style:text-properties fo:color="#000000" style:text-line-through-style="none" style:text-line-through-type="none" fo:font-weight="bold" officeooo:rsid="00a42ba1" fo:background-color="#d4ea6b" loext:char-shading-value="0" style:language-asian="de" style:country-asian="DE" style:font-weight-asian="bold" style:font-name-complex="Courier New2" style:font-weight-complex="bold"/>
    </style:style>
    <style:style style:name="T428" style:family="text">
      <style:text-properties fo:color="#000000" style:text-line-through-style="none" style:text-line-through-type="none" fo:font-weight="bold" officeooo:rsid="00c354e9" fo:background-color="#d4ea6b" loext:char-shading-value="0" style:language-asian="de" style:country-asian="DE" style:font-weight-asian="bold" style:font-name-complex="Courier New2" style:font-weight-complex="bold"/>
    </style:style>
    <style:style style:name="T429" style:family="text">
      <style:text-properties fo:color="#000000" style:text-line-through-style="none" style:text-line-through-type="none" fo:font-weight="bold" officeooo:rsid="005855bb" fo:background-color="#d4ea6b" loext:char-shading-value="0" style:language-asian="de" style:country-asian="DE" style:font-weight-asian="bold" style:font-name-complex="Courier New2" style:font-weight-complex="bold"/>
    </style:style>
    <style:style style:name="T430" style:family="text">
      <style:text-properties fo:color="#000000" style:text-line-through-style="none" style:text-line-through-type="none" fo:font-weight="bold" officeooo:rsid="006c4d0f" fo:background-color="#d4ea6b" loext:char-shading-value="0" style:language-asian="de" style:country-asian="DE" style:font-weight-asian="bold" style:font-name-complex="Courier New2" style:font-weight-complex="bold"/>
    </style:style>
    <style:style style:name="T431" style:family="text">
      <style:text-properties fo:color="#000000" style:text-line-through-style="none" style:text-line-through-type="none" fo:font-weight="bold" officeooo:rsid="00868050" fo:background-color="#d4ea6b" loext:char-shading-value="0" style:language-asian="de" style:country-asian="DE" style:font-weight-asian="bold" style:font-name-complex="Courier New2" style:font-weight-complex="bold"/>
    </style:style>
    <style:style style:name="T432" style:family="text">
      <style:text-properties fo:color="#000000" style:text-line-through-style="none" style:text-line-through-type="none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433" style:family="text">
      <style:text-properties fo:color="#000000" style:text-line-through-style="none" style:text-line-through-type="none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434" style:family="text">
      <style:text-properties fo:color="#000000" style:text-line-through-style="none" style:text-line-through-type="none" fo:font-weight="bold" officeooo:rsid="0070e2e0" fo:background-color="#ffff00" loext:char-shading-value="0" style:language-asian="de" style:country-asian="DE" style:font-weight-asian="bold" style:font-name-complex="Courier New2" style:font-weight-complex="bold"/>
    </style:style>
    <style:style style:name="T435" style:family="text">
      <style:text-properties fo:color="#000000" style:text-line-through-style="none" style:text-line-through-type="none" style:font-name="Courier New" fo:font-size="10pt" fo:font-style="normal" style:text-underline-style="none" fo:font-weight="bold" officeooo:rsid="006c72c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36" style:family="text">
      <style:text-properties fo:color="#000000" style:text-line-through-style="none" style:text-line-through-type="none" style:font-name="Courier New" fo:font-size="10pt" fo:font-weight="bold" fo:background-color="#c0c0c0" loext:char-shading-value="0" style:font-size-asian="10pt" style:language-asian="de" style:country-asian="DE" style:font-weight-asian="bold" style:font-name-complex="Courier New2" style:font-size-complex="10pt"/>
    </style:style>
    <style:style style:name="T437" style:family="text">
      <style:text-properties fo:color="#000000" style:text-line-through-style="none" style:text-line-through-type="none" style:font-name="Courier New" fo:font-size="10pt" fo:font-weight="bold" officeooo:rsid="004490c3" fo:background-color="#c0c0c0" loext:char-shading-value="0" style:font-size-asian="10pt" style:language-asian="de" style:country-asian="DE" style:font-weight-asian="bold" style:font-name-complex="Courier New2" style:font-size-complex="10pt"/>
    </style:style>
    <style:style style:name="T438" style:family="text">
      <style:text-properties fo:color="#000000" style:text-line-through-style="none" style:text-line-through-type="none" style:font-name="Courier New" fo:font-size="10pt" fo:font-weight="bold" officeooo:rsid="003ed595" fo:background-color="#c0c0c0" loext:char-shading-value="0" style:font-size-asian="10pt" style:language-asian="de" style:country-asian="DE" style:font-weight-asian="bold" style:font-name-complex="Courier New2" style:font-size-complex="10pt"/>
    </style:style>
    <style:style style:name="T439" style:family="text">
      <style:text-properties fo:color="#000000" style:text-line-through-style="none" style:text-line-through-type="none" style:font-name="Courier New" fo:font-size="10pt" fo:font-weight="bold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440" style:family="text">
      <style:text-properties fo:color="#000000" style:text-line-through-style="none" style:text-line-through-type="none" style:font-name="Courier New" fo:font-size="10pt" fo:font-weight="bold" officeooo:rsid="004b88cf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441" style:family="text">
      <style:text-properties fo:color="#000000" style:text-line-through-style="none" style:text-line-through-type="none" style:font-name="Courier New" fo:font-size="10pt" fo:font-weight="bold" officeooo:rsid="008041a6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442" style:family="text">
      <style:text-properties fo:color="#000000" style:text-line-through-style="none" style:text-line-through-type="none" style:font-name="Courier New" fo:font-size="10pt" fo:font-weight="bold" officeooo:rsid="00868050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443" style:family="text">
      <style:text-properties fo:color="#000000" style:text-line-through-style="none" style:text-line-through-type="none" style:font-name="Courier New" fo:font-size="10pt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44" style:family="text">
      <style:text-properties fo:color="#000000" style:text-line-through-style="none" style:text-line-through-type="none" style:font-name="Courier New" fo:font-size="10pt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45" style:family="text">
      <style:text-properties fo:color="#000000" style:text-line-through-style="none" style:text-line-through-type="none" style:font-name="Courier New" fo:font-size="10pt" fo:font-weight="bold" officeooo:rsid="007f8046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46" style:family="text">
      <style:text-properties fo:color="#000000" style:text-line-through-style="none" style:text-line-through-type="none" style:font-name="Courier New" fo:font-size="10pt" fo:font-weight="bold" officeooo:rsid="008041a6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47" style:family="text">
      <style:text-properties fo:color="#000000" style:text-line-through-style="none" style:text-line-through-type="none" style:font-name="Courier New" fo:font-size="6pt" fo:font-style="normal" fo:font-weight="bold" officeooo:rsid="0072078d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48" style:family="text">
      <style:text-properties fo:color="#000000" style:text-line-through-style="none" style:text-line-through-type="none" style:font-name="Courier New" fo:font-size="6pt" fo:font-style="normal" fo:font-weight="bold" officeooo:rsid="00c354e9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49" style:family="text">
      <style:text-properties fo:color="#000000" style:text-line-through-style="none" style:text-line-through-type="none" style:font-name="Courier New" fo:font-size="6pt" fo:font-style="normal" fo:font-weight="bold" officeooo:rsid="005855bb" fo:background-color="#d4ea6b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0" style:family="text">
      <style:text-properties fo:color="#000000" style:text-line-through-style="none" style:text-line-through-type="none" style:font-name="Courier New" fo:font-size="6pt" fo:font-style="normal" fo:font-weight="bold" officeooo:rsid="01414efd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1" style:family="text">
      <style:text-properties fo:color="#000000" style:text-line-through-style="none" style:text-line-through-type="none" style:font-name="Courier New" fo:font-size="6pt" fo:font-style="normal" fo:font-weight="bold" officeooo:rsid="014104a5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2" style:family="text">
      <style:text-properties fo:color="#000000" style:text-line-through-style="none" style:text-line-through-type="none" style:font-name="Courier New" fo:font-size="6pt" fo:font-style="normal" fo:font-weight="bold" officeooo:rsid="0072078d" fo:background-color="#ffff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3" style:family="text">
      <style:text-properties fo:color="#000000" style:text-line-through-style="none" style:text-line-through-type="none" style:font-name="Courier New" fo:font-size="6pt" fo:font-style="normal" fo:font-weight="bold" officeooo:rsid="014104a5" fo:background-color="#ff00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4" style:family="text">
      <style:text-properties fo:color="#000000" style:text-line-through-style="none" style:text-line-through-type="none" style:font-name="Courier New" fo:font-size="6pt" fo:font-style="normal" fo:font-weight="bold" officeooo:rsid="0072078d" fo:background-color="#ff0000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5" style:family="text">
      <style:text-properties fo:color="#000000" style:text-line-through-style="none" style:text-line-through-type="none" style:font-name="Courier New" fo:font-size="6pt" fo:font-style="normal" style:text-underline-style="solid" style:text-underline-width="auto" style:text-underline-color="font-color" fo:font-weight="bold" officeooo:rsid="0072078d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6" style:family="text">
      <style:text-properties fo:color="#000000" style:text-line-through-style="none" style:text-line-through-type="none" style:font-name="Courier New" fo:font-size="6pt" fo:font-style="normal" style:text-underline-style="solid" style:text-underline-width="auto" style:text-underline-color="font-color" fo:font-weight="bold" officeooo:rsid="006c72cd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57" style:family="text">
      <style:text-properties fo:color="#000000" style:text-line-through-style="none" style:text-line-through-type="none" style:font-name="Courier New" fo:font-size="6pt" fo:font-style="normal" style:text-underline-style="solid" style:text-underline-width="auto" style:text-underline-color="font-color" fo:font-weight="bold" officeooo:rsid="005e5aa3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458" style:family="text">
      <style:text-properties fo:color="#000000" style:text-line-through-style="none" style:text-line-through-type="none" style:font-name="Courier New" fo:font-size="6pt" fo:font-style="normal" style:text-underline-style="solid" style:text-underline-width="auto" style:text-underline-color="font-color" fo:font-weight="bold" officeooo:rsid="0072078d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459" style:family="text">
      <style:text-properties fo:color="#000000" style:text-line-through-style="none" style:text-line-through-type="none" style:font-name="Courier New" fo:font-size="6pt" fo:font-style="normal" style:text-underline-style="solid" style:text-underline-width="auto" style:text-underline-color="font-color" fo:font-weight="bold" officeooo:rsid="0061969b" fo:background-color="transparent" loext:char-shading-value="0" style:font-size-asian="6pt" style:language-asian="de" style:country-asian="DE" style:font-style-asian="normal" style:font-weight-asian="bold" style:font-name-complex="Courier New" style:font-size-complex="6pt" style:font-style-complex="normal" style:font-weight-complex="bold"/>
    </style:style>
    <style:style style:name="T460" style:family="text">
      <style:text-properties fo:color="#000000" style:text-line-through-style="none" style:text-line-through-type="none" style:font-name="Courier New" fo:font-size="6pt" fo:font-style="normal" style:text-underline-style="none" fo:font-weight="normal" officeooo:rsid="0072078d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461" style:family="text">
      <style:text-properties fo:color="#000000" style:text-line-through-style="none" style:text-line-through-type="none" style:font-name="Courier New" fo:font-size="6pt" fo:font-weight="normal" officeooo:rsid="014104a5" fo:background-color="#ffff00" loext:char-shading-value="0" style:font-size-asian="6pt" style:language-asian="de" style:country-asian="DE" style:font-weight-asian="normal" style:font-name-complex="Courier New2" style:font-size-complex="6pt" style:font-weight-complex="normal"/>
    </style:style>
    <style:style style:name="T462" style:family="text">
      <style:text-properties fo:color="#000000" style:text-line-through-style="none" style:text-line-through-type="none" style:font-name="Courier New" fo:font-size="6pt" fo:font-weight="bold" officeooo:rsid="014104a5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3" style:family="text">
      <style:text-properties fo:color="#000000" style:text-line-through-style="none" style:text-line-through-type="none" style:font-name="Courier New" fo:font-size="6pt" fo:font-weight="bold" officeooo:rsid="00828170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4" style:family="text">
      <style:text-properties fo:color="#000000" style:text-line-through-style="none" style:text-line-through-type="none" fo:font-size="6pt" fo:font-weight="bold" officeooo:rsid="00828170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5" style:family="text">
      <style:text-properties fo:color="#000000" style:text-line-through-style="none" style:text-line-through-type="none" fo:font-size="6pt" fo:font-weight="bold" officeooo:rsid="00c354e9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6" style:family="text">
      <style:text-properties fo:color="#000000" style:text-line-through-style="none" style:text-line-through-type="none" fo:font-size="6pt" fo:font-weight="bold" officeooo:rsid="005855bb" fo:background-color="#d4ea6b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7" style:family="text">
      <style:text-properties fo:color="#000000" style:text-line-through-style="none" style:text-line-through-type="none" fo:font-size="6pt" fo:font-weight="bold" officeooo:rsid="01414efd" fo:background-color="#ffff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8" style:family="text">
      <style:text-properties fo:color="#000000" style:text-line-through-style="none" style:text-line-through-type="none" fo:font-size="6pt" fo:font-weight="bold" officeooo:rsid="014104a5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69" style:family="text">
      <style:text-properties fo:color="#000000" style:text-line-through-style="none" style:text-line-through-type="none" fo:font-size="6pt" fo:font-weight="bold" officeooo:rsid="00828170" fo:background-color="#ff0000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470" style:family="text">
      <style:text-properties fo:color="#000000" style:text-underline-style="none" officeooo:rsid="0044efd8" style:language-asian="de" style:country-asian="DE" style:font-name-complex="Courier New2"/>
    </style:style>
    <style:style style:name="T471" style:family="text">
      <style:text-properties fo:color="#000000" style:text-underline-style="solid" style:text-underline-width="auto" style:text-underline-color="font-color" fo:font-weight="bold" officeooo:rsid="0044efd8" style:language-asian="de" style:country-asian="DE" style:font-weight-asian="bold" style:font-name-complex="Courier New2" style:font-weight-complex="bold"/>
    </style:style>
    <style:style style:name="T472" style:family="text">
      <style:text-properties fo:color="#000000" style:text-underline-style="solid" style:text-underline-width="auto" style:text-underline-color="font-color" fo:font-weight="bold" officeooo:rsid="006c4d0f" style:language-asian="de" style:country-asian="DE" style:font-weight-asian="bold" style:font-name-complex="Courier New2" style:font-weight-complex="bold"/>
    </style:style>
    <style:style style:name="T473" style:family="text">
      <style:text-properties fo:color="#000000" style:text-underline-style="solid" style:text-underline-width="auto" style:text-underline-color="font-color" fo:font-weight="bold" officeooo:rsid="006c4d0f" fo:background-color="transparent" loext:char-shading-value="0" style:language-asian="de" style:country-asian="DE" style:font-weight-asian="bold" style:font-name-complex="Courier New2" style:font-weight-complex="bold"/>
    </style:style>
    <style:style style:name="T474" style:family="text">
      <style:text-properties fo:color="#000000" style:text-underline-style="solid" style:text-underline-width="auto" style:text-underline-color="font-color" fo:font-weight="bold" officeooo:rsid="0073e8b1" fo:background-color="transparent" loext:char-shading-value="0" style:language-asian="de" style:country-asian="DE" style:font-weight-asian="bold" style:font-name-complex="Courier New2" style:font-weight-complex="bold"/>
    </style:style>
    <style:style style:name="T475" style:family="text">
      <style:text-properties fo:color="#000000" style:text-underline-style="solid" style:text-underline-width="auto" style:text-underline-color="font-color" fo:font-weight="bold" officeooo:rsid="005e5aa3" fo:background-color="transparent" loext:char-shading-value="0" style:language-asian="de" style:country-asian="DE" style:font-weight-asian="bold" style:font-name-complex="Courier New" style:font-weight-complex="bold"/>
    </style:style>
    <style:style style:name="T476" style:family="text">
      <style:text-properties fo:color="#000000" style:text-underline-style="solid" style:text-underline-width="auto" style:text-underline-color="font-color" fo:font-weight="bold" officeooo:rsid="0073e8b1" fo:background-color="transparent" loext:char-shading-value="0" style:language-asian="de" style:country-asian="DE" style:font-weight-asian="bold" style:font-name-complex="Courier New" style:font-weight-complex="bold"/>
    </style:style>
    <style:style style:name="T477" style:family="text">
      <style:text-properties fo:color="#000000" style:text-underline-style="solid" style:text-underline-width="auto" style:text-underline-color="font-color" fo:font-weight="bold" officeooo:rsid="0061969b" fo:background-color="transparent" loext:char-shading-value="0" style:language-asian="de" style:country-asian="DE" style:font-weight-asian="bold" style:font-name-complex="Courier New" style:font-weight-complex="bold"/>
    </style:style>
    <style:style style:name="T478" style:family="text">
      <style:text-properties fo:color="#000000" officeooo:rsid="0044efd8" style:language-asian="de" style:country-asian="DE" style:font-name-complex="Courier New2"/>
    </style:style>
    <style:style style:name="T479" style:family="text">
      <style:text-properties fo:color="#000000" officeooo:rsid="006c4d0f" style:language-asian="de" style:country-asian="DE" style:font-name-complex="Courier New2"/>
    </style:style>
    <style:style style:name="T480" style:family="text">
      <style:text-properties fo:color="#000000" officeooo:rsid="0073e8b1" style:language-asian="de" style:country-asian="DE" style:font-name-complex="Courier New2"/>
    </style:style>
    <style:style style:name="T481" style:family="text">
      <style:text-properties fo:color="#000000" officeooo:rsid="005e5aa3" style:language-asian="de" style:country-asian="DE" style:font-name-complex="Courier New"/>
    </style:style>
    <style:style style:name="T482" style:family="text">
      <style:text-properties fo:color="#000000" officeooo:rsid="0073e8b1" style:language-asian="de" style:country-asian="DE" style:font-name-complex="Courier New"/>
    </style:style>
    <style:style style:name="T483" style:family="text">
      <style:text-properties fo:color="#000000" officeooo:rsid="0061969b" style:language-asian="de" style:country-asian="DE" style:font-name-complex="Courier New"/>
    </style:style>
    <style:style style:name="T484" style:family="text">
      <style:text-properties fo:color="#000000" fo:font-size="6pt" fo:font-style="normal" officeooo:rsid="014104a5" fo:background-color="transparent" loext:char-shading-value="0" style:font-size-asian="6pt" style:language-asian="de" style:country-asian="DE" style:font-style-asian="normal" style:font-name-complex="Courier New2" style:font-size-complex="6pt" style:font-style-complex="normal"/>
    </style:style>
    <style:style style:name="T485" style:family="text">
      <style:text-properties fo:color="#000000" fo:font-size="6pt" fo:font-style="normal" fo:font-weight="bold" officeooo:rsid="014104a5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486" style:family="text">
      <style:text-properties style:font-name="Courier New"/>
    </style:style>
    <style:style style:name="T487" style:family="text">
      <style:text-properties style:font-name="Courier New" fo:font-size="10pt" style:font-size-asian="10pt" style:font-size-complex="10pt"/>
    </style:style>
    <style:style style:name="T488" style:family="text">
      <style:text-properties style:font-name="Courier New" fo:font-size="10pt" style:font-size-asian="10pt" style:language-asian="de" style:country-asian="DE" style:font-size-complex="10pt"/>
    </style:style>
    <style:style style:name="T489" style:family="text">
      <style:text-properties style:font-name="Courier New" fo:font-size="10pt" officeooo:rsid="004a7f82" style:font-size-asian="10pt" style:language-asian="de" style:country-asian="DE" style:font-size-complex="10pt"/>
    </style:style>
    <style:style style:name="T490" style:family="text">
      <style:text-properties style:font-name="Courier New" fo:font-size="10pt" officeooo:rsid="0064364c" style:font-size-asian="10pt" style:language-asian="de" style:country-asian="DE" style:font-size-complex="10pt"/>
    </style:style>
    <style:style style:name="T49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92" style:family="text">
      <style:text-properties style:font-name="Courier New" fo:font-size="10pt" fo:font-weight="bold" fo:background-color="#c0c0c0" loext:char-shading-value="0" style:font-size-asian="10pt" style:font-weight-asian="bold" style:font-name-complex="Courier New" style:font-size-complex="10pt"/>
    </style:style>
    <style:style style:name="T493" style:family="text">
      <style:text-properties style:font-name="Courier New"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 style:font-weight-complex="bold"/>
    </style:style>
    <style:style style:name="T494" style:family="text">
      <style:text-properties style:font-name="Courier New" fo:font-size="10pt" style:text-underline-style="solid" style:text-underline-width="auto" style:text-underline-color="font-color" fo:font-weight="bold" officeooo:rsid="0049dda8" style:font-size-asian="10pt" style:language-asian="de" style:country-asian="DE" style:font-weight-asian="bold" style:font-size-complex="10pt" style:font-weight-complex="bold"/>
    </style:style>
    <style:style style:name="T495" style:family="text">
      <style:text-properties style:font-name="Courier New" fo:font-size="10pt" style:text-underline-style="solid" style:text-underline-width="auto" style:text-underline-color="font-color" fo:font-weight="bold" officeooo:rsid="004a7f82" style:font-size-asian="10pt" style:language-asian="de" style:country-asian="DE" style:font-weight-asian="bold" style:font-size-complex="10pt" style:font-weight-complex="bold"/>
    </style:style>
    <style:style style:name="T496" style:family="text">
      <style:text-properties style:font-name="Courier New" fo:font-size="10pt" style:text-underline-style="solid" style:text-underline-width="auto" style:text-underline-color="font-color" fo:font-weight="bold" officeooo:rsid="0067e58d" style:font-size-asian="10pt" style:language-asian="de" style:country-asian="DE" style:font-weight-asian="bold" style:font-size-complex="10pt" style:font-weight-complex="bold"/>
    </style:style>
    <style:style style:name="T497" style:family="text">
      <style:text-properties style:font-name="Courier New" fo:font-size="10pt" style:text-underline-style="solid" style:text-underline-width="auto" style:text-underline-color="font-color" fo:font-weight="bol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498" style:family="text">
      <style:text-properties style:font-name="Courier New" fo:font-size="10pt" style:text-underline-style="solid" style:text-underline-width="auto" style:text-underline-color="font-color" fo:font-weight="bold" officeooo:rsid="0064364c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499" style:family="text">
      <style:text-properties style:font-name="Courier New" fo:font-size="10pt" style:text-underline-style="solid" style:text-underline-width="auto" style:text-underline-color="font-color" fo:font-weight="bold" officeooo:rsid="0067e58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500" style:family="text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T501" style:family="text">
      <style:text-properties style:font-name="Courier New" fo:font-size="6pt" fo:font-weight="bold" fo:background-color="#cccccc" loext:char-shading-value="0" style:font-size-asian="6pt" style:font-weight-asian="bold" style:font-size-complex="6pt" style:font-weight-complex="bold"/>
    </style:style>
    <style:style style:name="T502" style:family="text">
      <style:text-properties style:font-name="Courier New" fo:font-size="6pt" fo:font-weight="bold" fo:background-color="#dddddd" loext:char-shading-value="0" style:font-size-asian="6pt" style:font-weight-asian="bold" style:font-size-complex="6pt" style:font-weight-complex="bold"/>
    </style:style>
    <style:style style:name="T503" style:family="text">
      <style:text-properties style:font-name="Courier New" fo:font-size="6pt" fo:font-weight="bold" fo:background-color="#d4ea6b" loext:char-shading-value="0" style:font-size-asian="6pt" style:font-weight-asian="bold" style:font-size-complex="6pt" style:font-weight-complex="bold"/>
    </style:style>
    <style:style style:name="T504" style:family="text">
      <style:text-properties style:font-name="Courier New" fo:font-size="6pt" fo:font-weight="bold" fo:background-color="#fe7f00" loext:char-shading-value="0" style:font-size-asian="6pt" style:font-weight-asian="bold" style:font-size-complex="6pt" style:font-weight-complex="bold"/>
    </style:style>
    <style:style style:name="T505" style:family="text">
      <style:text-properties style:font-name="Courier New" fo:font-size="6pt" fo:font-weight="bold" officeooo:rsid="004e6f83" fo:background-color="#fe7f00" loext:char-shading-value="0" style:font-size-asian="6pt" style:font-weight-asian="bold" style:font-size-complex="6pt" style:font-weight-complex="bold"/>
    </style:style>
    <style:style style:name="T506" style:family="text">
      <style:text-properties style:font-name="Courier New" fo:font-size="6pt" fo:font-weight="bold" fo:background-color="#fe7f00" loext:char-shading-value="0" style:font-size-asian="6pt" style:language-asian="de" style:country-asian="DE" style:font-weight-asian="bold" style:font-size-complex="6pt" style:font-weight-complex="bold"/>
    </style:style>
    <style:style style:name="T507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508" style:family="text">
      <style:text-properties style:font-name="Courier New" fo:font-size="6pt" fo:background-color="#cccccc" loext:char-shading-value="0" style:font-size-asian="6pt" style:font-size-complex="6pt"/>
    </style:style>
    <style:style style:name="T509" style:family="text">
      <style:text-properties style:font-name="Courier New" fo:font-size="6pt" style:font-size-asian="6pt" style:language-asian="de" style:country-asian="DE" style:font-size-complex="6pt"/>
    </style:style>
    <style:style style:name="T510" style:family="text">
      <style:text-properties style:font-name="Courier New" fo:font-size="6pt" fo:background-color="#c0c0c0" loext:char-shading-value="0" style:font-size-asian="6pt" style:language-asian="de" style:country-asian="DE" style:font-size-complex="6pt"/>
    </style:style>
    <style:style style:name="T511" style:family="text">
      <style:text-properties style:font-name="Courier New" fo:font-size="6pt" fo:background-color="#fe7f00" loext:char-shading-value="0" style:font-size-asian="6pt" style:language-asian="de" style:country-asian="DE" style:font-size-complex="6pt"/>
    </style:style>
    <style:style style:name="T512" style:family="text">
      <style:text-properties style:font-name="Courier New" fo:font-size="6pt" officeooo:rsid="00509a05" fo:background-color="#fe7f00" loext:char-shading-value="0" style:font-size-asian="6pt" style:language-asian="de" style:country-asian="DE" style:font-size-complex="6pt"/>
    </style:style>
    <style:style style:name="T513" style:family="text">
      <style:text-properties style:font-name="Courier New" fo:font-size="6pt" fo:font-style="normal" officeooo:rsid="00468a9a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4" style:family="text">
      <style:text-properties style:font-name="Courier New" fo:font-size="6pt" fo:font-style="normal" officeooo:rsid="0070e2e0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5" style:family="text">
      <style:text-properties style:font-name="Courier New" fo:font-size="6pt" fo:font-style="normal" officeooo:rsid="004b88cf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6" style:family="text">
      <style:text-properties style:font-name="Courier New" fo:font-size="6pt" fo:font-style="normal" officeooo:rsid="01414efd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7" style:family="text">
      <style:text-properties style:font-name="Courier New" fo:font-size="6pt" fo:font-style="normal" officeooo:rsid="014104a5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8" style:family="text">
      <style:text-properties style:font-name="Courier New" fo:font-size="6pt" fo:font-style="normal" officeooo:rsid="0070e2e0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19" style:family="text">
      <style:text-properties style:font-name="Courier New" fo:font-size="6pt" fo:font-style="normal" officeooo:rsid="014104a5" fo:background-color="#ff00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20" style:family="text">
      <style:text-properties style:font-name="Courier New" fo:font-size="6pt" fo:font-style="normal" officeooo:rsid="0070e2e0" fo:background-color="#ff00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21" style:family="text">
      <style:text-properties style:font-name="Courier New" fo:font-size="6pt" fo:font-style="normal" style:text-underline-style="solid" style:text-underline-width="auto" style:text-underline-color="font-color" fo:font-weight="bold" officeooo:rsid="00704a01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522" style:family="text">
      <style:text-properties style:font-name="Courier New" fo:font-size="6pt" fo:font-style="normal" style:text-underline-style="solid" style:text-underline-width="auto" style:text-underline-color="font-color" officeooo:rsid="00704a01" fo:background-color="transparent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23" style:family="text">
      <style:text-properties style:font-name="Courier New" fo:font-size="6pt" fo:font-style="normal" fo:font-weight="normal" officeooo:rsid="00704a01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524" style:family="text">
      <style:text-properties fo:color="#333333" style:font-name="Courier New" fo:font-size="10pt" fo:font-weight="bold" fo:background-color="#bbe33d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25" style:family="text">
      <style:text-properties fo:color="#333333" style:font-name="Courier New" fo:font-size="10pt" fo:font-weight="bold" officeooo:rsid="0064364c" fo:background-color="#bbe33d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26" style:family="text">
      <style:text-properties fo:color="#333333" style:font-name="Courier New" fo:font-size="10pt" fo:font-weight="bold" fo:background-color="#fe7f00" loext:char-shading-value="0" style:font-size-asian="10pt" style:language-asian="de" style:country-asian="DE" style:font-weight-asian="bold" style:font-name-complex="Courier New" style:font-size-complex="10pt" style:font-weight-complex="bold"/>
    </style:style>
    <style:style style:name="T527" style:family="text">
      <style:text-properties fo:color="#333333" style:font-name="Courier New" fo:font-size="10pt" fo:background-color="#b2b2b2" loext:char-shading-value="0" style:font-size-asian="10pt" style:font-size-complex="10pt"/>
    </style:style>
    <style:style style:name="T528" style:family="text">
      <style:text-properties fo:color="#333333" style:font-name="Courier New" fo:font-size="10pt" fo:background-color="#ffffff" loext:char-shading-value="0" style:font-size-asian="10pt" style:font-size-complex="10pt"/>
    </style:style>
    <style:style style:name="T529" style:family="text">
      <style:text-properties fo:color="#333333" style:font-name="Courier New" fo:font-size="10pt" fo:background-color="#bbe33d" loext:char-shading-value="0" style:font-size-asian="10pt" style:font-size-complex="10pt"/>
    </style:style>
    <style:style style:name="T530" style:family="text">
      <style:text-properties fo:color="#333333" style:font-name="Courier New" fo:font-size="10pt" officeooo:rsid="0064364c" fo:background-color="#bbe33d" loext:char-shading-value="0" style:font-size-asian="10pt" style:font-size-complex="10pt"/>
    </style:style>
    <style:style style:name="T531" style:family="text">
      <style:text-properties fo:color="#333333" style:font-name="Courier New" fo:font-size="10pt" fo:background-color="#fe7f00" loext:char-shading-value="0" style:font-size-asian="10pt" style:font-size-complex="10pt"/>
    </style:style>
    <style:style style:name="T532" style:family="text">
      <style:text-properties fo:color="#333333" style:font-name="Courier New" fo:font-size="6pt" fo:font-weight="bold" fo:background-color="#cccccc" loext:char-shading-value="0" style:font-size-asian="6pt" style:font-weight-asian="bold" style:font-size-complex="6pt" style:font-weight-complex="bold"/>
    </style:style>
    <style:style style:name="T5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535" style:family="text">
      <style:text-properties style:text-underline-style="solid" style:text-underline-width="auto" style:text-underline-color="font-color" fo:font-weight="bold" officeooo:rsid="007f8046" fo:background-color="transparent" loext:char-shading-value="0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officeooo:rsid="00879162" style:font-weight-asian="bold" style:font-weight-complex="bold"/>
    </style:style>
    <style:style style:name="T538" style:family="text">
      <style:text-properties style:text-line-through-style="solid" style:text-line-through-type="single" fo:background-color="#00ffff" loext:char-shading-value="0"/>
    </style:style>
    <style:style style:name="T539" style:family="text">
      <style:text-properties style:text-line-through-style="solid" style:text-line-through-type="single" style:font-name="Courier New" fo:font-size="6pt" fo:font-weight="bold" fo:background-color="#cccccc" loext:char-shading-value="0" style:font-size-asian="6pt" style:font-weight-asian="bold" style:font-size-complex="6pt" style:font-weight-complex="bold"/>
    </style:style>
    <style:style style:name="T540" style:family="text">
      <style:text-properties style:text-line-through-style="solid" style:text-line-through-type="single" style:font-name="Courier New" fo:font-size="6pt" fo:font-weight="bold" fo:background-color="#bbe33d" loext:char-shading-value="0" style:font-size-asian="6pt" style:font-weight-asian="bold" style:font-size-complex="6pt" style:font-weight-complex="bold"/>
    </style:style>
    <style:style style:name="T541" style:family="text">
      <style:text-properties style:text-line-through-style="solid" style:text-line-through-type="single" style:font-name="Courier New" fo:font-size="6pt" fo:font-weight="bold" fo:background-color="#d4ea6b" loext:char-shading-value="0" style:font-size-asian="6pt" style:font-weight-asian="bold" style:font-size-complex="6pt" style:font-weight-complex="bold"/>
    </style:style>
    <style:style style:name="T542" style:family="text">
      <style:text-properties style:text-line-through-style="solid" style:text-line-through-type="single" style:font-name="Courier New" fo:font-size="6pt" fo:font-weight="bold" fo:background-color="#fe7f00" loext:char-shading-value="0" style:font-size-asian="6pt" style:font-weight-asian="bold" style:font-size-complex="6pt" style:font-weight-complex="bold"/>
    </style:style>
    <style:style style:name="T543" style:family="text">
      <style:text-properties style:text-line-through-style="solid" style:text-line-through-type="single" style:font-name="Courier New" fo:font-size="6pt" fo:font-weight="bold" officeooo:rsid="004e17c8" fo:background-color="#fe7f00" loext:char-shading-value="0" style:font-size-asian="6pt" style:font-weight-asian="bold" style:font-size-complex="6pt" style:font-weight-complex="bold"/>
    </style:style>
    <style:style style:name="T544" style:family="text">
      <style:text-properties style:text-line-through-style="solid" style:text-line-through-type="single" style:font-name="Courier New" fo:font-size="6pt" fo:font-weight="bold" officeooo:rsid="008297d0" fo:background-color="#fe7f00" loext:char-shading-value="0" style:font-size-asian="6pt" style:font-weight-asian="bold" style:font-size-complex="6pt" style:font-weight-complex="bold"/>
    </style:style>
    <style:style style:name="T545" style:family="text">
      <style:text-properties style:text-line-through-style="solid" style:text-line-through-type="single" style:font-name="Courier New" fo:font-size="6pt" fo:font-weight="bold" officeooo:rsid="004e6f83" fo:background-color="#fe7f00" loext:char-shading-value="0" style:font-size-asian="6pt" style:font-weight-asian="bold" style:font-size-complex="6pt" style:font-weight-complex="bold"/>
    </style:style>
    <style:style style:name="T546" style:family="text">
      <style:text-properties style:text-line-through-style="solid" style:text-line-through-type="single" style:font-name="Courier New" fo:font-size="6pt" fo:font-weight="bold" officeooo:rsid="0085295a" fo:background-color="#fe7f00" loext:char-shading-value="0" style:font-size-asian="6pt" style:font-weight-asian="bold" style:font-size-complex="6pt" style:font-weight-complex="bold"/>
    </style:style>
    <style:style style:name="T547" style:family="text">
      <style:text-properties style:text-line-through-style="solid" style:text-line-through-type="single" style:font-name="Courier New" fo:font-size="6pt" fo:font-style="normal" style:text-underline-style="solid" style:text-underline-width="auto" style:text-underline-color="font-color" officeooo:rsid="00715fab" fo:background-color="transparent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48" style:family="text">
      <style:text-properties style:text-line-through-style="solid" style:text-line-through-type="single" style:font-name="Courier New" fo:font-size="6pt" fo:font-style="normal" style:text-underline-style="solid" style:text-underline-width="auto" style:text-underline-color="font-color" officeooo:rsid="006c4d0f" fo:background-color="transparent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49" style:family="text">
      <style:text-properties style:text-line-through-style="solid" style:text-line-through-type="single" style:font-name="Courier New" fo:font-size="6pt" fo:font-style="normal" style:text-underline-style="solid" style:text-underline-width="auto" style:text-underline-color="font-color" fo:font-weight="bold" officeooo:rsid="00715fab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550" style:family="text">
      <style:text-properties style:text-line-through-style="solid" style:text-line-through-type="single" style:font-name="Courier New" fo:font-size="6pt" fo:font-style="normal" fo:font-weight="normal" officeooo:rsid="00715fab" fo:background-color="transparent" loext:char-shading-value="0" style:font-size-asian="6pt" style:language-asian="de" style:country-asian="DE" style:font-style-asian="normal" style:font-weight-asian="normal" style:font-name-complex="Courier New2" style:font-size-complex="6pt" style:font-style-complex="normal" style:font-weight-complex="normal"/>
    </style:style>
    <style:style style:name="T551" style:family="text">
      <style:text-properties style:text-line-through-style="solid" style:text-line-through-type="single" style:font-name="Courier New" fo:font-size="6pt" fo:font-style="normal" officeooo:rsid="00468a9a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2" style:family="text">
      <style:text-properties style:text-line-through-style="solid" style:text-line-through-type="single" style:font-name="Courier New" fo:font-size="6pt" fo:font-style="normal" officeooo:rsid="006c72cd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3" style:family="text">
      <style:text-properties style:text-line-through-style="solid" style:text-line-through-type="single" style:font-name="Courier New" fo:font-size="6pt" fo:font-style="normal" officeooo:rsid="004b88cf" fo:background-color="#d4ea6b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4" style:family="text">
      <style:text-properties style:text-line-through-style="solid" style:text-line-through-type="single" style:font-name="Courier New" fo:font-size="6pt" fo:font-style="normal" officeooo:rsid="01414efd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5" style:family="text">
      <style:text-properties style:text-line-through-style="solid" style:text-line-through-type="single" style:font-name="Courier New" fo:font-size="6pt" fo:font-style="normal" officeooo:rsid="014104a5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6" style:family="text">
      <style:text-properties style:text-line-through-style="solid" style:text-line-through-type="single" style:font-name="Courier New" fo:font-size="6pt" fo:font-style="normal" officeooo:rsid="00a12708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7" style:family="text">
      <style:text-properties style:text-line-through-style="solid" style:text-line-through-type="single" style:font-name="Courier New" fo:font-size="6pt" fo:font-style="normal" officeooo:rsid="0072078d" fo:background-color="#ffff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8" style:family="text">
      <style:text-properties style:text-line-through-style="solid" style:text-line-through-type="single" style:font-name="Courier New" fo:font-size="6pt" fo:font-style="normal" officeooo:rsid="0072078d" fo:background-color="#ff0000" loext:char-shading-value="0" style:font-size-asian="6pt" style:language-asian="de" style:country-asian="DE" style:font-style-asian="normal" style:font-name-complex="Courier New2" style:font-size-complex="6pt" style:font-style-complex="normal" style:font-weight-complex="bold"/>
    </style:style>
    <style:style style:name="T559" style:family="text">
      <style:text-properties style:text-line-through-style="solid" style:text-line-through-type="single" style:font-name="Courier New" fo:font-size="6pt" fo:font-style="normal" fo:font-weight="bold" officeooo:rsid="006c4d0f" fo:background-color="transparent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560" style:family="text">
      <style:text-properties style:text-line-through-style="solid" style:text-line-through-type="single" style:font-name="Courier New" fo:font-size="6pt" style:text-underline-style="solid" style:text-underline-width="auto" style:text-underline-color="font-color" fo:background-color="transparent" loext:char-shading-value="0" style:font-size-asian="6pt" style:font-size-complex="6pt" style:font-weight-complex="bold"/>
    </style:style>
    <style:style style:name="T561" style:family="text">
      <style:text-properties style:text-line-through-style="solid" style:text-line-through-type="single" style:font-name="Courier New" fo:font-size="6pt" style:text-underline-style="solid" style:text-underline-width="auto" style:text-underline-color="font-color" officeooo:rsid="00715fab" fo:background-color="transparent" loext:char-shading-value="0" style:font-size-asian="6pt" style:font-size-complex="6pt" style:font-weight-complex="bold"/>
    </style:style>
    <style:style style:name="T562" style:family="text">
      <style:text-properties officeooo:rsid="0045c4a1"/>
    </style:style>
    <style:style style:name="T563" style:family="text">
      <style:text-properties fo:background-color="#00ffff" loext:char-shading-value="0"/>
    </style:style>
    <style:style style:name="T564" style:family="text">
      <style:text-properties fo:background-color="transparent" loext:char-shading-value="0"/>
    </style:style>
    <style:style style:name="T565" style:family="text">
      <style:text-properties officeooo:rsid="005f5636" fo:background-color="#fe7f00" loext:char-shading-value="0"/>
    </style:style>
    <style:style style:name="T566" style:family="text">
      <style:text-properties fo:background-color="#d4ea6b" loext:char-shading-value="0" style:language-asian="de" style:country-asian="DE"/>
    </style:style>
    <style:style style:name="T567" style:family="text">
      <style:text-properties officeooo:rsid="0049dda8" fo:background-color="#d4ea6b" loext:char-shading-value="0" style:language-asian="de" style:country-asian="DE" style:font-weight-complex="bold"/>
    </style:style>
    <style:style style:name="T568" style:family="text">
      <style:text-properties officeooo:rsid="0067e58d" fo:background-color="#d4ea6b" loext:char-shading-value="0" style:language-asian="de" style:country-asian="DE" style:font-weight-complex="bold"/>
    </style:style>
    <style:style style:name="T569" style:family="text">
      <style:text-properties officeooo:rsid="0062a553" fo:background-color="#d4ea6b" loext:char-shading-value="0" style:language-asian="de" style:country-asian="DE"/>
    </style:style>
    <style:style style:name="T570" style:family="text">
      <style:text-properties officeooo:rsid="00275d3d" fo:background-color="#d4ea6b" loext:char-shading-value="0" style:language-asian="de" style:country-asian="DE"/>
    </style:style>
    <style:style style:name="T571" style:family="text">
      <style:text-properties officeooo:rsid="00215403" fo:background-color="#ffff00" loext:char-shading-value="0" style:language-asian="de" style:country-asian="DE"/>
    </style:style>
    <style:style style:name="T572" style:family="text">
      <style:text-properties officeooo:rsid="00215403" fo:background-color="#fff200" loext:char-shading-value="0" style:language-asian="de" style:country-asian="DE"/>
    </style:style>
    <style:style style:name="T573" style:family="text">
      <style:text-properties officeooo:rsid="0021a844" fo:background-color="#fff200" loext:char-shading-value="0" style:language-asian="de" style:country-asian="DE"/>
    </style:style>
    <style:style style:name="T574" style:family="text">
      <style:text-properties officeooo:rsid="00275d3d" fo:background-color="#fff200" loext:char-shading-value="0" style:language-asian="de" style:country-asian="DE"/>
    </style:style>
    <style:style style:name="T575" style:family="text">
      <style:text-properties officeooo:rsid="0067e58d" fo:background-color="#fff200" loext:char-shading-value="0" style:language-asian="de" style:country-asian="DE"/>
    </style:style>
    <style:style style:name="T576" style:family="text">
      <style:text-properties fo:color="#ce181e" fo:background-color="#bababa" loext:char-shading-value="0"/>
    </style:style>
    <style:style style:name="T577" style:family="text">
      <style:text-properties fo:color="#ce181e" officeooo:rsid="0067e58d" fo:background-color="#bababa" loext:char-shading-value="0"/>
    </style:style>
    <style:style style:name="T578" style:family="text">
      <style:text-properties fo:color="#ce181e" officeooo:rsid="0064364c" fo:background-color="#bababa" loext:char-shading-value="0"/>
    </style:style>
    <style:style style:name="T579" style:family="text">
      <style:text-properties fo:color="#ce181e" officeooo:rsid="005f5636" fo:background-color="#bababa" loext:char-shading-value="0"/>
    </style:style>
    <style:style style:name="T580" style:family="text">
      <style:text-properties fo:color="#ce181e" style:font-name="Courier New" fo:font-size="6pt" fo:font-style="normal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1" style:family="text">
      <style:text-properties fo:color="#ce181e" style:font-name="Courier New" fo:font-size="6pt" fo:font-style="normal" officeooo:rsid="00adb1c1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2" style:family="text">
      <style:text-properties fo:color="#ce181e" style:font-name="Courier New" fo:font-size="6pt" fo:font-style="normal" officeooo:rsid="006039a5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3" style:family="text">
      <style:text-properties fo:color="#ce181e" style:text-line-through-style="solid" style:text-line-through-type="single" style:font-name="Courier New" fo:font-size="6pt" fo:font-style="normal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4" style:family="text">
      <style:text-properties fo:color="#ce181e" style:text-line-through-style="solid" style:text-line-through-type="single" style:font-name="Courier New" fo:font-size="6pt" fo:font-style="normal" officeooo:rsid="00adb1c1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5" style:family="text">
      <style:text-properties fo:color="#ce181e" style:text-line-through-style="solid" style:text-line-through-type="single" style:font-name="Courier New" fo:font-size="6pt" fo:font-style="normal" officeooo:rsid="005f5636" fo:background-color="#d0d0d0" loext:char-shading-value="0" style:font-size-asian="6pt" style:language-asian="de" style:country-asian="DE" style:font-style-asian="normal" style:font-size-complex="6pt" style:font-style-complex="normal" style:font-weight-complex="bold"/>
    </style:style>
    <style:style style:name="T586" style:family="text">
      <style:text-properties fo:color="#ffffff" style:font-name="Courier New" fo:font-size="6pt" fo:font-style="normal" fo:font-weight="bold" officeooo:rsid="01cfce33" fo:background-color="#a5a5a5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587" style:family="text">
      <style:text-properties fo:color="#ffffff" style:font-name="Courier New" fo:font-size="6pt" fo:font-style="normal" fo:font-weight="bold" officeooo:rsid="00468a9a" fo:background-color="#a5a5a5" loext:char-shading-value="0" style:font-size-asian="6pt" style:language-asian="de" style:country-asian="DE" style:font-style-asian="normal" style:font-weight-asian="bold" style:font-name-complex="Courier New2" style:font-size-complex="6pt" style:font-style-complex="normal" style:font-weight-complex="bold"/>
    </style:style>
    <style:style style:name="T588" style:family="text">
      <style:text-properties fo:color="#ffffff" style:font-name="Courier New" fo:font-weight="bold" officeooo:rsid="01dc4880" fo:background-color="#a5a5a5" loext:char-shading-value="0" style:language-asian="de" style:country-asian="DE" style:font-weight-asian="bold" style:font-name-complex="Courier New2"/>
    </style:style>
    <style:style style:name="T589" style:family="text">
      <style:text-properties fo:color="#ffffff" style:text-line-through-style="solid" style:text-line-through-type="single" fo:font-size="6pt" fo:font-weight="bold" officeooo:rsid="01da66c4" fo:background-color="#a5a5a5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590" style:family="text">
      <style:text-properties fo:color="#ffffff" style:text-line-through-style="solid" style:text-line-through-type="single" fo:font-size="6pt" fo:font-weight="bold" officeooo:rsid="02001e3d" fo:background-color="#a5a5a5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591" style:family="text">
      <style:text-properties fo:color="#ffffff" style:text-line-through-style="solid" style:text-line-through-type="single" fo:font-size="6pt" fo:font-weight="bold" officeooo:rsid="01cfce33" fo:background-color="#a5a5a5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592" style:family="text">
      <style:text-properties fo:color="#ffffff" style:text-line-through-style="solid" style:text-line-through-type="single" fo:font-size="6pt" fo:font-weight="bold" officeooo:rsid="01d2b548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593" style:family="text">
      <style:text-properties fo:color="#ffffff" style:text-line-through-style="solid" style:text-line-through-type="single" fo:font-size="6pt" fo:font-weight="bold" officeooo:rsid="01cf58df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594" style:family="text">
      <style:text-properties fo:color="#ffffff" style:text-line-through-style="solid" style:text-line-through-type="single" fo:font-size="6pt" fo:font-weight="bold" officeooo:rsid="01d2db61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595" style:family="text">
      <style:text-properties fo:color="#ffffff" style:text-line-through-style="solid" style:text-line-through-type="single" fo:font-size="6pt" fo:font-weight="bold" officeooo:rsid="01d8962d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596" style:family="text">
      <style:text-properties fo:color="#ffffff" style:text-line-through-style="solid" style:text-line-through-type="single" fo:font-size="6pt" fo:font-weight="bold" officeooo:rsid="01d7af4a" fo:background-color="#a5a5a5" loext:char-shading-value="0" style:font-size-asian="6pt" style:language-asian="de" style:country-asian="DE" style:font-weight-asian="bold" style:font-name-complex="Courier New2" style:font-size-complex="6pt"/>
    </style:style>
    <style:style style:name="T597" style:family="text">
      <style:text-properties fo:color="#ffffff" style:text-line-through-style="solid" style:text-line-through-type="single" style:font-name="Courier New" fo:font-size="6pt" fo:font-style="normal" fo:font-weight="bold" officeooo:rsid="01d41b50" fo:background-color="#a5a5a5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598" style:family="text">
      <style:text-properties fo:color="#ffffff" style:text-line-through-style="solid" style:text-line-through-type="single" style:font-name="Courier New" fo:font-size="6pt" fo:font-style="normal" fo:font-weight="bold" officeooo:rsid="00468a9a" fo:background-color="#a5a5a5" loext:char-shading-value="0" style:font-size-asian="6pt" style:language-asian="de" style:country-asian="DE" style:font-style-asian="normal" style:font-weight-asian="bold" style:font-name-complex="Courier New2" style:font-size-complex="6pt" style:font-style-complex="normal"/>
    </style:style>
    <style:style style:name="T599" style:family="text">
      <style:text-properties fo:color="#ffffff" fo:font-size="6pt" fo:font-weight="bold" officeooo:rsid="01d74ecd" fo:background-color="#a5a5a5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600" style:family="text">
      <style:text-properties fo:color="#ffffff" fo:font-size="6pt" fo:font-weight="bold" officeooo:rsid="00468a9a" fo:background-color="#a5a5a5" loext:char-shading-value="0" style:font-size-asian="6pt" style:language-asian="de" style:country-asian="DE" style:font-weight-asian="bold" style:font-name-complex="Courier New2" style:font-size-complex="6pt" style:font-weight-complex="bold"/>
    </style:style>
    <style:style style:name="T601" style:family="text">
      <style:text-properties fo:font-style="normal" officeooo:rsid="006c4d0f" fo:background-color="transparent" loext:char-shading-value="0" style:language-asian="de" style:country-asian="DE" style:font-style-asian="normal" style:font-name-complex="Courier New2" style:font-style-complex="normal" style:font-weight-complex="bold"/>
    </style:style>
    <style:style style:name="T602" style:family="text">
      <style:text-properties fo:color="#ff0000" style:font-name="Courier New1" fo:font-size="10pt" fo:language="en" fo:country="US" style:text-underline-style="solid" style:text-underline-width="auto" style:text-underline-color="font-color" fo:font-weight="bold" fo:background-color="transparent" loext:char-shading-value="0" style:font-size-asian="10pt" style:language-asian="de" style:country-asian="DE" style:font-weight-asian="bold" style:font-size-complex="10pt"/>
    </style:style>
    <style:style style:name="T603" style:family="text">
      <style:text-properties fo:font-weight="normal" style:font-weight-asian="normal" style:font-weight-complex="normal"/>
    </style:style>
    <style:style style:name="T604" style:family="text">
      <style:text-properties officeooo:rsid="007f8046"/>
    </style:style>
    <style:style style:name="T605" style:family="text">
      <style:text-properties fo:background-color="#bababa" loext:char-shading-value="0"/>
    </style:style>
    <style:style style:name="T606" style:family="text">
      <style:text-properties officeooo:rsid="0067e58d" fo:background-color="#bababa" loext:char-shading-value="0"/>
    </style:style>
    <style:style style:name="T607" style:family="text">
      <style:text-properties officeooo:rsid="0064364c" fo:background-color="#bababa" loext:char-shading-value="0"/>
    </style:style>
    <style:style style:name="T608" style:family="text">
      <style:text-properties officeooo:rsid="005f5636" fo:background-color="#babab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text:span text:style-name="Default_20_Paragraph_20_Font"><text:span text:style-name="T48"/></text:span></text:p>
      <text:p text:style-name="P6"><text:span text:style-name="Default_20_Paragraph_20_Font"><text:span text:style-name="T290">Heat shock protein family B member 3</text:span></text:span><text:span text:style-name="Default_20_Paragraph_20_Font"><text:span text:style-name="T291">; HspB3</text:span></text:span><text:span text:style-name="Default_20_Paragraph_20_Font"><text:span text:style-name="T292">; fish complete </text:span></text:span></text:p>
      <text:p text:style-name="P155"><text:span text:style-name="Default_20_Paragraph_20_Font"><text:span text:style-name="T602"/></text:span></text:p>
      <text:p text:style-name="P8"><text:span text:style-name="Default_20_Paragraph_20_Font"><text:span text:style-name="T77">Fish -</text:span></text:span><text:span text:style-name="Default_20_Paragraph_20_Font"><text:span text:style-name="T78"> </text:span></text:span><text:span text:style-name="summary-subhead"><text:span text:style-name="T79">Coelacanthidae</text:span></text:span><text:span text:style-name="Default_20_Paragraph_20_Font"><text:span text:style-name="T80"> 1</text:span></text:span><text:span text:style-name="Default_20_Paragraph_20_Font"><text:span text:style-name="T82">70</text:span></text:span></text:p>
      <text:p text:style-name="P23"><text:span text:style-name="summary-subhead"><text:span text:style-name="T107">170-</text:span></text:span><text:span text:style-name="summary-subhead"><text:span text:style-name="T106">Latimeria chalumnae</text:span></text:span><text:span text:style-name="summary-subhead"><text:span text:style-name="T107">-</text:span></text:span><text:span text:style-name="summary-subhead"><text:span text:style-name="T106">Coelacanthidae</text:span></text:span><text:span text:style-name="summary-subhead"><text:span text:style-name="T108"> </text:span></text:span><text:span text:style-name="summary-subhead"><text:span text:style-name="T109">148</text:span></text:span><text:span text:style-name="summary-subhead"><text:span text:style-name="T108">aa </text:span></text:span><text:span text:style-name="summary-subhead"><text:span text:style-name="T110">genuine HspB</text:span></text:span><text:span text:style-name="summary-subhead"><text:span text:style-name="T111">3</text:span></text:span><text:span text:style-name="summary-subhead"><text:span text:style-name="T110"> </text:span></text:span><text:span text:style-name="summary-subhead"><text:span text:style-name="T112"><text:s/></text:span></text:span><text:span text:style-name="species"><text:span text:style-name="T113">IDE</text:span></text:span><text:span text:style-name="species"><text:span text:style-name="T114">61.2</text:span></text:span><text:span text:style-name="species"><text:span text:style-name="T113">% SIM</text:span></text:span><text:span text:style-name="species"><text:span text:style-name="T114">73.7</text:span></text:span><text:span text:style-name="species"><text:span text:style-name="T113">%</text:span></text:span></text:p>
      <text:p text:style-name="P13"><text:span text:style-name="Default_20_Paragraph_20_Font"><text:span text:style-name="T69">&gt;</text:span></text:span><text:span text:style-name="Default_20_Paragraph_20_Font"><text:span text:style-name="T70">170-</text:span></text:span><text:span text:style-name="Default_20_Paragraph_20_Font"><text:span text:style-name="T69">XP_006007042.1</text:span></text:span><text:span text:style-name="Default_20_Paragraph_20_Font"><text:span text:style-name="T70">-HspB3-</text:span></text:span><text:span text:style-name="Default_20_Paragraph_20_Font"><text:span text:style-name="T69">Latimeria</text:span></text:span><text:span text:style-name="Default_20_Paragraph_20_Font"><text:span text:style-name="T70">-</text:span></text:span><text:span text:style-name="Default_20_Paragraph_20_Font"><text:span text:style-name="T69">chalumnae</text:span></text:span><text:span text:style-name="summary-subhead"><text:span text:style-name="T70">-</text:span></text:span><text:span text:style-name="summary-subhead"><text:span text:style-name="T69">Coelacanthidae</text:span></text:span></text:p>
      <text:p text:style-name="P138">MEEVTIKHWIETPVRYQNEFAIRGLEECKLDHSLFALPGPSQSHIKNNQLTKGEASEARKGNGNESKSYF</text:p>
      <text:p text:style-name="P138">QVLLDVVQFCPEDIIIQIFEGWLLIKAQHGPRMDEHGFISRSFTRQYKLPDGLQAKDLSAFFCHDGILIV</text:p>
      <text:p text:style-name="P138">EAKGLAEI</text:p>
      <text:p text:style-name="P11"><text:span text:style-name="Default_20_Paragraph_20_Font"><text:span text:style-name="T70">&gt;</text:span></text:span><text:bookmark text:name="feature_XP_006007042.1_CDS_0"/><text:span text:style-name="Default_20_Paragraph_20_Font"><text:span text:style-name="T70">170-XM_006006980.2-HspB3-Latimeria-chalumnae</text:span></text:span><text:span text:style-name="summary-subhead"><text:span text:style-name="T70">-Coelacanthidae</text:span></text:span></text:p>
      <text:p text:style-name="P12"><text:span text:style-name="Default_20_Paragraph_20_Font"><text:span text:style-name="T70">ATG</text:span></text:span><text:span text:style-name="Default_20_Paragraph_20_Font"><text:span text:style-name="T75">GAAGAAGTTACTATAAAACACTGGATTGAAACTCCTGTTCGTTATCAAAATGAGTTT</text:span></text:span></text:p>
      <text:p text:style-name="P137">GCCATTAGAGGCCTAGAAGAATGCAAACTTGATCACTCCTTGTTTGCTTTGCCAGGACCC</text:p>
      <text:p text:style-name="P174">TCTCAATCACACATTAAAAATAATCAGCTTACAAAGGGGGAAGCTTCTGAGGCAAGGAAA</text:p>
      <text:p text:style-name="P174">GGCAATGGAAATGAAAGCAAATCCTATTTTCAAGTGCTGTTAGATGTAGTGCAGTTTTGT</text:p>
      <text:p text:style-name="P174">CCTGAAGATATTATTATACAGATTTTTGAGGGCTGGCTTTTGATCAAAGCCCAACACGGA</text:p>
      <text:p text:style-name="P174">CCAAGAATGGATGAGCATGGATTTATTTCAAGAAGCTTTACACGGCAATACAAGTTACCA</text:p>
      <text:p text:style-name="P174">GATGGTCTACAGGCGAAAGATTTGTCTGCTTTCTTCTGTCATGATGGCATTTTAATAGTT</text:p>
      <text:p text:style-name="P175"><text:span text:style-name="T537">----------------------------------------------------------------------------------</text:span></text:p>
      <text:p text:style-name="P9"><text:span text:style-name="T77">Fish -</text:span><text:span text:style-name="T78"> </text:span><text:span text:style-name="T79">Otomorpha</text:span><text:span text:style-name="T80"> 180-18</text:span><text:span text:style-name="T81">9</text:span></text:p>
      <text:h text:style-name="P159" text:outline-level="2"><text:span text:style-name="species"><text:span text:style-name="T76">-------------------------------------------------------------------------------------</text:span></text:span></text:h>
      <text:p text:style-name="P27"><text:span text:style-name="species"><text:span text:style-name="T91">180a-</text:span></text:span><text:span text:style-name="species"><text:span text:style-name="T269">Astyanax mexicanus-Otomorpha </text:span></text:span><text:span text:style-name="species"><text:span text:style-name="T83"><text:s text:c="2"/></text:span></text:span><text:span text:style-name="species"><text:span text:style-name="T85">152</text:span></text:span><text:span text:style-name="species"><text:span text:style-name="T83">aa </text:span></text:span><text:span text:style-name="species"><text:span text:style-name="T84">genuine HspB</text:span></text:span><text:span text:style-name="species"><text:span text:style-name="T86">3</text:span></text:span><text:span text:style-name="species"><text:span text:style-name="T87"> </text:span></text:span><text:span text:style-name="species"><text:span text:style-name="T88">IDE</text:span></text:span><text:span text:style-name="species"><text:span text:style-name="T89">54.2</text:span></text:span><text:span text:style-name="species"><text:span text:style-name="T88">% SIM</text:span></text:span><text:span text:style-name="species"><text:span text:style-name="T89">67.1</text:span></text:span><text:span text:style-name="species"><text:span text:style-name="T88">%</text:span></text:span></text:p>
      <text:p text:style-name="P41"><text:span text:style-name="species"><text:span text:style-name="T274">&gt;</text:span></text:span><text:span text:style-name="species"><text:span text:style-name="T275">180a-</text:span></text:span><text:span text:style-name="species"><text:span text:style-name="T274">XP_007250544.1</text:span></text:span><text:span text:style-name="species"><text:span text:style-name="T275">-HspB3-</text:span></text:span><text:span text:style-name="species"><text:span text:style-name="T274">Astyanax</text:span></text:span><text:span text:style-name="species"><text:span text:style-name="T275">-</text:span></text:span><text:span text:style-name="species"><text:span text:style-name="T274">mexicanus</text:span></text:span><text:span text:style-name="species"><text:span text:style-name="T275">-Otomorpha</text:span></text:span></text:p>
      <text:p text:style-name="P124">MAGEGVTISHWISCPIRHQGQFEARDLDQCAEDHQLFALPGLASQELKVVSGAGAGPSDSDDEDSGEPLF</text:p>
      <text:p text:style-name="P124">RILLDVTQFKPEDILIQVFEGWLLIRGQHRQRMDEHGFVSRSFTRQYQLPDQQLQAGDLTALLCHDGILV</text:p>
      <text:p text:style-name="P124">VETKDRWWTASD</text:p>
      <text:p text:style-name="P63"><text:span text:style-name="species"><text:span text:style-name="T94">&gt;</text:span></text:span><text:bookmark text:name="feature_XP_007250544.1_CDS_0"/><text:span text:style-name="species"><text:span text:style-name="T94">180a-</text:span></text:span><text:span text:style-name="species"><text:span text:style-name="T275">XM_007250482.2</text:span></text:span><text:span text:style-name="species"><text:span text:style-name="T94">-HspB3-</text:span></text:span><text:span text:style-name="species"><text:span text:style-name="T92">Astyanax</text:span></text:span><text:span text:style-name="species"><text:span text:style-name="T94">-</text:span></text:span><text:span text:style-name="species"><text:span text:style-name="T92">mexicanus</text:span></text:span><text:span text:style-name="species"><text:span text:style-name="T94">-Otomorpha</text:span></text:span></text:p>
      <text:p text:style-name="P42"><text:span text:style-name="species"><text:span text:style-name="T275">ATG</text:span></text:span><text:span text:style-name="species"><text:span text:style-name="T271">GCAGGGGAGGGAGTCACCATTTCCCACTGGATCTCATGCCCAATCCGGCACCAAGGC</text:span></text:span></text:p>
      <text:p text:style-name="P124">CAATTTGAAGCAAGGGATCTGGACCAGTGTGCAGAAGATCATCAGCTGTTTGCCTTGCCT</text:p>
      <text:p text:style-name="P124">GGACTAGCTAGCCAGGAGCTTAAAGTAGTGTCTGGAGCCGGAGCTGGGCCCTCAGACAGC</text:p>
      <text:p text:style-name="P124">GACGACGAGGATTCGGGTGAACCTCTCTTCCGAATACTGCTGGATGTGACCCAGTTCAAA</text:p>
      <text:p text:style-name="P124">CCAGAGGACATTCTGATCCAGGTGTTCGAGGGGTGGCTTCTGATCCGAGGCCAGCACCGG</text:p>
      <text:p text:style-name="P124">CAGAGGATGGACGAGCACGGGTTTGTATCGCGGAGCTTCACCAGGCAGTACCAGCTGCCC</text:p>
      <text:p text:style-name="P124">GATCAGCAGCTGCAGGCGGGCGACCTAACAGCTCTGCTGTGTCATGATGGAATTCTGGTG</text:p>
      <text:p text:style-name="P124">GTGGAGACCAAAGACAGATGGTGGACAGCGTCTGAT<text:span text:style-name="T536">TAA</text:span></text:p>
      <text:h text:style-name="P156" text:outline-level="2"><text:span text:style-name="species"><text:span text:style-name="T420">-------------------------------------------------------------------------------------</text:span></text:span></text:h>
      <text:p text:style-name="P176"><text:span text:style-name="T246">1</text:span><text:span text:style-name="T247">81-</text:span><text:span text:style-name="T245">Cyprinus carpio</text:span><text:span text:style-name="T248">-Otomorpha</text:span><text:span text:style-name="T245"> </text:span><text:span text:style-name="T252"><text:s/></text:span><text:span text:style-name="T259">150</text:span><text:span text:style-name="T252">aa</text:span><text:span text:style-name="T253"> </text:span><text:span text:style-name="T254">genuine HspB</text:span><text:span text:style-name="T262">3</text:span><text:span text:style-name="T29"> </text:span><text:span text:style-name="species"><text:span text:style-name="T30">IDE</text:span></text:span><text:span text:style-name="species"><text:span text:style-name="T34">82.6</text:span></text:span><text:span text:style-name="species"><text:span text:style-name="T30">% SIM</text:span></text:span><text:span text:style-name="species"><text:span text:style-name="T34">65.4</text:span></text:span><text:span text:style-name="species"><text:span text:style-name="T30">%</text:span></text:span></text:p>
      <text:p text:style-name="P41"><text:span text:style-name="species"><text:span text:style-name="T274">&gt;</text:span></text:span><text:span text:style-name="species"><text:span text:style-name="T280">181-</text:span></text:span><text:span text:style-name="species"><text:span text:style-name="T274">XP_018950626.1</text:span></text:span><text:span text:style-name="species"><text:span text:style-name="T280">-HspB3-</text:span></text:span><text:span text:style-name="species"><text:span text:style-name="T274">Cyprinus</text:span></text:span><text:span text:style-name="species"><text:span text:style-name="T280">-</text:span></text:span><text:span text:style-name="species"><text:span text:style-name="T274">carpio</text:span></text:span><text:span text:style-name="species"><text:span text:style-name="T280">-Otomorpha</text:span></text:span></text:p>
      <text:p text:style-name="P136">MAGEGITISHWIASPVRYQEHFKTKNLTECTEDHRLFALPGPECLPVKMDTEGGELDSEEEDSGEPLFKV</text:p>
      <text:p text:style-name="P136">LLDVTQFKPEDILIQVFEGWLLIRGRHGVRMDEHGFVSRSFTRQYQLPDRHLHAGDLKAMLCHDGILVVE</text:p>
      <text:p text:style-name="P136">TKDRWWPACD</text:p>
      <text:p text:style-name="P68"><text:span text:style-name="species"><text:span text:style-name="T98">&gt;</text:span></text:span><text:bookmark text:name="feature_XP_018950626.1_CDS_0"/><text:span text:style-name="species"><text:span text:style-name="T98">181-XM_019095081.1-HspB3-</text:span></text:span><text:span text:style-name="species"><text:span text:style-name="T92">Cyprinus</text:span></text:span><text:span text:style-name="species"><text:span text:style-name="T98">-</text:span></text:span><text:span text:style-name="species"><text:span text:style-name="T92">carpio</text:span></text:span><text:span text:style-name="species"><text:span text:style-name="T98">-Otomorpha</text:span></text:span></text:p>
      <text:p text:style-name="P45"><text:span text:style-name="species"><text:span text:style-name="T280">ATG</text:span></text:span><text:span text:style-name="species"><text:span text:style-name="T273">GCAGGAGAGGGGATCACTATTTCCCACTGGATTGCAAGCCCTGTACGCTACCAGGAG</text:span></text:span></text:p>
      <text:p text:style-name="P136">CACTTCAAAACCAAGAATCTCACTGAATGCACTGAAGATCATCGACTGTTTGCCCTGCCA</text:p>
      <text:p text:style-name="P136">GGACCTGAATGTCTGCCGGTTAAAATGGACACTGAGGGGGGTGAACTAGACAGTGAGGAA</text:p>
      <text:p text:style-name="P138"><text:span text:style-name="T603">GAGG</text:span>ATTCAGGAGAGCCATTATTTAAAGTCCTGCTGGACGTGACTCAGTTTAAACCAGAA</text:p>
      <text:p text:style-name="P138">GACATCCTCATACAGGTCTTTGAAGGGTGGCTGCTTATTAGAGGTCGGCATGGGGTGAGG</text:p>
      <text:p text:style-name="P138">ATGGACGAACATGGGTTTGTGTCACGGAGTTTCACCAGACAGTATCAGCTGCCTGACCGT</text:p>
      <text:p text:style-name="P138">CATCTCCATGCGGGGGACCTCAAAGCCATGCTGTGTCATGATGGGATACTTGTGGTGGAG</text:p>
      <text:p text:style-name="P138">ACCAAGGACCGATGGTGGCCAGCGTGTGAT<text:span text:style-name="T536">TAG</text:span></text:p>
      <text:h text:style-name="P156" text:outline-level="2"><text:span text:style-name="species"><text:span text:style-name="T420">-------------------------------------------------------------------------------------</text:span></text:span></text:h>
      <text:p text:style-name="P105"><text:span text:style-name="T437">182-</text:span><text:span text:style-name="T436">Danio rerio</text:span><text:span text:style-name="T438">-Otomorpha</text:span><text:span text:style-name="T436"> </text:span><text:span text:style-name="T439"><text:s/></text:span><text:span text:style-name="T441">xxx</text:span><text:span text:style-name="T439">aa</text:span><text:span text:style-name="T440"> genuine HspB</text:span><text:span text:style-name="T442">3</text:span><text:span text:style-name="T443"> </text:span><text:span text:style-name="species"><text:span text:style-name="T444">IDE</text:span></text:span><text:span text:style-name="species"><text:span text:style-name="T446">52.2</text:span></text:span><text:span text:style-name="species"><text:span text:style-name="T444">% SIM</text:span></text:span><text:span text:style-name="species"><text:span text:style-name="T446">64.3</text:span></text:span><text:span text:style-name="species"><text:span text:style-name="T444">%</text:span></text:span><text:span text:style-name="species"><text:span text:style-name="T445"> </text:span></text:span></text:p>
      <text:p text:style-name="P148"><text:span text:style-name="T535">&gt;182-</text:span><text:span text:style-name="T534">NP_001092922.1</text:span><text:span text:style-name="T535">-HspB3-</text:span><text:span text:style-name="T295">Danio</text:span><text:span text:style-name="T296">-</text:span><text:span text:style-name="T295">rerio</text:span><text:span text:style-name="T296">-</text:span><text:span text:style-name="T297">Otomorpha</text:span></text:p>
      <text:p text:style-name="P126">MAGEGITISHWISSPVRYQQLFKTRNLQESTEDHRLFALPGPECLPVKVDTEGAQADSEDEDSGEPMFQI</text:p>
      <text:p text:style-name="P126"><text:soft-page-break/>LLDVTQFKPEDILIQVFEGWLLIRGRHGVRMGEHGLVSRSFTRHYQLPDCQLHAGDLKAMLCHDGMLVVE</text:p>
      <text:p text:style-name="P126">TKDRWWPAND</text:p>
      <text:p text:style-name="P118"><text:span text:style-name="T301">&gt;</text:span><text:bookmark text:name="feature_NP_001092922.1_CDS_0"/><text:span text:style-name="T301">182-</text:span>NM_001099452.1<text:span text:style-name="T604">-HspB3-</text:span><text:span text:style-name="T298">Danio</text:span><text:span text:style-name="T299">-</text:span><text:span text:style-name="T298">rerio</text:span><text:span text:style-name="T299">-</text:span><text:span text:style-name="T300">Otomorpha</text:span></text:p>
      <text:p text:style-name="P107"><text:span text:style-name="T533">ATG</text:span>GCAGGAGAAGGGATCACTATTTCCCACTGGATTTCAAGCCCTGTGCGCTACCAACAG</text:p>
      <text:p text:style-name="P126">CTCTTTAAAACAAGAAATCTCCAAGAAAGCACTGAAGATCATCGACTCTTTGCCCTGCCA</text:p>
      <text:p text:style-name="P126">GGACCTGAATGTCTGCCTGTTAAAGTGGACACTGAGGGGGCTCAAGCAGACAGCGAGGAC</text:p>
      <text:p text:style-name="P126">GAGGATTCAGGAGAGCCTATGTTTCAGATCCTGCTGGACGTGACTCAGTTTAAACCAGAA</text:p>
      <text:p text:style-name="P126">GACATCCTCATACAGGTGTTTGAGGGGTGGCTGCTGATCAGAGGTCGACATGGGGTGAGG</text:p>
      <text:p text:style-name="P126">ATGGGCGAGCATGGCCTTGTGTCGAGGAGTTTCACAAGACACTATCAGCTGCCTGACTGT</text:p>
      <text:p text:style-name="P126">CAGCTACATGCCGGAGACCTCAAAGCAATGCTGTGCCATGACGGGATGCTGGTGGTCGAG</text:p>
      <text:p text:style-name="P126">ACCAAGGACCGATGGTGGCCAGCAAATGAT<text:span text:style-name="T536">TAA</text:span></text:p>
      <text:h text:style-name="P156" text:outline-level="2"><text:span text:style-name="species"><text:span text:style-name="T420">-------------------------------------------------------------------------------------</text:span></text:span></text:h>
      <text:p text:style-name="P151"><text:span text:style-name="species"><text:span text:style-name="T423">182</text:span></text:span><text:span text:style-name="species"><text:span text:style-name="T424">a</text:span></text:span><text:span text:style-name="species"><text:span text:style-name="T423">-P</text:span></text:span><text:span text:style-name="species"><text:span text:style-name="T425">ygocentrus nattereri</text:span></text:span><text:span text:style-name="species"><text:span text:style-name="T426">-O</text:span></text:span><text:span text:style-name="species"><text:span text:style-name="T421">tomorpha</text:span></text:span><text:span text:style-name="species"><text:span text:style-name="T422"> </text:span></text:span><text:span text:style-name="species"><text:span text:style-name="T427"><text:s text:c="2"/></text:span></text:span><text:span text:style-name="species"><text:span text:style-name="T430">147</text:span></text:span><text:span text:style-name="species"><text:span text:style-name="T428">aa</text:span></text:span><text:span text:style-name="species"><text:span text:style-name="T429"> genuine HspB</text:span></text:span><text:span text:style-name="species"><text:span text:style-name="T431">3</text:span></text:span><text:span text:style-name="species"><text:span text:style-name="T432"> </text:span></text:span><text:span text:style-name="species"><text:span text:style-name="T433">IDE</text:span></text:span><text:span text:style-name="species"><text:span text:style-name="T434">55.6</text:span></text:span><text:span text:style-name="species"><text:span text:style-name="T433">% SIM</text:span></text:span><text:span text:style-name="species"><text:span text:style-name="T434">66.7</text:span></text:span><text:span text:style-name="species"><text:span text:style-name="T433">%</text:span></text:span></text:p>
      <text:p text:style-name="P71"><text:span text:style-name="species"><text:span text:style-name="T92">&gt;182a-</text:span></text:span><text:span text:style-name="species"><text:span text:style-name="T93">XP_017560593.1</text:span></text:span><text:span text:style-name="species"><text:span text:style-name="T92">-HspB3-</text:span></text:span><text:span text:style-name="species"><text:span text:style-name="T99">Pygocentrus</text:span></text:span><text:span text:style-name="species"><text:span text:style-name="T100">-</text:span></text:span><text:span text:style-name="species"><text:span text:style-name="T99">nattereri</text:span></text:span><text:span text:style-name="species"><text:span text:style-name="T100">-</text:span></text:span><text:span text:style-name="species"><text:span text:style-name="T101">Otom</text:span></text:span><text:span text:style-name="species"><text:span text:style-name="T100">o</text:span></text:span><text:span text:style-name="species"><text:span text:style-name="T101">prpha</text:span></text:span></text:p>
      <text:p text:style-name="P124">MAGEGVTHWISCPVRYQGHFKRELEQCADDHQLFALPGPACQELKVEAGAGPTDSDDEDSGEPLFRILLD</text:p>
      <text:p text:style-name="P124">VTQFKPEDILIQVFEGWLLIRGHHGARMDEHGFVSRSFTRQYQLPDQQLQAVDLTAMLCHDGILVVETKD</text:p>
      <text:p text:style-name="P124">RWWSASD</text:p>
      <text:p text:style-name="P61"><text:span text:style-name="species"><text:span text:style-name="T92">&gt;</text:span></text:span><text:bookmark text:name="feature_XP_017560593.1_CDS_0"/><text:span text:style-name="species"><text:span text:style-name="T92">182a-</text:span></text:span><text:span text:style-name="species"><text:span text:style-name="T274">XM_017705104.1</text:span></text:span><text:span text:style-name="species"><text:span text:style-name="T92">-HspB3-</text:span></text:span><text:span text:style-name="species"><text:span text:style-name="T99">Pygocentrus</text:span></text:span><text:span text:style-name="species"><text:span text:style-name="T100">-</text:span></text:span><text:span text:style-name="species"><text:span text:style-name="T99">nattereri</text:span></text:span><text:span text:style-name="species"><text:span text:style-name="T100">-</text:span></text:span><text:span text:style-name="species"><text:span text:style-name="T101">Otom</text:span></text:span><text:span text:style-name="species"><text:span text:style-name="T100">o</text:span></text:span><text:span text:style-name="species"><text:span text:style-name="T101">prpha</text:span></text:span></text:p>
      <text:p text:style-name="P40"><text:span text:style-name="species"><text:span text:style-name="T274">ATG</text:span></text:span><text:span text:style-name="species"><text:span text:style-name="T270">GCTGGAGAAGGAGTTACCCACTGGATCTCATGCCCAGTGCGGTACCAAGGCCACTTT</text:span></text:span></text:p>
      <text:p text:style-name="P124">AAAAGAGAACTTGAACAGTGTGCAGACGACCACCAGCTATTTGCCTTGCCTGGACCTGCA</text:p>
      <text:p text:style-name="P124">TGCCAGGAACTTAAAGTGGAGGCTGGAGCTGGGCCGACAGACAGTGATGATGAGGATTCA</text:p>
      <text:p text:style-name="P124">GGCGAGCCCCTGTTCAGAATACTACTGGACGTTACCCAGTTCAAACCAGAGGATATTCTG</text:p>
      <text:p text:style-name="P124">ATCCAGGTGTTCGAAGGGTGGCTACTGATTCGGGGGCATCACGGGGCAAGGATGGACGAG</text:p>
      <text:p text:style-name="P124">CATGGGTTTGTATCACGGAGCTTCACCAGGCAGTACCAGCTGCCCGATCAGCAGCTGCAA</text:p>
      <text:p text:style-name="P124">GCGGTCGACCTGACAGCCATGCTGTGTCATGATGGAATATTGGTGGTGGAAACCAAAGAC</text:p>
      <text:p text:style-name="P124">AGATGGTGGTCAGCATCTGAT<text:span text:style-name="T536">TAA</text:span></text:p>
      <text:p text:style-name="P177"><text:span text:style-name="T267">------------------------------------------------------------------------------------</text:span><text:span text:style-name="T268">-</text:span></text:p>
      <text:p text:style-name="P96"><text:span text:style-name="T249">183-</text:span><text:span text:style-name="T245">Sinocyclocheilus anshuiensis</text:span><text:span text:style-name="T248">-Otomorpha</text:span><text:span text:style-name="T245"> </text:span><text:span text:style-name="T252"><text:s/></text:span><text:span text:style-name="T258">150</text:span><text:span text:style-name="T252">aa</text:span><text:span text:style-name="T254"> genuine HspB</text:span><text:span text:style-name="T262">3</text:span><text:span text:style-name="T29"> </text:span><text:span text:style-name="species"><text:span text:style-name="T30">IDE</text:span></text:span><text:span text:style-name="species"><text:span text:style-name="T33">53.8</text:span></text:span><text:span text:style-name="species"><text:span text:style-name="T30">% SIM</text:span></text:span><text:span text:style-name="species"><text:span text:style-name="T33">64.7</text:span></text:span><text:span text:style-name="species"><text:span text:style-name="T30">%</text:span></text:span></text:p>
      <text:p text:style-name="P44"><text:span text:style-name="species"><text:span text:style-name="T274">&gt;</text:span></text:span><text:span text:style-name="species"><text:span text:style-name="T279">183-</text:span></text:span><text:span text:style-name="species"><text:span text:style-name="T274">XP_016333005.1</text:span></text:span><text:span text:style-name="species"><text:span text:style-name="T279">-HspB3-</text:span></text:span><text:span text:style-name="species"><text:span text:style-name="T274">Sinocyclocheilus</text:span></text:span><text:span text:style-name="species"><text:span text:style-name="T279">-</text:span></text:span><text:span text:style-name="species"><text:span text:style-name="T274">anshuiensis</text:span></text:span><text:span text:style-name="species"><text:span text:style-name="T285">-</text:span></text:span><text:span text:style-name="species"><text:span text:style-name="T283">Otom</text:span></text:span><text:span text:style-name="species"><text:span text:style-name="T286">o</text:span></text:span><text:span text:style-name="species"><text:span text:style-name="T283">rpha</text:span></text:span></text:p>
      <text:p text:style-name="P124">MAGEGITISHWIASPVRYQEHFKTRNLTECTEDHQLFALPGPECLPVKMDTEGGEADSEDEDSGELLFQV</text:p>
      <text:p text:style-name="P124">LLDVTQFKPEDILIQVFEGWLLIRGWHGVRMDEHGFVSRSFTRQYQLPDRQLQAGDLKAMLCHDGILVVE</text:p>
      <text:p text:style-name="P124">TKDRWWPACD</text:p>
      <text:p text:style-name="P67"><text:span text:style-name="species"><text:span text:style-name="T97">&gt;183-</text:span></text:span><text:bookmark text:name="feature_XP_016416576.1_CDS_01"/><text:span text:style-name="species"><text:span text:style-name="T279">XM_016561090.1</text:span></text:span><text:span text:style-name="species"><text:span text:style-name="T97">-HspB3-</text:span></text:span><text:span text:style-name="species"><text:span text:style-name="T92">Sinocyclocheilus</text:span></text:span><text:span text:style-name="species"><text:span text:style-name="T97">-</text:span></text:span><text:span text:style-name="species"><text:span text:style-name="T92">anshuiensis</text:span></text:span><text:span text:style-name="species"><text:span text:style-name="T102">-</text:span></text:span><text:span text:style-name="species"><text:span text:style-name="T101">Otom</text:span></text:span><text:span text:style-name="species"><text:span text:style-name="T105">o</text:span></text:span><text:span text:style-name="species"><text:span text:style-name="T101">rpha</text:span></text:span></text:p>
      <text:p text:style-name="P44"><text:span text:style-name="species"><text:span text:style-name="T279">ATG</text:span></text:span><text:span text:style-name="species"><text:span text:style-name="T272">GCAGGAGAGGGGATCACTATTTCCCACTGGATTGCAAGCCCTGTGCGCTACCAGGAG</text:span></text:span></text:p>
      <text:p text:style-name="P124">CACTTCAAAACCAGGAATCTCACTGAATGCACTGAAGATCATCAACTGTTTGCCCTGCCA</text:p>
      <text:p text:style-name="P124">GGTCCTGAATGTCTGCCGGTTAAAATGGACACTGAGGGGGGTGAAGCAGACAGTGCGGAC</text:p>
      <text:p text:style-name="P124">GAGGATTCAGGAGAGCCATTATTTCAAGTCCTGCTGGACGTGACTCAGTTTAAACCAGAA</text:p>
      <text:p text:style-name="P124">GACATCCTCATACAGGTCTTTGAAGGGTGGCTGCTTATTAGAGGTCGGCATGGGGTGAGG</text:p>
      <text:p text:style-name="P124">ATGGACGAGCATGGGTTTGTGTCACGGAGTTTCACCAGACAGTATCAGCTGCCTGACCGT</text:p>
      <text:p text:style-name="P124">CAGCTCCAGGCGGGGGACCTCAAAGCCATGCTGTGTCATGATGGGATACTAGTGGTGGAG</text:p>
      <text:p text:style-name="P124">ACCAAGGACCGATGGTGGCCAGCATGTGAT<text:span text:style-name="T536">TAG</text:span></text:p>
      <text:h text:style-name="P158" text:outline-level="2"><text:span text:style-name="species"><text:span text:style-name="T420">------------------------------------------------------------------------------------</text:span></text:span></text:h>
      <text:p text:style-name="P60"><text:span text:style-name="species"><text:span text:style-name="T588">183a-Sinocyclocheilus grahami-Otomorpha</text:span></text:span><text:span text:style-name="species"><text:span text:style-name="T260"> </text:span></text:span><text:span text:style-name="species"><text:span text:style-name="T261">150</text:span></text:span><text:span text:style-name="species"><text:span text:style-name="T260">aa</text:span></text:span><text:span text:style-name="species"><text:span text:style-name="T254"> genuine HspB</text:span></text:span><text:span text:style-name="species"><text:span text:style-name="T262">3</text:span></text:span><text:span text:style-name="species"><text:span text:style-name="T29"> </text:span></text:span><text:span text:style-name="species"><text:span text:style-name="T30">IDE</text:span></text:span><text:span text:style-name="species"><text:span text:style-name="T35">51.9</text:span></text:span><text:span text:style-name="species"><text:span text:style-name="T30">% SIM</text:span></text:span><text:span text:style-name="species"><text:span text:style-name="T35">64.1</text:span></text:span><text:span text:style-name="species"><text:span text:style-name="T30">%</text:span></text:span></text:p>
      <text:p text:style-name="P74"><text:span text:style-name="species"><text:span text:style-name="T95">&gt;183a-XP_016146180.1-HspB3-</text:span></text:span><text:span text:style-name="species"><text:span text:style-name="T99">Sinocyclocheilus</text:span></text:span><text:span text:style-name="species"><text:span text:style-name="T102">-</text:span></text:span><text:span text:style-name="species"><text:span text:style-name="T99">grahami</text:span></text:span><text:span text:style-name="species"><text:span text:style-name="T102">-</text:span></text:span><text:span text:style-name="species"><text:span text:style-name="T101">Otomprpha</text:span></text:span></text:p>
      <text:p text:style-name="P124">MSGEGITISHWIASPVRYQEHFKTRNLTECTEDHQLFALPGPECLPVKMDTEGGEADSEDEDSGEPLFKV</text:p>
      <text:p text:style-name="P124">LLDVTQFKPEDILIQVFEGWLLIRGRHGVRMDEHGFVSRSFTRQYQLPDRQLQAGDLKAMLCHDGILVVE</text:p>
      <text:p text:style-name="P124">TKDRWWPACD</text:p>
      <text:p text:style-name="P66"><text:span text:style-name="species"><text:span text:style-name="T95">&gt;</text:span></text:span><text:span text:style-name="species"><text:span text:style-name="T276">XM_016290694.1</text:span></text:span><text:span text:style-name="species"><text:span text:style-name="T95">-HspB3-</text:span></text:span><text:span text:style-name="species"><text:span text:style-name="T99">Sinocyclocheilus</text:span></text:span><text:span text:style-name="species"><text:span text:style-name="T102">-</text:span></text:span><text:span text:style-name="species"><text:span text:style-name="T99">grahami</text:span></text:span><text:span text:style-name="species"><text:span text:style-name="T102">-</text:span></text:span><text:span text:style-name="species"><text:span text:style-name="T101">Otomprpha</text:span></text:span></text:p>
      <text:p text:style-name="P48"><text:span text:style-name="T533">ATG</text:span>TCAGGAGAGGGGATCACTATTTCCCACTGGATTGCAAGCCCTGTGCGCTACCAGGAG</text:p>
      <text:p text:style-name="P124">CACTTCAAAACCAGGAATCTCACTGAATGCACTGAAGATCATCAA<text:span text:style-name="T564">CTGTTTGCCCTGCCA</text:span></text:p>
      <text:p text:style-name="P126">GGACCTGAATGTCTGCCGGTTAAAATGGACACTGAGGGGGGTGAAGCAGACAGTGAGGAC</text:p>
      <text:p text:style-name="P126">GAGGATTCAGGAGAGCCATTATTTAAAGTCCTGCTGGACGTGACTCAGTTTAAACCAGAA</text:p>
      <text:p text:style-name="P124"><text:span text:style-name="T564">GACATCCTCATACAGGTCTTTGAAGGGTGGCTACTTATTAGAGGTCGGCATGGGG</text:span>TGAGG</text:p>
      <text:p text:style-name="P124"><text:soft-page-break/>ATGGACGAGCATGGGTTTGTGTCACGGAGTTTCACCAGACAGTATCAGCTGCCTGACCGT</text:p>
      <text:p text:style-name="P124">CAGCTCCAGGCGGGGGACCTCAAAGCCATGCTGTGTCATGATGGGATACTAGTGGTGGAG</text:p>
      <text:p text:style-name="P135"><text:span text:style-name="T603">ACCAAGGACCGATGGTGGCCAGCATGTGAT</text:span><text:span text:style-name="T536">TAG</text:span></text:p>
      <text:p text:style-name="P135"><text:span text:style-name="species"><text:span text:style-name="T76">-------------------------------------------------------------------------------------</text:span></text:span></text:p>
      <text:p text:style-name="P96"><text:span text:style-name="T250">184-</text:span><text:span text:style-name="T245">Sinocyclocheilus rhinocerous</text:span><text:span text:style-name="T251">-Otomorpha</text:span><text:span text:style-name="T252"> <text:s/></text:span><text:span text:style-name="T257">150</text:span><text:span text:style-name="T252">aa</text:span><text:span text:style-name="T255"> </text:span><text:span text:style-name="T256">genuine HspB</text:span><text:span text:style-name="T263">3</text:span><text:span text:style-name="T256"> </text:span><text:span text:style-name="T29"><text:s/></text:span><text:span text:style-name="species"><text:span text:style-name="T30">IDE</text:span></text:span><text:span text:style-name="species"><text:span text:style-name="T32">54</text:span></text:span><text:span text:style-name="species"><text:span text:style-name="T31">.</text:span></text:span><text:span text:style-name="species"><text:span text:style-name="T32">5</text:span></text:span><text:span text:style-name="species"><text:span text:style-name="T30">% SIM</text:span></text:span><text:span text:style-name="species"><text:span text:style-name="T32">66.0</text:span></text:span><text:span text:style-name="species"><text:span text:style-name="T30">%</text:span></text:span></text:p>
      <text:p text:style-name="P75"><text:span text:style-name="species"><text:span text:style-name="T96">&gt;184-</text:span></text:span><text:span text:style-name="species"><text:span text:style-name="T92">XP_016416576.1</text:span></text:span><text:span text:style-name="species"><text:span text:style-name="T96">-HspB3-</text:span></text:span><text:span text:style-name="species"><text:span text:style-name="T99">Sinocyclocheilus</text:span></text:span><text:span text:style-name="species"><text:span text:style-name="T103">-</text:span></text:span><text:span text:style-name="species"><text:span text:style-name="T99">rhinocerous</text:span></text:span><text:span text:style-name="species"><text:span text:style-name="T103">-</text:span></text:span><text:span text:style-name="species"><text:span text:style-name="T101">Otom</text:span></text:span><text:span text:style-name="species"><text:span text:style-name="T104">o</text:span></text:span><text:span text:style-name="species"><text:span text:style-name="T101">rpha</text:span></text:span></text:p>
      <text:p text:style-name="P124">MAGEGITISHWIASPVRYQEHFKTRNLTECTEDHQLFALPGPECLPVKMDTEGGEADSADEDSGEPLFQV</text:p>
      <text:p text:style-name="P124">LLDVTQFKPEDILIQVFEGWLLIRGRHGVRMDEHGFVSRSFTRQYQLPDRQLQAGDLKAMLCHDGILVVE</text:p>
      <text:p text:style-name="P124">TKDRWWPACD</text:p>
      <text:p text:style-name="P43"><text:bookmark text:name="feature_XP_016416576.1_CDS_0"/><text:span text:style-name="species"><text:span text:style-name="T278">&gt;184-</text:span></text:span><text:span text:style-name="species"><text:span text:style-name="T274">XM_016561090.1</text:span></text:span><text:span text:style-name="species"><text:span text:style-name="T277">-HspB3-</text:span></text:span><text:span text:style-name="species"><text:span text:style-name="T281">Sinocyclocheilus</text:span></text:span><text:span text:style-name="species"><text:span text:style-name="T282">-</text:span></text:span><text:span text:style-name="species"><text:span text:style-name="T281">rhinocerous</text:span></text:span><text:span text:style-name="species"><text:span text:style-name="T282">-</text:span></text:span><text:span text:style-name="species"><text:span text:style-name="T283">Otom</text:span></text:span><text:span text:style-name="species"><text:span text:style-name="T284">o</text:span></text:span><text:span text:style-name="species"><text:span text:style-name="T283">rpha</text:span></text:span></text:p>
      <text:p text:style-name="P41"><text:span text:style-name="species"><text:span text:style-name="T274">ATG</text:span></text:span><text:span text:style-name="species"><text:span text:style-name="T270">GCAGGAGAGGGGATCACTATTTCCCACTGGATTGCAAGCCCTGTGCGCTACCAGGAG</text:span></text:span></text:p>
      <text:p text:style-name="P124">CACTTCAAAACCAGGAATCTCACTGAATGCACTGAAGATCATCAACTGTTTGCCCTGCCA</text:p>
      <text:p text:style-name="P124">GGTCCTGAATGTCTGCCGGTTAAAATGGACACTGAGGGGGGTGAAGCAGACAGTGCGGAC</text:p>
      <text:p text:style-name="P124">GAGGATTCAGGAGAGCCATTATTTCAAGTCCTGCTGGACGTGACTCAGTTTAAACCAGAA</text:p>
      <text:p text:style-name="P124">GACATCCTCATACAGGTCTTTGAAGGGTGGCTGCTTATTAGAGGTCGGCATGGGGTGAGG</text:p>
      <text:p text:style-name="P124">ATGGACGAGCATGGGTTTGTGTCACGGAGTTTCACCAGACAGTATCAGCTGCCTGACCGT</text:p>
      <text:p text:style-name="P124">CAGCTCCAGGCGGGGGACCTCAAAGCCATGCTGTGTCATGATGGGATACTAGTGGTGGAG</text:p>
      <text:p text:style-name="P124">ACCAAGGACCGATGGTGGCCAGCATGTGAT<text:span text:style-name="T536">TAG</text:span></text:p>
      <text:p text:style-name="P7"><text:span text:style-name="Default_20_Paragraph_20_Font"><text:span text:style-name="T239">---------------------------------------------------------------------</text:span></text:span></text:p>
      <text:p text:style-name="P6"><text:span text:style-name="Default_20_Paragraph_20_Font"><text:span text:style-name="T48">Fish - Euteleosteomorpha 190-219</text:span></text:span></text:p>
      <text:p text:style-name="P20"><text:span text:style-name="species"><text:span text:style-name="T7">--------------------------------------------------------------------------------------------</text:span></text:span></text:p>
      <text:p text:style-name="P95"><text:span text:style-name="Default_20_Paragraph_20_Font"><text:span text:style-name="T4">195-Esox lucius</text:span></text:span><text:span text:style-name="summary-subhead"><text:span text:style-name="T24">-Euteleosteomorpha</text:span></text:span><text:span text:style-name="Default_20_Paragraph_20_Font"><text:span text:style-name="T4"> </text:span></text:span><text:span text:style-name="Default_20_Paragraph_20_Font"><text:span text:style-name="T10"><text:s/></text:span></text:span><text:span text:style-name="Default_20_Paragraph_20_Font"><text:span text:style-name="T16">147</text:span></text:span><text:span text:style-name="Default_20_Paragraph_20_Font"><text:span text:style-name="T10">aa genuine HspB</text:span></text:span><text:span text:style-name="Default_20_Paragraph_20_Font"><text:span text:style-name="T18">3</text:span></text:span><text:span text:style-name="Default_20_Paragraph_20_Font"><text:span text:style-name="T10"> </text:span></text:span><text:span text:style-name="species"><text:span text:style-name="T25"><text:s text:c="2"/></text:span></text:span><text:span text:style-name="species"><text:span text:style-name="T28">I</text:span></text:span><text:span text:style-name="species"><text:span text:style-name="T36">D</text:span></text:span><text:span text:style-name="species"><text:span text:style-name="T47">50.3</text:span></text:span><text:span text:style-name="species"><text:span text:style-name="T36">% SIM</text:span></text:span><text:span text:style-name="species"><text:span text:style-name="T47">62.7</text:span></text:span><text:span text:style-name="species"><text:span text:style-name="T37">%</text:span></text:span><text:span text:style-name="species"><text:span text:style-name="T42"> </text:span></text:span><text:span text:style-name="Default_20_Paragraph_20_Font"><text:span text:style-name="T51">Northern pike</text:span></text:span></text:p>
      <text:p text:style-name="P29"><text:span text:style-name="species"><text:span text:style-name="T59">&gt;</text:span></text:span><text:span text:style-name="species"><text:span text:style-name="T61">195-</text:span></text:span><text:span text:style-name="species"><text:span text:style-name="T59">XP_019908421.1</text:span></text:span><text:span text:style-name="species"><text:span text:style-name="T61">-HspB3-</text:span></text:span><text:span text:style-name="species"><text:span text:style-name="T59">X1</text:span></text:span><text:span text:style-name="species"><text:span text:style-name="T61">-E</text:span></text:span><text:span text:style-name="species"><text:span text:style-name="T59">sox</text:span></text:span><text:span text:style-name="species"><text:span text:style-name="T61">-</text:span></text:span><text:span text:style-name="species"><text:span text:style-name="T59">lucius</text:span></text:span><text:span text:style-name="species"><text:span text:style-name="T61">-Euteleosteomorpha</text:span></text:span></text:p>
      <text:p text:style-name="P79">MDTVCITHWVNIPVRHQALFQGRDLDACAEDHDLFALPGPAIADPGVELGLRTEPVYQVLLDVTQFRPEE</text:p>
      <text:p text:style-name="P125">ILIQVFEGWLLIRAQHGARMDEHGSVSRSFIRQYPLPEKLQLAGDLRALLCHDGILVVESKNRRPVGTPS</text:p>
      <text:p text:style-name="P125">DAEEEPC</text:p>
      <text:p text:style-name="P34"><text:span text:style-name="species"><text:span text:style-name="T62">&gt;195-XM_020052862.1</text:span></text:span><text:span text:style-name="species"><text:span text:style-name="T61">-HspB3-</text:span></text:span><text:span text:style-name="species"><text:span text:style-name="T62">X1</text:span></text:span><text:span text:style-name="species"><text:span text:style-name="T61">-E</text:span></text:span><text:span text:style-name="species"><text:span text:style-name="T62">sox</text:span></text:span><text:span text:style-name="species"><text:span text:style-name="T61">-</text:span></text:span><text:span text:style-name="species"><text:span text:style-name="T62">lucius</text:span></text:span><text:span text:style-name="species"><text:span text:style-name="T61">-Euteleosteomorpha</text:span></text:span></text:p>
      <text:p text:style-name="P32"><text:span text:style-name="species"><text:span text:style-name="T59">ATG</text:span></text:span><text:span text:style-name="species"><text:span text:style-name="T74">GATACGGTCTGCATAACCCACTGGGTGAACATCCCTGTTCGCCACCAGGCCCTGTTC</text:span></text:span></text:p>
      <text:p text:style-name="P125">CAAGGAAGGGATTTGGACGCCTGTGCTGAGGACCACGACCTGTTCGCACTGCCTGGCCCT</text:p>
      <text:p text:style-name="P125">GCCATAGCAGACCCAGGAGTAGAGCTTGGACTGCGGACAGAGCCTGTTTACCAGGTGCTT</text:p>
      <text:p text:style-name="P125">TTAGACGTTACCCAGTTCAGACCTGAGGAAATCCTGATCCAGGTGTTCGAGGGCTGGCTC</text:p>
      <text:p text:style-name="P125">CTGATCAGGGCTCAACATGGAGCCAGAATGGATGAACATGGATCAGTTTCCCGCAGCTTC</text:p>
      <text:p text:style-name="P125">ATCAGGCAGTATCCACTGCCTGAGAAACTGCAACTGGCGGGGGATTTGAGGGCTCTGCTG</text:p>
      <text:p text:style-name="P125">TGTCACGATGGAATACTGGTGGTGGAATCAAAGAACAGGAGACCTGTTGGTACGCCCAGT</text:p>
      <text:p text:style-name="P125">GATGCAGAGGAGGAACCCTGC<text:span text:style-name="T536">TGA</text:span></text:p>
      <text:p text:style-name="P173"><text:span text:style-name="species"><text:span text:style-name="T9">-----------------------------------------------------------------------------------------</text:span></text:span></text:p>
      <text:p text:style-name="P6"><text:span text:style-name="Default_20_Paragraph_20_Font"><text:span text:style-name="T49">Fish - other 230</text:span></text:span></text:p>
      <text:p text:style-name="P173"><text:span text:style-name="species"><text:span text:style-name="T9">-----------------------------------------------------------------------------------------</text:span></text:span></text:p>
      <text:h text:style-name="P170" text:outline-level="4"><text:span text:style-name="Default_20_Paragraph_20_Font"><text:span text:style-name="T527">230-Lepisosteus oculatus-Holostei</text:span></text:span><text:span text:style-name="Default_20_Paragraph_20_Font"><text:span text:style-name="T528"> </text:span></text:span><text:span text:style-name="Default_20_Paragraph_20_Font"><text:span text:style-name="T1"><text:s/></text:span></text:span><text:span text:style-name="Default_20_Paragraph_20_Font"><text:span text:style-name="T2">143</text:span></text:span><text:span text:style-name="Default_20_Paragraph_20_Font"><text:span text:style-name="T1">aa </text:span></text:span><text:span text:style-name="Default_20_Paragraph_20_Font"><text:span text:style-name="T529"><text:s/>genuine HspB</text:span></text:span><text:span text:style-name="Default_20_Paragraph_20_Font"><text:span text:style-name="T530">3</text:span></text:span><text:span text:style-name="Default_20_Paragraph_20_Font"><text:span text:style-name="T529"> </text:span></text:span><text:span text:style-name="species"><text:span text:style-name="T25"><text:s text:c="2"/></text:span></text:span><text:span text:style-name="species"><text:span text:style-name="T28">I</text:span></text:span><text:span text:style-name="species"><text:span text:style-name="T36">D</text:span></text:span><text:span text:style-name="species"><text:span text:style-name="T45">55.6</text:span></text:span><text:span text:style-name="species"><text:span text:style-name="T36">% SIM</text:span></text:span><text:span text:style-name="species"><text:span text:style-name="T45">68.9</text:span></text:span><text:span text:style-name="species"><text:span text:style-name="T37">%</text:span></text:span><text:span text:style-name="species"><text:span text:style-name="T42"> </text:span></text:span><text:span text:style-name="Default_20_Paragraph_20_Font"><text:span text:style-name="T531">Spotted gar</text:span></text:span></text:h>
      <text:p text:style-name="P32"><text:span text:style-name="species"><text:span text:style-name="T493">&gt;</text:span></text:span><text:span text:style-name="species"><text:span text:style-name="T494">230-</text:span></text:span><text:span text:style-name="species"><text:span text:style-name="T493">XP_015220573.1</text:span></text:span><text:span text:style-name="species"><text:span text:style-name="T494">-HspB3-</text:span></text:span><text:span text:style-name="species"><text:span text:style-name="T493">Lepisosteus</text:span></text:span><text:span text:style-name="species"><text:span text:style-name="T494">-</text:span></text:span><text:span text:style-name="species"><text:span text:style-name="T493">oculatus</text:span></text:span><text:span text:style-name="species"><text:span text:style-name="T494">-Holostei</text:span></text:span></text:p>
      <text:p text:style-name="P123">MADVTITHWVRSPVRYQAQLEGRDLEECKEEHWLFALPGPSFEGATTEKGATVESLCTTQTRESGFQVLL</text:p>
      <text:p text:style-name="P123">DVAQFRPEDILIQVYEGWLLVKGQHGPRMDEHGFISRSFTRQYRLPDRLQVGDLRAMLCHDGILVVEEKG</text:p>
      <text:p text:style-name="P123">RGL</text:p>
      <text:p text:style-name="P54"><text:bookmark text:name="feature_XP_015220573.1_CDS_0"/><text:span text:style-name="species"><text:span text:style-name="T495">&gt;230-XM_015365087.1</text:span></text:span><text:span text:style-name="species"><text:span text:style-name="T494">-HspB3-</text:span></text:span><text:span text:style-name="species"><text:span text:style-name="T495">Lepisosteus</text:span></text:span><text:span text:style-name="species"><text:span text:style-name="T494">-</text:span></text:span><text:span text:style-name="species"><text:span text:style-name="T495">oculatus</text:span></text:span><text:span text:style-name="species"><text:span text:style-name="T494">-Holostei</text:span></text:span></text:p>
      <text:p text:style-name="P33"><text:span text:style-name="species"><text:span text:style-name="T495">ATG</text:span></text:span><text:span text:style-name="species"><text:span text:style-name="T489">GCAGACGTTACCATCACACACTGGGTAAGAAGCCCTGTCCGTTATCAAGCCCAGCTC</text:span></text:span></text:p>
      <text:p text:style-name="P123">GAGGGAAGAGACTTGGAGGAATGCAAAGAGGAGCACTGGCTCTTCGCGCTGCCTGGGCCT</text:p>
      <text:p text:style-name="P123">TCTTTTGAGGGGGCGACAACTGAAAAAGGAGCCACTGTGGAGAGTCTTTGCACCACACAA</text:p>
      <text:p text:style-name="P123">ACAAGAGAGTCTGGTTTCCAGGTGCTGTTAGACGTGGCTCAATTCCGCCCTGAGGATATT</text:p>
      <text:p text:style-name="P123">CTCATTCAGGTTTACGAGGGCTGGCTCCTGGTCAAAGGCCAGCATGGCCCCAGGATGGAC</text:p>
      <text:p text:style-name="P123">GAGCATGGATTCATCTCCAGGAGCTTCACCCGGCAGTACAGGCTGCCAGACAGACTCCAA</text:p>
      <text:p text:style-name="P123">GTGGGAGACCTGAGAGCTATGCTGTGTCATGATGGAATTCTGGTGGTGGAAGAAAAAGGC</text:p>
      <text:p text:style-name="P123">CGTGGCCTC<text:span text:style-name="T536">TGA</text:span></text:p>
      <text:p text:style-name="P173"><text:span text:style-name="species"><text:span text:style-name="T9">-----------------------------------------------------------------------------------------</text:span></text:span></text:p>
      <text:p text:style-name="P139"><text:span text:style-name="Default_20_Paragraph_20_Font"><text:span text:style-name="T24">231b-Paramormyrops kingsleyae-</text:span></text:span><text:span text:style-name="species"><text:span text:style-name="T50">Osteoglossocephala</text:span></text:span><text:span text:style-name="Default_20_Paragraph_20_Font"><text:span text:style-name="T50"> </text:span></text:span><text:span text:style-name="Default_20_Paragraph_20_Font"><text:span text:style-name="T11"><text:s/></text:span></text:span><text:span text:style-name="Default_20_Paragraph_20_Font"><text:span text:style-name="T14">144</text:span></text:span><text:span text:style-name="Default_20_Paragraph_20_Font"><text:span text:style-name="T11">aa</text:span></text:span><text:span text:style-name="Default_20_Paragraph_20_Font"><text:span text:style-name="T524"> genuine HspB</text:span></text:span><text:span text:style-name="Default_20_Paragraph_20_Font"><text:span text:style-name="T525">3</text:span></text:span><text:span text:style-name="Default_20_Paragraph_20_Font"><text:span text:style-name="T524"> </text:span></text:span><text:span text:style-name="species"><text:span text:style-name="T26"><text:s/></text:span></text:span><text:span text:style-name="species"><text:span text:style-name="T27">I</text:span></text:span><text:span text:style-name="species"><text:span text:style-name="T38">D</text:span></text:span><text:span text:style-name="species"><text:span text:style-name="T41">50.7</text:span></text:span><text:span text:style-name="species"><text:span text:style-name="T38">% SIM</text:span></text:span><text:span text:style-name="species"><text:span text:style-name="T41">61.8</text:span></text:span><text:span text:style-name="species"><text:span text:style-name="T39">%</text:span></text:span><text:span text:style-name="species"><text:span text:style-name="T40"> </text:span></text:span><text:span text:style-name="species"><text:span text:style-name="T526">Paramormyrops-kingsleyae</text:span></text:span></text:p>
      <text:p text:style-name="P32"><text:soft-page-break/><text:span text:style-name="species"><text:span text:style-name="T493">&gt;</text:span></text:span><text:span text:style-name="species"><text:span text:style-name="T495">231b-</text:span></text:span><text:span text:style-name="species"><text:span text:style-name="T493">XP_023676461.1</text:span></text:span><text:span text:style-name="species"><text:span text:style-name="T495">-HspB3-</text:span></text:span><text:span text:style-name="species"><text:span text:style-name="T493">Paramormyrops</text:span></text:span><text:span text:style-name="species"><text:span text:style-name="T495">-</text:span></text:span><text:span text:style-name="species"><text:span text:style-name="T493">kingsleyae</text:span></text:span><text:span text:style-name="species"><text:span text:style-name="T495">-Osteoglossocephala</text:span></text:span></text:p>
      <text:p text:style-name="P123">MESLTINHWIGTPVRNQPFFEGVKPRDCVEDHSLFALPGPAFPALGECDGTALRRQRQGADLGFQVLLDV</text:p>
      <text:p text:style-name="P123">AQFRPEDILIQVFEGWLLVKCQHGRKMDEHGFVSRCFTRQYRLPEHLRAEDLRAMLCHDGILVVETKSCA</text:p>
      <text:p text:style-name="P123">PSSP</text:p>
      <text:p text:style-name="P54"><text:span text:style-name="species"><text:span text:style-name="T495">&gt;231b-XM_023820693.1-HspB3-Paramormyrops-kingsleyae-Osteoglossocephala</text:span></text:span></text:p>
      <text:p text:style-name="P39"><text:span text:style-name="T533">ATG</text:span>GAAAGCCTCACCATTAATCACTGGATCGGAACCCCGGTACGTAACCAGCCCTTCTTC</text:p>
      <text:p text:style-name="P123">GAGGGAGTGAAACCGAGGGACTGCGTAGAGGACCACAGCCTTTTCGCCCTCCCCGGTCCT</text:p>
      <text:p text:style-name="P123">GCTTTTCCAGCTCTGGGTGAATGCGACGGGACGGCGCTCCGCAGACAGAGGCAGGGAGCC</text:p>
      <text:p text:style-name="P123">GATCTCGGTTTTCAAGTGCTGCTGGACGTGGCTCAGTTCCGCCCCGAGGACATTCTCATC</text:p>
      <text:p text:style-name="P123">CAGGTGTTTGAAGGCTGGCTGCTTGTCAAATGCCAGCACGGCCGCAAGATGGACGAGCAT</text:p>
      <text:p text:style-name="P123">GGCTTTGTTTCTCGCTGCTTTACTCGGCAGTACCGGCTTCCCGAGCACCTTCGGGCAGAA</text:p>
      <text:p text:style-name="P123">GACTTGAGAGCCATGCTGTGTCATGATGGGATCCTGGTGGTGGAAACCAAAAGCTGCGCC</text:p>
      <text:p text:style-name="P123">CCCAGTTCCCCA<text:span text:style-name="T536">TGA</text:span></text:p>
      <text:p text:style-name="P22"><text:span text:style-name="species"><text:span text:style-name="T488">-------------------------------------------------------------------------------------------</text:span></text:span></text:p>
      <text:p text:style-name="P112"><text:span text:style-name="T606">235</text:span><text:span text:style-name="T607">-</text:span><text:span text:style-name="T605">Acipenser oxyrinchus oxyrinchus</text:span><text:span text:style-name="T607">-</text:span><text:span text:style-name="T608">Chondrostei</text:span><text:span text:style-name="T605"> </text:span><text:span text:style-name="Default_20_Paragraph_20_Font"><text:span text:style-name="T567">1</text:span></text:span><text:span text:style-name="Default_20_Paragraph_20_Font"><text:span text:style-name="T568">37aa </text:span></text:span><text:span text:style-name="Default_20_Paragraph_20_Font"><text:span text:style-name="T566">genuine </text:span></text:span><text:span text:style-name="Default_20_Paragraph_20_Font"><text:span text:style-name="T570">genuine HspB</text:span></text:span><text:span text:style-name="Default_20_Paragraph_20_Font"><text:span text:style-name="T569">3</text:span></text:span><text:span text:style-name="Default_20_Paragraph_20_Font"><text:span text:style-name="T570"> </text:span></text:span><text:span text:style-name="species"><text:span text:style-name="T571">I</text:span></text:span><text:span text:style-name="species"><text:span text:style-name="T572">D</text:span></text:span><text:span text:style-name="species"><text:span text:style-name="T575">52.0</text:span></text:span><text:span text:style-name="species"><text:span text:style-name="T572">% SIM</text:span></text:span><text:span text:style-name="species"><text:span text:style-name="T575">69.3</text:span></text:span><text:span text:style-name="species"><text:span text:style-name="T573">%</text:span></text:span><text:span text:style-name="species"><text:span text:style-name="T574"> </text:span></text:span><text:span text:style-name="T565"><text:s/>sturgeon </text:span></text:p>
      <text:p text:style-name="P70"><text:span text:style-name="species"><text:span text:style-name="T498">&gt;</text:span></text:span><text:span text:style-name="species"><text:span text:style-name="T499">235</text:span></text:span><text:span text:style-name="species"><text:span text:style-name="T498">-</text:span></text:span><text:span text:style-name="species"><text:span text:style-name="T497">AYN74400.1</text:span></text:span><text:span text:style-name="species"><text:span text:style-name="T498">-HspB3-</text:span></text:span><text:span text:style-name="species"><text:span text:style-name="T66">Acipenser</text:span></text:span><text:span text:style-name="species"><text:span text:style-name="T67">-</text:span></text:span><text:span text:style-name="species"><text:span text:style-name="T66">oxyrinchus</text:span></text:span><text:span text:style-name="species"><text:span text:style-name="T67">-</text:span></text:span><text:span text:style-name="species"><text:span text:style-name="T68">Chondrostei</text:span></text:span></text:p>
      <text:p text:style-name="P123">MEGVTVRHWLKCPVRYQAWFAEKNLEECKEEHSLFALPGPSVPGLKLGNEEAATGETGREPAFQVLLDVA</text:p>
      <text:p text:style-name="P123">QFRPEEILIQVYEGWLLVKSQHGPRMDQHGFISRSFTRQYKLPDGLPVRGLSAVLCHDGILVVETRH</text:p>
      <text:p text:style-name="P36"><text:span text:style-name="species"><text:span text:style-name="T496">&gt;235-</text:span></text:span><text:span text:style-name="species"><text:span text:style-name="T493">MH777919.1</text:span></text:span><text:span text:style-name="species"><text:span text:style-name="T498">-HspB3-</text:span></text:span><text:span text:style-name="species"><text:span text:style-name="T66">Acipenser</text:span></text:span><text:span text:style-name="species"><text:span text:style-name="T67">-</text:span></text:span><text:span text:style-name="species"><text:span text:style-name="T66">oxyrinchus</text:span></text:span><text:span text:style-name="species"><text:span text:style-name="T67">-</text:span></text:span><text:span text:style-name="species"><text:span text:style-name="T68">Chondrostei</text:span></text:span></text:p>
      <text:p text:style-name="P37"><text:span text:style-name="species"><text:span text:style-name="T493">ATG</text:span></text:span><text:span text:style-name="species"><text:span text:style-name="T488">GAAGGAGTCACCGTCAGGCACTGGCTGAAATGCCCAGTCCGCTACCAGGCCTGGTTT</text:span></text:span></text:p>
      <text:p text:style-name="P123">GCAGAGAAGAACCTGGAGGAATGCAAGGAGGAGCACTCCTTATTCGCCCTGCCGGGGCCC</text:p>
      <text:p text:style-name="P123">TCCGTCCCGGGGCTGAAACTGGGGAACGAGGAAGCTGCCACTGGAGAGACAGGCAGGGAG</text:p>
      <text:p text:style-name="P123">CCTGCTTTCCAGGTGCTGTTAGACGTGGCTCAATTCCGCCCAGAGGAGATCCTCATTCAG</text:p>
      <text:p text:style-name="P123">GTGTACGAGGGCTGGCTCCTGGTGAAAAGCCAGCACGGGCCCCGGATGGACCAGCACGGC</text:p>
      <text:p text:style-name="P123">TTCATCTCCAGGAGCTTCACTCGCCAGTACAAGCTGCCAGACGGGCTGCCCGTGAGAGGC</text:p>
      <text:p text:style-name="P123">CTCAGCGCTGTGCTGTGTCATGACGGGATTCTGGTGGTCGAGACGAGACAC<text:span text:style-name="T536">TGA</text:span></text:p>
      <text:p text:style-name="P22"><text:span text:style-name="species"><text:span text:style-name="T490">-------------------------------------------------------------------------------------------</text:span></text:span><text:span text:style-name="species"><text:span text:style-name="T488">-</text:span></text:span></text:p>
      <text:p text:style-name="P6"><text:span text:style-name="Default_20_Paragraph_20_Font"><text:span text:style-name="T49">Fish - Chondrichthyes 240-241</text:span></text:span></text:p>
      <text:p text:style-name="P20"><text:span text:style-name="species"><text:span text:style-name="T7">--------------------------------------------------------------------------------------------</text:span></text:span></text:p>
      <text:p text:style-name="P152"><text:span text:style-name="Default_20_Paragraph_20_Font"><text:span text:style-name="T4">240-Callorhinchus milii</text:span></text:span><text:span text:style-name="Default_20_Paragraph_20_Font"><text:span text:style-name="T23">-Chondrichthyes</text:span></text:span><text:span text:style-name="Default_20_Paragraph_20_Font"><text:span text:style-name="T11"> </text:span></text:span><text:span text:style-name="Default_20_Paragraph_20_Font"><text:span text:style-name="T13">183</text:span></text:span><text:span text:style-name="Default_20_Paragraph_20_Font"><text:span text:style-name="T15">/142</text:span></text:span><text:span text:style-name="Default_20_Paragraph_20_Font"><text:span text:style-name="T11">aa </text:span></text:span><text:span text:style-name="Default_20_Paragraph_20_Font"><text:span text:style-name="T10">genuine HspB</text:span></text:span><text:span text:style-name="Default_20_Paragraph_20_Font"><text:span text:style-name="T17">3</text:span></text:span><text:span text:style-name="Default_20_Paragraph_20_Font"><text:span text:style-name="T10"> </text:span></text:span><text:span text:style-name="species"><text:span text:style-name="T28">I</text:span></text:span><text:span text:style-name="species"><text:span text:style-name="T36">D</text:span></text:span><text:span text:style-name="species"><text:span text:style-name="T43">57.3</text:span></text:span><text:span text:style-name="species"><text:span text:style-name="T36">% SIM</text:span></text:span><text:span text:style-name="species"><text:span text:style-name="T43">69.3</text:span></text:span><text:span text:style-name="species"><text:span text:style-name="T37">%</text:span></text:span><text:span text:style-name="species"><text:span text:style-name="T42"> </text:span></text:span><text:span text:style-name="Default_20_Paragraph_20_Font"><text:span text:style-name="T51">Australian ghostshark</text:span></text:span></text:p>
      <text:p text:style-name="P31"><text:span text:style-name="species"><text:span text:style-name="T57">&gt;</text:span></text:span><text:span text:style-name="species"><text:span text:style-name="T58">240-</text:span></text:span><text:span text:style-name="species"><text:span text:style-name="T57">XP_007890385.1</text:span></text:span><text:span text:style-name="species"><text:span text:style-name="T58">-HspB3-</text:span></text:span><text:span text:style-name="species"><text:span text:style-name="T64">N</text:span></text:span><text:span text:style-name="species"><text:span text:style-name="T65">-</text:span></text:span><text:span text:style-name="species"><text:span text:style-name="T64">short</text:span></text:span><text:span text:style-name="species"><text:span text:style-name="T58">-</text:span></text:span><text:span text:style-name="species"><text:span text:style-name="T57">Callorhinchus</text:span></text:span><text:span text:style-name="species"><text:span text:style-name="T58">-</text:span></text:span><text:span text:style-name="species"><text:span text:style-name="T57">milii</text:span></text:span><text:span text:style-name="species"><text:span text:style-name="T53">-Chondrichthyes</text:span></text:span></text:p>
      <text:p text:style-name="P123"><text:span text:style-name="T538">MTKPWQRTNNSCLNWRLIQDIAKTKRNTLQGEAFIFVPFNN</text:span><text:span text:style-name="T564">M</text:span>EEGIVRHWINTPVRYQHKIVEQDLVQCK</text:p>
      <text:p text:style-name="P123">LDHSLFALPGPAQRHREKDKLSSEDSAELAEPNKEEIPFEIMLDVVQFRPEDIMIQVFEGWLLIRAQHRR</text:p>
      <text:p text:style-name="P123">RMDEHGFISRSFTRQYKLSDGLEAKDLSAVFCHDGILVVKIKA</text:p>
      <text:p text:style-name="P53"><text:span text:style-name="species"><text:span text:style-name="T60">&gt;</text:span></text:span><text:bookmark text:name="feature_XP_007890385.1_CDS_0"/><text:span text:style-name="species"><text:span text:style-name="T60">240-XM_007892194.1-H</text:span></text:span><text:span text:style-name="species"><text:span text:style-name="T58">spB3-</text:span></text:span><text:span text:style-name="species"><text:span text:style-name="T64">N-short</text:span></text:span><text:span text:style-name="species"><text:span text:style-name="T58">-Callorhinchus-milii</text:span></text:span><text:span text:style-name="species"><text:span text:style-name="T53">-Chondrichthyes</text:span></text:span></text:p>
      <text:p text:style-name="P31"><text:span text:style-name="species"><text:span text:style-name="T303">ATG</text:span></text:span><text:span text:style-name="species"><text:span text:style-name="T306">ACAAAACCTTGGCAAAGAACTAACAACAGCTGCCTCAACTGGAGGCTGATCCAAGAC</text:span></text:span></text:p>
      <text:p text:style-name="P140">ATTGCAAAAACAAAAAGGAACACTCTACAAGGGGAAGCTTTTATATTTGTACCATTCAAT</text:p>
      <text:p text:style-name="P125"><text:span text:style-name="T538">AAT</text:span><text:span text:style-name="T533">ATG</text:span>GAAGAAGGAATTGTGAGGCATTGGATTAATACTCCTGTCCGTTACCAACACAAG</text:p>
      <text:p text:style-name="P125">ATAGTAGAACAGGATCTGGTGCAATGCAAACTGGATCACTCATTGTTTGCACTGCCAGGC</text:p>
      <text:p text:style-name="P125">CCAGCGCAGCGACACAGGGAAAAGGACAAACTTTCGTCTGAGGATTCAGCTGAACTGGCA</text:p>
      <text:p text:style-name="P125">GAGCCCAACAAGGAGGAAATACCGTTTGAAATCATGCTGGATGTGGTGCAGTTCCGCCCC</text:p>
      <text:p text:style-name="P125">GAAGACATCATGATTCAGGTCTTTGAAGGATGGCTTCTCATTAGAGCTCAGCATAGACGA</text:p>
      <text:p text:style-name="P125">AGGATGGATGAGCATGGCTTTATTTCAAGGAGCTTTACAAGACAATATAAACTATCGGAT</text:p>
      <text:p text:style-name="P125">GGTTTGGAGGCAAAGGATCTTTCTGCTGTGTTCTGTCATGATGGCATTCTGGTGGTGAAG</text:p>
      <text:p text:style-name="P125">ATAAAGGCT<text:span text:style-name="T536">TAA</text:span></text:p>
      <text:p text:style-name="P20"><text:span text:style-name="species"><text:span text:style-name="T7">--------------------------------------------------------------------------------------------</text:span></text:span></text:p>
      <text:p text:style-name="P10"><text:span text:style-name="Default_20_Paragraph_20_Font"><text:span text:style-name="T4">241-Rhincodon typus-</text:span></text:span><text:span text:style-name="Default_20_Paragraph_20_Font"><text:span text:style-name="T492">Chondrichthyes </text:span></text:span><text:span text:style-name="Default_20_Paragraph_20_Font"><text:span text:style-name="T11"><text:s/></text:span></text:span><text:span text:style-name="Default_20_Paragraph_20_Font"><text:span text:style-name="T12">142</text:span></text:span><text:span text:style-name="Default_20_Paragraph_20_Font"><text:span text:style-name="T11">aa </text:span></text:span><text:span text:style-name="Default_20_Paragraph_20_Font"><text:span text:style-name="T10">genuine HspB</text:span></text:span><text:span text:style-name="Default_20_Paragraph_20_Font"><text:span text:style-name="T17">3</text:span></text:span><text:span text:style-name="species"><text:span text:style-name="T25"> </text:span></text:span><text:span text:style-name="species"><text:span text:style-name="T28">I</text:span></text:span><text:span text:style-name="species"><text:span text:style-name="T36">D</text:span></text:span><text:span text:style-name="species"><text:span text:style-name="T43">57.3</text:span></text:span><text:span text:style-name="species"><text:span text:style-name="T36">% SIM</text:span></text:span><text:span text:style-name="species"><text:span text:style-name="T44">6</text:span></text:span><text:span text:style-name="species"><text:span text:style-name="T43">8.7</text:span></text:span><text:span text:style-name="species"><text:span text:style-name="T37">%</text:span></text:span><text:span text:style-name="species"><text:span text:style-name="T42"> </text:span></text:span></text:p>
      <text:p text:style-name="P108">&gt;<text:span text:style-name="T562">241-</text:span>XP_020366955.1<text:span text:style-name="T562">-HspB3-</text:span>Rhincodon<text:span text:style-name="T562">-</text:span>typus<text:span text:style-name="T562">-Chondrichthyes</text:span></text:p>
      <text:p text:style-name="P109">MEDGIIRHWIDTPVRYQHQLVGRDLIECKLDHLIFALPGPTETTEGRNKVSVKESAKSVEDTEAEMLFEI</text:p>
      <text:p text:style-name="P109">MLDAVQFRPEDIIIQVFEGWLLIRAQHDRRMDEHGFISRSFTRQYKLPDGVLSKDLSAMLCHDGILVVKT</text:p>
      <text:p text:style-name="P109">KT</text:p>
      <text:p text:style-name="P110"><text:span text:style-name="T294">&gt;241-</text:span><text:span text:style-name="T533">XM_020511366.1</text:span><text:span text:style-name="T294">-HspB3-</text:span><text:span text:style-name="T293">Rhincodon</text:span><text:span text:style-name="T294">-</text:span><text:span text:style-name="T293">typus</text:span><text:span text:style-name="T294">-Chondrichthyes</text:span></text:p>
      <text:p text:style-name="P106"><text:span text:style-name="T533">ATG</text:span>GAGGATGGAATAATTAGACACTGGATTGACACGCCTGTTCGGTACCAGCACCAGCTA</text:p>
      <text:p text:style-name="P109">GTCGGGCGAGATCTCATAGAATGCAAACTGGATCATTTGATATTTGCCCTCCCTGGTCCA</text:p>
      <text:p text:style-name="P109"><text:soft-page-break/>ACAGAAACAACTGAGGGTCGGAATAAAGTTTCAGTCAAAGAATCAGCAAAATCAGTGGAA</text:p>
      <text:p text:style-name="P109">GACACTGAGGCTGAAATGTTGTTTGAAATCATGTTGGATGCAGTACAGTTCCGTCCTGAA</text:p>
      <text:p text:style-name="P109">GATATCATCATTCAAGTGTTCGAAGGATGGCTTCTCATCAGGGCTCAGCATGACCGAAGA</text:p>
      <text:p text:style-name="P109">ATGGATGAACATGGTTTTATTTCAAGGAGTTTTACAAGACAGTACAAACTTCCAGACGGT</text:p>
      <text:p text:style-name="P109">GTGTTGTCAAAAGATCTTTCTGCAATGTTGTGTCACGATGGCATTCTGGTGGTGAAGACA</text:p>
      <text:p text:style-name="P109">AAGACA<text:span text:style-name="T536">TAG</text:span></text:p>
      <text:p text:style-name="P111">=========================================================================</text:p>
      <text:p text:style-name="P119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a"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Überschrift_20_1" style:display-name="Überschrift 1" style:family="paragraph" style:parent-style-name="Standard" style:default-outline-level="1" style:list-style-name="">
      <style:paragraph-properties fo:margin-top="0.1945in" fo:margin-bottom="0.1945in" loext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/>
    </style:style>
    <style:style style:name="Überschrift_20_2" style:display-name="Überschrift 2" style:family="paragraph" style:parent-style-name="Standard" style:next-style-name="Standard" style:default-outline-level="2" style:list-style-name="">
      <style:paragraph-properties fo:margin-top="0.028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3pt" style:font-size-asian="13pt" style:font-size-complex="13pt" fo:hyphenate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hyphenate="false"/>
    </style:style>
    <style:style style:name="Überschrift_20_4" style:display-name="Überschrift 4" style:family="paragraph" style:parent-style-name="Standard" style:next-style-name="Standard" style:default-outline-level="4" style:list-style-name="">
      <style:paragraph-properties fo:margin-top="0.028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style-asian="italic" style:font-style-complex="italic" fo:hyphenate="false"/>
    </style:style>
    <style:style style:name="Überschrift" style:family="paragraph" style:parent-style-name="Standard" style:next-style-name="Textkörper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körper" style:family="paragraph" style:parent-style-name="Standard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körper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Verzeichnis" style:family="paragraph" style:parent-style-name="Standard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/>
    </style:style>
    <style:style style:name="invisible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Vorformatierter_20_Text" style:display-name="Vorformatierter Text" style:family="paragraph" style:parent-style-name="Standard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system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TML_20_Code" style:display-name="HTML Code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nternet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f_5f_line" style:display-name="ff_line" style:family="text"/>
    <style:style style:name="Strong" style:family="text">
      <style:text-properties fo:font-weight="bold" style:font-weight-asian="bold" style:font-weight-complex="bold"/>
    </style:style>
    <style:style style:name="summary-subhead" style:family="text">
      <style:text-properties fo:font-size="12pt" style:font-size-asian="12pt" style:font-size-complex="12pt"/>
    </style:style>
    <style:style style:name="feat_5f_h" style:display-name="feat_h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feature" style:family="text" style:parent-style-name="Default_20_Paragraph_20_Font"/>
    <style:style style:name="adorn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pecies" style:family="text" style:parent-style-name="Default_20_Paragraph_20_Font"/>
    <style:style style:name="coltab-tab" style:family="text" style:parent-style-name="Default_20_Paragraph_20_Font"/>
    <style:style style:name="h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1" style:display-name="ListLabel 1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ListLabel_20_3" style:display-name="ListLabel 3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8" style:display-name="ListLabel 8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9" style:display-name="ListLabel 9" style:family="text">
      <style:text-properties fo:color="#000000" style:font-name="Courier New" fo:font-family="'Courier New'" style:font-family-generic="modern" style:font-pitch="fixed" style:text-underline-style="none" fo:font-weight="bold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fo:color="#000000" style:font-name="Courier New" fo:font-family="'Courier New'" style:font-family-generic="modern" style:font-pitch="fixed" style:text-underline-style="none" fo:font-weight="bold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fo:color="#0033cc" fo:background-color="#ffffff"/>
    </style:style>
    <style:style style:name="ListLabel_20_12" style:display-name="ListLabel 12" style:family="text">
      <style:text-properties fo:color="#0033cc" style:font-name="Courier New" fo:font-family="'Courier New'" style:font-family-generic="modern" style:font-pitch="fixed" fo:background-color="#ffffff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ListLabel_20_14" style:display-name="ListLabel 14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ListLabel_20_15" style:display-name="ListLabel 15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20" style:display-name="ListLabel 20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21" style:display-name="ListLabel 21" style:family="text">
      <style:text-properties fo:color="#000000" style:font-name="Courier New" fo:font-family="'Courier New'" style:font-family-generic="modern" style:font-pitch="fixed" style:text-underline-style="none" fo:font-weight="bold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fo:color="#000000" style:font-name="Courier New" fo:font-family="'Courier New'" style:font-family-generic="modern" style:font-pitch="fixed" style:text-underline-style="none" fo:font-weight="bold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fo:color="#0033cc" fo:background-color="#ffffff"/>
    </style:style>
    <style:style style:name="ListLabel_20_24" style:display-name="ListLabel 24" style:family="text">
      <style:text-properties fo:color="#0033cc" style:font-name="Courier New" fo:font-family="'Courier New'" style:font-family-generic="modern" style:font-pitch="fixed" fo:background-color="#ffffff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ListLabel_20_26" style:display-name="ListLabel 26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ListLabel_20_27" style:display-name="ListLabel 27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32" style:display-name="ListLabel 32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33" style:display-name="ListLabel 33" style:family="text">
      <style:text-properties fo:color="#000000" style:font-name="Courier New" fo:font-family="'Courier New'" style:font-family-generic="modern" style:font-pitch="fixed" style:text-underline-style="none" fo:font-weight="bold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fo:color="#000000" style:font-name="Courier New" fo:font-family="'Courier New'" style:font-family-generic="modern" style:font-pitch="fixed" style:text-underline-style="none" fo:font-weight="bold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fo:color="#0033cc" fo:background-color="#ffffff"/>
    </style:style>
    <style:style style:name="ListLabel_20_36" style:display-name="ListLabel 36" style:family="text">
      <style:text-properties fo:color="#0033cc" style:font-name="Courier New" fo:font-family="'Courier New'" style:font-family-generic="modern" style:font-pitch="fixed" fo:background-color="#ffffff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ListLabel_20_38" style:display-name="ListLabel 38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ListLabel_20_39" style:display-name="ListLabel 39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44" style:display-name="ListLabel 44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45" style:display-name="ListLabel 45" style:family="text">
      <style:text-properties fo:color="#000000" style:font-name="Courier New" fo:font-family="'Courier New'" style:font-family-generic="modern" style:font-pitch="fixed" style:text-underline-style="none" fo:font-weight="bold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fo:color="#000000" style:font-name="Courier New" fo:font-family="'Courier New'" style:font-family-generic="modern" style:font-pitch="fixed" style:text-underline-style="none" fo:font-weight="bold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fo:color="#0033cc" fo:background-color="#ffffff"/>
    </style:style>
    <style:style style:name="ListLabel_20_48" style:display-name="ListLabel 48" style:family="text">
      <style:text-properties fo:color="#0033cc" style:font-name="Courier New" fo:font-family="'Courier New'" style:font-family-generic="modern" style:font-pitch="fixed" fo:background-color="#ffffff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ListLabel_20_50" style:display-name="ListLabel 50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ListLabel_20_51" style:display-name="ListLabel 51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font-weight-asian="bold"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56" style:display-name="ListLabel 56" style:family="text">
      <style:text-properties fo:color="#000000" style:font-name="Courier New" fo:font-family="'Courier New'" style:font-family-generic="modern" style:font-pitch="fixed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 style:font-weight-complex="bold"/>
    </style:style>
    <style:style style:name="ListLabel_20_57" style:display-name="ListLabel 57" style:family="text">
      <style:text-properties fo:color="#000000" style:font-name="Courier New" fo:font-family="'Courier New'" style:font-family-generic="modern" style:font-pitch="fixed" style:text-underline-style="none" fo:font-weight="bold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fo:color="#000000" style:font-name="Courier New" fo:font-family="'Courier New'" style:font-family-generic="modern" style:font-pitch="fixed" style:text-underline-style="none" fo:font-weight="bold" fo:background-color="#ffff00" style:font-name-asian="Courier New" style:font-family-asian="'Courier New'" style:font-family-generic-asian="modern" style:font-pitch-asian="fixed" style:language-asian="de" style:country-asian="DE" style:font-weight-asian="bold"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fo:color="#0033cc" fo:background-color="#ffffff"/>
    </style:style>
    <style:style style:name="ListLabel_20_60" style:display-name="ListLabel 60" style:family="text">
      <style:text-properties fo:color="#0033cc" style:font-name="Courier New" fo:font-family="'Courier New'" style:font-family-generic="modern" style:font-pitch="fixed" fo:background-color="#ffffff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.8in" fo:margin-right="0.7638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5b9bd5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>Neuropathy- and myopathy-associated mutations in human small heat shock proteins: Characteristics and evolutionary history of the mutation sites</dc:title>
    <dc:subject>Mutation Research-Reviews in Mutation Research, 761 (2014) 15-30. doi:10.1016/j.mrrev.2014.02.004</dc:subject>
    <meta:initial-creator>Rainer Benndorf</meta:initial-creator>
    <meta:creation-date>2019-04-17T16:05:00Z</meta:creation-date>
    <dc:date>2019-04-25T13:18:43.979000000</dc:date>
    <meta:editing-cycles>46</meta:editing-cycles>
    <meta:editing-duration>PT6H58M57S</meta:editing-duration>
    <meta:document-statistic meta:table-count="0" meta:image-count="0" meta:object-count="0" meta:page-count="5" meta:paragraph-count="219" meta:word-count="337" meta:character-count="12916" meta:non-whitespace-character-count="12773"/>
    <meta:user-defined meta:name="AppVersion">15.0000</meta:user-defined>
    <meta:user-defined meta:name="Company">NC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